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  <style:font-face style:name="Consalas" svg:font-family="Consalas"/>
    <style:font-face style:name="Consales" svg:font-family="Consales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" style:family="table-cell" style:parent-style-name="Default" style:data-style-name="N36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36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8" style:family="table-cell" style:parent-style-name="Default" style:data-style-name="N36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9" style:family="table-cell" style:parent-style-name="Default" style:data-style-name="N1">
      <style:table-cell-properties fo:border="thin solid #000000" style:vertical-align="middle" fo:background-color="#AFD095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10" style:family="table-cell" style:parent-style-name="Default" style:data-style-name="N36">
      <style:text-properties style:font-name="Consalas" style:font-name-asian="Consalas" style:font-name-complex="Consalas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Consalas" style:font-name-asian="Consalas" style:font-name-complex="Consalas" fo:font-size="12pt" style:font-size-asian="12pt" style:font-size-complex="12pt"/>
    </style:style>
    <style:style style:name="ce12" style:family="table-cell" style:parent-style-name="Default" style:data-style-name="N1">
      <style:table-cell-properties fo:border="thin solid #000000" style:vertical-align="middle" fo:background-color="#FFFFA6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13" style:family="table-cell" style:parent-style-name="Default" style:data-style-name="N1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14" style:family="table-cell" style:parent-style-name="Default" style:data-style-name="N36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15" style:family="table-cell" style:parent-style-name="Default" style:data-style-name="N36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16" style:family="table-cell" style:parent-style-name="Default" style:data-style-name="N36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17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18" style:family="table-cell" style:parent-style-name="Default" style:data-style-name="N36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onsales" style:font-name-asian="Consales" style:font-name-complex="Consales" fo:font-size="8pt" style:font-size-asian="8pt" style:font-size-complex="8p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1" style:family="table-cell" style:parent-style-name="Default" style:data-style-name="N36">
      <style:table-cell-properties fo:border="thin solid #000000" style:vertical-align="middle" fo:background-color="#FFFFA6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22" style:family="table-cell" style:parent-style-name="Default" style:data-style-name="N36">
      <style:table-cell-properties fo:border="thin solid #000000" style:vertical-align="middle" fo:background-color="#DEE6EF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4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25" style:family="table-cell" style:parent-style-name="Default" style:data-style-name="N36">
      <style:table-cell-properties style:vertical-align="middle" fo:background-color="#FFFFA6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26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27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Consalas" style:font-name-asian="Consalas" style:font-name-complex="Consalas"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salas" style:font-name-asian="Consalas" style:font-name-complex="Consalas" fo:font-size="12pt" style:font-size-asian="12pt" style:font-size-complex="12pt"/>
    </style:style>
    <style:style style:name="ce29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30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nsalas" style:font-name-asian="Consalas" style:font-name-complex="Consalas" fo:font-size="12pt" style:font-size-asian="12pt" style:font-size-complex="12pt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onsales" style:font-name-asian="Consales" style:font-name-complex="Consales" fo:font-size="8pt" style:font-size-asian="8pt" style:font-size-complex="8pt"/>
    </style:style>
    <style:style style:name="ce3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sales" style:font-name-asian="Consales" style:font-name-complex="Consales"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Consales" style:font-name-asian="Consales" style:font-name-complex="Consales" fo:font-size="12pt" style:font-size-asian="12pt" style:font-size-complex="12pt"/>
    </style:style>
    <style:style style:name="ce37" style:family="table-cell" style:parent-style-name="Default" style:data-style-name="N36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38" style:family="table-cell" style:parent-style-name="Default" style:data-style-name="N36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Consales" style:font-name-asian="Consales" style:font-name-complex="Consales" fo:font-size="12pt" style:font-size-asian="12pt" style:font-size-complex="12pt"/>
    </style:style>
    <style:style style:name="ce40" style:family="table-cell" style:parent-style-name="Default" style:data-style-name="N36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41" style:family="table-cell" style:parent-style-name="Default" style:data-style-name="N36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42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43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Consales" style:font-name-asian="Consales" style:font-name-complex="Consales" fo:font-size="12pt" style:font-size-asian="12pt" style:font-size-complex="12pt"/>
    </style:style>
    <style:style style:name="ce44" style:family="table-cell" style:parent-style-name="Default" style:data-style-name="N36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Consales" style:font-name-asian="Consales" style:font-name-complex="Consales" fo:font-size="12pt" style:font-size-asian="12pt" style:font-size-complex="12pt"/>
    </style:style>
    <style:style style:name="ce4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DEDCE6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46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#DEDCE6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4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EDCE6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4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D8C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49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#FFD8C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50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D8C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51" style:family="table-cell" style:parent-style-name="Default" style:data-style-name="N36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52" style:family="table-cell" style:parent-style-name="Default" style:data-style-name="N36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53" style:family="table-cell" style:parent-style-name="Default" style:data-style-name="N36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54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5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onsales" style:font-name-asian="Consales" style:font-name-complex="Consales" fo:font-size="12pt" style:font-size-asian="12pt" style:font-size-complex="12pt"/>
    </style:style>
    <style:style style:name="ce5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onsales" style:font-name-asian="Consales" style:font-name-complex="Consales" fo:font-size="12pt" style:font-size-asian="12pt" style:font-size-complex="12pt"/>
    </style:style>
    <style:style style:name="ce57" style:family="table-cell" style:parent-style-name="Default" style:data-style-name="N36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Consales" style:font-name-asian="Consales" style:font-name-complex="Consales" fo:font-size="12pt" style:font-size-asian="12pt" style:font-size-complex="12pt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Consales" style:font-name-asian="Consales" style:font-name-complex="Consales" fo:font-size="12pt" style:font-size-asian="12pt" style:font-size-complex="12pt"/>
    </style:style>
    <style:style style:name="ce60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61" style:family="table-cell" style:parent-style-name="Default" style:data-style-name="N36">
      <style:table-cell-properties style:vertical-align="middle" fo:background-color="#FFFFA6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62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63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6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nsales" style:font-name-asian="Consales" style:font-name-complex="Consales" fo:font-size="12pt" style:font-size-asian="12pt" style:font-size-complex="12pt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sales" style:font-name-asian="Consales" style:font-name-complex="Consales" fo:font-size="12pt" style:font-size-asian="12pt" style:font-size-complex="12pt"/>
    </style:style>
    <style:style style:name="ce6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onsales" style:font-name-asian="Consales" style:font-name-complex="Consales" fo:font-size="12pt" style:font-size-asian="12pt" style:font-size-complex="12pt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6985cm"/>
    </style:style>
    <style:style style:name="ro1" style:family="table-row">
      <style:table-row-properties style:row-height="21.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ES" table:style-name="ta1">
        <table:table-column table:style-name="co1" table:number-columns-repeated="32" table:default-cell-style-name="ce2"/>
        <table:table-column table:style-name="co2" table:default-cell-style-name="ce2"/>
        <table:table-column table:style-name="co1" table:number-columns-repeated="16351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0" table:style-name="ce1"/>
          <table:table-cell table:style-name="ce3"/>
          <table:table-cell table:number-columns-repeated="19" table:style-name="ce4"/>
          <table:table-cell table:style-name="ce5"/>
          <table:table-cell table:number-columns-repeated="16342" table:style-name="ce2"/>
        </table:table-row>
        <table:table-row table:style-name="ro1">
          <table:table-cell/>
          <table:table-cell table:number-columns-repeated="20" table:style-name="ce1"/>
          <table:table-cell table:style-name="ce6"/>
          <table:table-cell office:value-type="string" table:number-columns-spanned="19" table:number-rows-spanned="1" table:style-name="ce29">
            <text:p>Исходные данные</text:p>
          </table:table-cell>
          <table:covered-table-cell table:number-columns-repeated="18"/>
          <table:table-cell table:style-name="ce7"/>
          <table:table-cell table:number-columns-repeated="16342" table:style-name="ce2"/>
        </table:table-row>
        <table:table-row table:style-name="ro1">
          <table:table-cell/>
          <table:table-cell table:number-columns-repeated="20" table:style-name="ce1"/>
          <table:table-cell table:style-name="ce8"/>
          <table:table-cell table:number-columns-repeated="19" table:style-name="ce2"/>
          <table:table-cell table:style-name="ce7"/>
          <table:table-cell table:number-columns-repeated="16342" table:style-name="ce2"/>
        </table:table-row>
        <table:table-row table:style-name="ro1">
          <table:table-cell/>
          <table:table-cell table:number-columns-repeated="20" table:style-name="ce1"/>
          <table:table-cell table:style-name="ce8"/>
          <table:table-cell office:value-type="string" table:number-columns-spanned="3" table:number-rows-spanned="1" table:style-name="ce30">
            <text:p>Блок</text:p>
          </table:table-cell>
          <table:covered-table-cell table:number-columns-repeated="2"/>
          <table:table-cell office:value-type="string" table:style-name="ce9">
            <text:p>P</text:p>
          </table:table-cell>
          <table:table-cell office:value-type="string" table:style-name="ce9">
            <text:p>O</text:p>
          </table:table-cell>
          <table:table-cell office:value-type="string" table:style-name="ce9">
            <text:p>V</text:p>
          </table:table-cell>
          <table:table-cell office:value-type="string" table:style-name="ce9">
            <text:p>E</text:p>
          </table:table-cell>
          <table:table-cell office:value-type="string" table:style-name="ce9">
            <text:p>L</text:p>
          </table:table-cell>
          <table:table-cell office:value-type="string" table:style-name="ce9">
            <text:p>I</text:p>
          </table:table-cell>
          <table:table-cell office:value-type="string" table:style-name="ce9">
            <text:p>K</text:p>
          </table:table-cell>
          <table:table-cell office:value-type="string" table:style-name="ce9">
            <text:p>I</text:p>
          </table:table-cell>
          <table:table-cell office:value-type="string" table:style-name="ce9">
            <text:p>N</text:p>
          </table:table-cell>
          <table:table-cell office:value-type="string" table:style-name="ce9">
            <text:p>_</text:p>
          </table:table-cell>
          <table:table-cell office:value-type="string" table:style-name="ce9">
            <text:p>V</text:p>
          </table:table-cell>
          <table:table-cell office:value-type="string" table:style-name="ce9">
            <text:p>A</text:p>
          </table:table-cell>
          <table:table-cell office:value-type="string" table:style-name="ce9">
            <text:p>L</text:p>
          </table:table-cell>
          <table:table-cell office:value-type="string" table:style-name="ce9">
            <text:p>E</text:p>
          </table:table-cell>
          <table:table-cell office:value-type="string" table:style-name="ce9">
            <text:p>R</text:p>
          </table:table-cell>
          <table:table-cell office:value-type="string" table:style-name="ce9">
            <text:p>A</text:p>
          </table:table-cell>
          <table:table-cell table:style-name="ce7"/>
          <table:table-cell table:number-columns-repeated="16342" table:style-name="ce2"/>
        </table:table-row>
        <table:table-row table:style-name="ro1">
          <table:table-cell/>
          <table:table-cell table:number-columns-repeated="20" table:style-name="ce1"/>
          <table:table-cell table:style-name="ce8"/>
          <table:table-cell office:value-type="string" table:number-columns-spanned="3" table:number-rows-spanned="1" table:style-name="ce29">
            <text:p>HEX</text:p>
          </table:table-cell>
          <table:covered-table-cell table:number-columns-repeated="2"/>
          <table:table-cell office:value-type="string" office:string-value="50" table:formula="of:=DEC2HEX(CODE([.Z5]);2)" table:style-name="ce2">
            <text:p>50</text:p>
          </table:table-cell>
          <table:table-cell office:value-type="string" office:string-value="4F" table:formula="of:=DEC2HEX(CODE([.AA5]);2)" table:style-name="ce2">
            <text:p>4F</text:p>
          </table:table-cell>
          <table:table-cell office:value-type="string" office:string-value="56" table:formula="of:=DEC2HEX(CODE([.AB5]);2)" table:style-name="ce2">
            <text:p>56</text:p>
          </table:table-cell>
          <table:table-cell office:value-type="string" office:string-value="45" table:formula="of:=DEC2HEX(CODE([.AC5]);2)" table:style-name="ce2">
            <text:p>45</text:p>
          </table:table-cell>
          <table:table-cell office:value-type="string" office:string-value="4C" table:formula="of:=DEC2HEX(CODE([.AD5]);2)" table:style-name="ce2">
            <text:p>4C</text:p>
          </table:table-cell>
          <table:table-cell office:value-type="string" office:string-value="49" table:formula="of:=DEC2HEX(CODE([.AE5]);2)" table:style-name="ce2">
            <text:p>49</text:p>
          </table:table-cell>
          <table:table-cell office:value-type="string" office:string-value="4B" table:formula="of:=DEC2HEX(CODE([.AF5]);2)" table:style-name="ce2">
            <text:p>4B</text:p>
          </table:table-cell>
          <table:table-cell office:value-type="string" office:string-value="49" table:formula="of:=DEC2HEX(CODE([.AG5]);2)" table:style-name="ce2">
            <text:p>49</text:p>
          </table:table-cell>
          <table:table-cell office:value-type="string" office:string-value="4E" table:formula="of:=DEC2HEX(CODE([.AH5]);2)" table:style-name="ce2">
            <text:p>4E</text:p>
          </table:table-cell>
          <table:table-cell office:value-type="string" office:string-value="5F" table:formula="of:=DEC2HEX(CODE([.AI5]);2)" table:style-name="ce2">
            <text:p>5F</text:p>
          </table:table-cell>
          <table:table-cell office:value-type="string" office:string-value="56" table:formula="of:=DEC2HEX(CODE([.AJ5]);2)" table:style-name="ce2">
            <text:p>56</text:p>
          </table:table-cell>
          <table:table-cell office:value-type="string" office:string-value="41" table:formula="of:=DEC2HEX(CODE([.AK5]);2)" table:style-name="ce2">
            <text:p>41</text:p>
          </table:table-cell>
          <table:table-cell office:value-type="string" office:string-value="4C" table:formula="of:=DEC2HEX(CODE([.AL5]);2)" table:style-name="ce2">
            <text:p>4C</text:p>
          </table:table-cell>
          <table:table-cell office:value-type="string" office:string-value="45" table:formula="of:=DEC2HEX(CODE([.AM5]);2)" table:style-name="ce2">
            <text:p>45</text:p>
          </table:table-cell>
          <table:table-cell office:value-type="string" office:string-value="52" table:formula="of:=DEC2HEX(CODE([.AN5]);2)" table:style-name="ce2">
            <text:p>52</text:p>
          </table:table-cell>
          <table:table-cell office:value-type="string" office:string-value="41" table:formula="of:=DEC2HEX(CODE([.AO5]);2)" table:style-name="ce2">
            <text:p>41</text:p>
          </table:table-cell>
          <table:table-cell table:style-name="ce7"/>
          <table:table-cell table:number-columns-repeated="16342" table:style-name="ce2"/>
        </table:table-row>
        <table:table-row table:style-name="ro1">
          <table:table-cell/>
          <table:table-cell table:number-columns-repeated="20" table:style-name="ce1"/>
          <table:table-cell table:style-name="ce8"/>
          <table:table-cell table:number-columns-repeated="19" table:style-name="ce10"/>
          <table:table-cell table:style-name="ce11"/>
          <table:table-cell table:number-columns-repeated="16342" table:style-name="ce2"/>
        </table:table-row>
        <table:table-row table:style-name="ro1">
          <table:table-cell/>
          <table:table-cell table:number-columns-repeated="20" table:style-name="ce1"/>
          <table:table-cell table:style-name="ce8"/>
          <table:table-cell office:value-type="string" table:number-columns-spanned="3" table:number-rows-spanned="1" table:style-name="ce30">
            <text:p>Ключ</text:p>
          </table:table-cell>
          <table:covered-table-cell table:number-columns-repeated="2"/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_</text:p>
          </table:table-cell>
          <table:table-cell office:value-type="string" table:style-name="ce12">
            <text:p>Y</text:p>
          </table:table-cell>
          <table:table-cell office:value-type="string" table:style-name="ce12">
            <text:p>R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L</text:p>
          </table:table-cell>
          <table:table-cell office:value-type="string" table:style-name="ce12">
            <text:p>A</text:p>
          </table:table-cell>
          <table:table-cell office:value-type="string" table:style-name="ce12">
            <text:p>V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V</text:p>
          </table:table-cell>
          <table:table-cell office:value-type="string" table:style-name="ce12">
            <text:p>I</text:p>
          </table:table-cell>
          <table:table-cell office:value-type="string" table:style-name="ce12">
            <text:p>H</text:p>
          </table:table-cell>
          <table:table-cell table:style-name="ce13"/>
          <table:table-cell table:number-columns-repeated="16342" table:style-name="ce2"/>
        </table:table-row>
        <table:table-row table:style-name="ro1">
          <table:table-cell/>
          <table:table-cell table:number-columns-repeated="20" table:style-name="ce1"/>
          <table:table-cell table:style-name="ce8"/>
          <table:table-cell office:value-type="string" table:number-columns-spanned="3" table:number-rows-spanned="1" table:style-name="ce29">
            <text:p>HEX</text:p>
          </table:table-cell>
          <table:covered-table-cell table:number-columns-repeated="2"/>
          <table:table-cell office:value-type="string" office:string-value="30" table:formula="of:=DEC2HEX(CODE([.Z8]);2)" table:style-name="ce2">
            <text:p>30</text:p>
          </table:table-cell>
          <table:table-cell office:value-type="string" office:string-value="33" table:formula="of:=DEC2HEX(CODE([.AA8]);2)" table:style-name="ce2">
            <text:p>33</text:p>
          </table:table-cell>
          <table:table-cell office:value-type="string" office:string-value="36" table:formula="of:=DEC2HEX(CODE([.AB8]);2)" table:style-name="ce2">
            <text:p>36</text:p>
          </table:table-cell>
          <table:table-cell office:value-type="string" office:string-value="31" table:formula="of:=DEC2HEX(CODE([.AC8]);2)" table:style-name="ce2">
            <text:p>31</text:p>
          </table:table-cell>
          <table:table-cell office:value-type="string" office:string-value="5F" table:formula="of:=DEC2HEX(CODE([.AD8]);2)" table:style-name="ce2">
            <text:p>5F</text:p>
          </table:table-cell>
          <table:table-cell office:value-type="string" office:string-value="59" table:formula="of:=DEC2HEX(CODE([.AE8]);2)" table:style-name="ce2">
            <text:p>59</text:p>
          </table:table-cell>
          <table:table-cell office:value-type="string" office:string-value="52" table:formula="of:=DEC2HEX(CODE([.AF8]);2)" table:style-name="ce2">
            <text:p>52</text:p>
          </table:table-cell>
          <table:table-cell office:value-type="string" office:string-value="4F" table:formula="of:=DEC2HEX(CODE([.AG8]);2)" table:style-name="ce2">
            <text:p>4F</text:p>
          </table:table-cell>
          <table:table-cell office:value-type="string" office:string-value="53" table:formula="of:=DEC2HEX(CODE([.AH8]);2)" table:style-name="ce2">
            <text:p>53</text:p>
          </table:table-cell>
          <table:table-cell office:value-type="string" office:string-value="4C" table:formula="of:=DEC2HEX(CODE([.AI8]);2)" table:style-name="ce2">
            <text:p>4C</text:p>
          </table:table-cell>
          <table:table-cell office:value-type="string" office:string-value="41" table:formula="of:=DEC2HEX(CODE([.AJ8]);2)" table:style-name="ce2">
            <text:p>41</text:p>
          </table:table-cell>
          <table:table-cell office:value-type="string" office:string-value="56" table:formula="of:=DEC2HEX(CODE([.AK8]);2)" table:style-name="ce2">
            <text:p>56</text:p>
          </table:table-cell>
          <table:table-cell office:value-type="string" office:string-value="4F" table:formula="of:=DEC2HEX(CODE([.AL8]);2)" table:style-name="ce2">
            <text:p>4F</text:p>
          </table:table-cell>
          <table:table-cell office:value-type="string" office:string-value="56" table:formula="of:=DEC2HEX(CODE([.AM8]);2)" table:style-name="ce2">
            <text:p>56</text:p>
          </table:table-cell>
          <table:table-cell office:value-type="string" office:string-value="49" table:formula="of:=DEC2HEX(CODE([.AN8]);2)" table:style-name="ce2">
            <text:p>49</text:p>
          </table:table-cell>
          <table:table-cell office:value-type="string" office:string-value="48" table:formula="of:=DEC2HEX(CODE([.AO8]);2)" table:style-name="ce2">
            <text:p>48</text:p>
          </table:table-cell>
          <table:table-cell table:style-name="ce7"/>
          <table:table-cell table:number-columns-repeated="19" table:style-name="ce1"/>
          <table:table-cell table:number-columns-repeated="16323" table:style-name="ce2"/>
        </table:table-row>
        <table:table-row table:style-name="ro1">
          <table:table-cell/>
          <table:table-cell table:number-columns-repeated="20" table:style-name="ce1"/>
          <table:table-cell table:style-name="ce14"/>
          <table:table-cell table:number-columns-repeated="19" table:style-name="ce15"/>
          <table:table-cell table:style-name="ce16"/>
          <table:table-cell table:number-columns-repeated="19" table:style-name="ce1"/>
          <table:table-cell table:style-name="ce17"/>
          <table:table-cell table:number-columns-repeated="94" table:style-name="ce1"/>
          <table:table-cell table:number-columns-repeated="16228"/>
        </table:table-row>
        <table:table-row table:style-name="ro1">
          <table:table-cell/>
          <table:table-cell table:number-columns-repeated="60" table:style-name="ce1"/>
          <table:table-cell table:style-name="ce17"/>
          <table:table-cell table:number-columns-repeated="94" table:style-name="ce1"/>
          <table:table-cell table:number-columns-repeated="16228"/>
        </table:table-row>
        <table:table-row table:style-name="ro1">
          <table:table-cell/>
          <table:table-cell table:style-name="ce18"/>
          <table:table-cell table:number-columns-repeated="19" table:style-name="ce4"/>
          <table:table-cell table:style-name="ce5"/>
          <table:table-cell table:number-columns-repeated="38" table:style-name="ce4"/>
          <table:table-cell table:style-name="ce5"/>
          <table:table-cell table:style-name="ce17"/>
          <table:table-cell table:number-columns-repeated="94" table:style-name="ce1"/>
          <table:table-cell table:number-columns-repeated="16228"/>
        </table:table-row>
        <table:table-row table:style-name="ro1">
          <table:table-cell/>
          <table:table-cell table:style-name="ce6"/>
          <table:table-cell office:value-type="string" table:number-columns-spanned="4" table:number-rows-spanned="2" table:style-name="ce31">
            <text:p>Ключ, записанный в матрицу 4х4</text:p>
          </table:table-cell>
          <table:covered-table-cell table:number-columns-repeated="3"/>
          <table:table-cell table:number-columns-repeated="2" table:style-name="ce1"/>
          <table:table-cell office:value-type="string" table:number-columns-spanned="7" table:number-rows-spanned="2" table:style-name="ce31">
            <text:p>Циклический сдвиг последнего столбца, замена по таблице, сложение с раундовой константой</text:p>
          </table:table-cell>
          <table:covered-table-cell table:number-columns-repeated="6"/>
          <table:table-cell table:number-columns-repeated="2" table:style-name="ce1"/>
          <table:table-cell office:value-type="string" table:number-columns-spanned="4" table:number-rows-spanned="2" table:style-name="ce31">
            <text:p>Xor столбца со столбцом предыдущего ключа</text:p>
          </table:table-cell>
          <table:covered-table-cell table:number-columns-repeated="3"/>
          <table:table-cell table:style-name="ce20"/>
          <table:table-cell table:number-columns-repeated="38" table:style-name="ce1"/>
          <table:table-cell table:style-name="ce20"/>
          <table:table-cell table:style-name="ce17"/>
          <table:table-cell table:number-columns-repeated="94" table:style-name="ce1"/>
          <table:table-cell table:number-columns-repeated="16228"/>
        </table:table-row>
        <table:table-row table:style-name="ro1">
          <table:table-cell/>
          <table:table-cell table:style-name="ce6"/>
          <table:covered-table-cell/>
          <table:covered-table-cell table:number-columns-repeated="3"/>
          <table:table-cell table:number-columns-repeated="2" table:style-name="ce1"/>
          <table:covered-table-cell/>
          <table:covered-table-cell table:number-columns-repeated="6"/>
          <table:table-cell table:number-columns-repeated="2" table:style-name="ce1"/>
          <table:covered-table-cell/>
          <table:covered-table-cell table:number-columns-repeated="3"/>
          <table:table-cell table:style-name="ce20"/>
          <table:table-cell table:number-columns-repeated="38" table:style-name="ce1"/>
          <table:table-cell table:style-name="ce20"/>
          <table:table-cell table:number-columns-repeated="16323" table:style-name="ce2"/>
        </table:table-row>
        <table:table-row table:style-name="ro1">
          <table:table-cell/>
          <table:table-cell table:style-name="ce6"/>
          <table:table-cell table:number-columns-repeated="19" table:style-name="ce1"/>
          <table:table-cell table:style-name="ce20"/>
          <table:table-cell table:number-columns-repeated="38" table:style-name="ce1"/>
          <table:table-cell table:style-name="ce20"/>
          <table:table-cell table:number-columns-repeated="16323" table:style-name="ce2"/>
        </table:table-row>
        <table:table-row table:style-name="ro1">
          <table:table-cell/>
          <table:table-cell table:style-name="ce8"/>
          <table:table-cell office:value-type="string" office:string-value="30" table:formula="of:=[.Z9]" table:style-name="ce21">
            <text:p>30</text:p>
          </table:table-cell>
          <table:table-cell office:value-type="string" office:string-value="5F" table:formula="of:=[.AD9]" table:style-name="ce21">
            <text:p>5F</text:p>
          </table:table-cell>
          <table:table-cell office:value-type="string" office:string-value="53" table:formula="of:=[.AH9]" table:style-name="ce21">
            <text:p>53</text:p>
          </table:table-cell>
          <table:table-cell office:value-type="string" office:string-value="4F" table:formula="of:=[.AL9]" table:style-name="ce21">
            <text:p>4F</text:p>
          </table:table-cell>
          <table:table-cell table:number-columns-repeated="2" table:style-name="ce17"/>
          <table:table-cell office:value-type="string" office:string-value="56" table:formula="of:=[.F17]" table:style-name="ce17">
            <text:p>56</text:p>
          </table:table-cell>
          <table:table-cell table:style-name="ce17"/>
          <table:table-cell table:style-name="ce2"/>
          <table:table-cell office:value-type="string" office:string-value="B1" table:formula="of:=COM.MICROSOFT.SINGLE(INDIRECT(ADDRESS(HEX2DEC(MID([.I16];1;1))+1;HEX2DEC(MID([.I16];2;1))+1;1;;&quot;S-Box&quot;)))" table:style-name="ce2">
            <text:p>B1</text:p>
          </table:table-cell>
          <table:table-cell table:number-columns-repeated="2" table:style-name="ce17"/>
          <table:table-cell office:value-type="string" office:string-value="B0" table:formula="of:=DEC2HEX(BITXOR(HEX2DEC([.L16]);1);2)" table:style-name="ce17">
            <text:p>B0</text:p>
          </table:table-cell>
          <table:table-cell table:style-name="ce10"/>
          <table:table-cell table:style-name="ce17"/>
          <table:table-cell office:value-type="string" table:style-name="ce22">
            <text:p>3F</text:p>
          </table:table-cell>
          <table:table-cell office:value-type="float" office:value="73" table:style-name="ce22">
            <text:p>73</text:p>
          </table:table-cell>
          <table:table-cell office:value-type="string" table:style-name="ce22">
            <text:p>3D</text:p>
          </table:table-cell>
          <table:table-cell office:value-type="float" office:value="71" table:style-name="ce22">
            <text:p>71</text:p>
          </table:table-cell>
          <table:table-cell table:style-name="ce7"/>
          <table:table-cell table:style-name="ce2"/>
          <table:table-cell office:value-type="string" office:string-value="1C" table:formula="of:=[.U17]" table:style-name="ce17">
            <text:p>1C</text:p>
          </table:table-cell>
          <table:table-cell table:style-name="ce17"/>
          <table:table-cell table:style-name="ce2"/>
          <table:table-cell office:value-type="string" office:string-value="9C" table:formula="of:=COM.MICROSOFT.SINGLE(INDIRECT(ADDRESS(HEX2DEC(MID([.X16];1;1))+1;HEX2DEC(MID([.X16];2;1))+1;1;;&quot;S-Box&quot;)))" table:style-name="ce2">
            <text:p>9C</text:p>
          </table:table-cell>
          <table:table-cell table:number-columns-repeated="2" table:style-name="ce17"/>
          <table:table-cell office:value-type="string" office:string-value="9E" table:formula="of:=DEC2HEX(BITXOR(HEX2DEC([.AA16]);2);2)" table:style-name="ce17">
            <text:p>9E</text:p>
          </table:table-cell>
          <table:table-cell table:style-name="ce10"/>
          <table:table-cell table:style-name="ce17"/>
          <table:table-cell office:value-type="string" office:string-value="A1" table:formula="of:=DEC2HEX(BITXOR(HEX2DEC([.R16]);HEX2DEC([.AD16]));2)" table:style-name="ce22">
            <text:p>A1</text:p>
          </table:table-cell>
          <table:table-cell office:value-type="string" office:string-value="D2" table:formula="of:=DEC2HEX(BITXOR(HEX2DEC([.AG16]);HEX2DEC([.S16]));2)" table:style-name="ce22">
            <text:p>D2</text:p>
          </table:table-cell>
          <table:table-cell office:value-type="string" office:string-value="EF" table:formula="of:=DEC2HEX(BITXOR(HEX2DEC([.AH16]);HEX2DEC([.T16]));2)" table:style-name="ce22">
            <text:p>EF</text:p>
          </table:table-cell>
          <table:table-cell office:value-type="string" office:string-value="9E" table:formula="of:=DEC2HEX(BITXOR(HEX2DEC([.AI16]);HEX2DEC([.U16]));2)" table:style-name="ce22">
            <text:p>9E</text:p>
          </table:table-cell>
          <table:table-cell table:number-columns-repeated="2" table:style-name="ce2"/>
          <table:table-cell office:value-type="string" office:string-value="B4" table:formula="of:=[.AJ17]" table:style-name="ce17">
            <text:p>B4</text:p>
          </table:table-cell>
          <table:table-cell table:style-name="ce17"/>
          <table:table-cell table:style-name="ce2"/>
          <table:table-cell office:value-type="string" office:string-value="8D" table:formula="of:=COM.MICROSOFT.SINGLE(INDIRECT(ADDRESS(HEX2DEC(MID([.AM16];1;1))+1;HEX2DEC(MID([.AM16];2;1))+1;1;;&quot;S-Box&quot;)))" table:style-name="ce2">
            <text:p>8D</text:p>
          </table:table-cell>
          <table:table-cell table:number-columns-repeated="2" table:style-name="ce17"/>
          <table:table-cell office:value-type="string" office:string-value="89" table:formula="of:=DEC2HEX(BITXOR(HEX2DEC([.AP16]);4);2)" table:style-name="ce17">
            <text:p>89</text:p>
          </table:table-cell>
          <table:table-cell table:style-name="ce10"/>
          <table:table-cell table:style-name="ce17"/>
          <table:table-cell office:value-type="string" office:string-value="28" table:formula="of:=DEC2HEX(BITXOR(HEX2DEC([.AG16]);HEX2DEC([.AS16]));2)" table:style-name="ce22">
            <text:p>28</text:p>
          </table:table-cell>
          <table:table-cell office:value-type="string" office:string-value="FA" table:formula="of:=DEC2HEX(BITXOR(HEX2DEC([.AV16]);HEX2DEC([.AH16]));2)" table:style-name="ce22">
            <text:p>FA</text:p>
          </table:table-cell>
          <table:table-cell office:value-type="string" office:string-value="15" table:formula="of:=DEC2HEX(BITXOR(HEX2DEC([.AW16]);HEX2DEC([.AI16]));2)" table:style-name="ce22">
            <text:p>15</text:p>
          </table:table-cell>
          <table:table-cell office:value-type="string" office:string-value="8B" table:formula="of:=DEC2HEX(BITXOR(HEX2DEC([.AX16]);HEX2DEC([.AJ16]));2)" table:style-name="ce22">
            <text:p>8B</text:p>
          </table:table-cell>
          <table:table-cell table:number-columns-repeated="2" table:style-name="ce1"/>
          <table:table-cell office:value-type="float" office:value="0" table:formula="of:=[.AY17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BB16];1;1))+1;HEX2DEC(MID([.BB16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BE16]);8);2)" table:style-name="ce17">
            <text:p>#ЧИСЛО!</text:p>
          </table:table-cell>
          <table:table-cell table:style-name="ce11"/>
          <table:table-cell table:number-columns-repeated="50" table:style-name="ce1"/>
          <table:table-cell table:number-columns-repeated="16273" table:style-name="ce2"/>
        </table:table-row>
        <table:table-row table:style-name="ro1">
          <table:table-cell/>
          <table:table-cell table:style-name="ce8"/>
          <table:table-cell office:value-type="string" office:string-value="33" table:formula="of:=[.AA9]" table:style-name="ce21">
            <text:p>33</text:p>
          </table:table-cell>
          <table:table-cell office:value-type="string" office:string-value="59" table:formula="of:=[.AE9]" table:style-name="ce21">
            <text:p>59</text:p>
          </table:table-cell>
          <table:table-cell office:value-type="string" office:string-value="4C" table:formula="of:=[.AI9]" table:style-name="ce21">
            <text:p>4C</text:p>
          </table:table-cell>
          <table:table-cell office:value-type="string" office:string-value="56" table:formula="of:=[.AM9]" table:style-name="ce21">
            <text:p>56</text:p>
          </table:table-cell>
          <table:table-cell table:number-columns-repeated="2" table:style-name="ce17"/>
          <table:table-cell office:value-type="string" office:string-value="49" table:formula="of:=[.F18]" table:style-name="ce17">
            <text:p>49</text:p>
          </table:table-cell>
          <table:table-cell table:style-name="ce17"/>
          <table:table-cell table:style-name="ce2"/>
          <table:table-cell office:value-type="string" office:string-value="3B" table:formula="of:=COM.MICROSOFT.SINGLE(INDIRECT(ADDRESS(HEX2DEC(MID([.I17];1;1))+1;HEX2DEC(MID([.I17];2;1))+1;1;;&quot;S-Box&quot;)))" table:style-name="ce2">
            <text:p>3B</text:p>
          </table:table-cell>
          <table:table-cell table:number-columns-repeated="2" table:style-name="ce17"/>
          <table:table-cell office:value-type="string" office:string-value="3B" table:formula="of:=DEC2HEX(BITXOR(HEX2DEC([.L17]);0);2)" table:style-name="ce17">
            <text:p>3B</text:p>
          </table:table-cell>
          <table:table-cell table:style-name="ce10"/>
          <table:table-cell table:style-name="ce17"/>
          <table:table-cell office:value-type="string" table:style-name="ce22">
            <text:p>4F</text:p>
          </table:table-cell>
          <table:table-cell office:value-type="float" office:value="6" table:style-name="ce22">
            <text:p>06</text:p>
          </table:table-cell>
          <table:table-cell office:value-type="float" office:value="59" table:style-name="ce22">
            <text:p>59</text:p>
          </table:table-cell>
          <table:table-cell office:value-type="string" table:style-name="ce22">
            <text:p>1C</text:p>
          </table:table-cell>
          <table:table-cell table:style-name="ce7"/>
          <table:table-cell table:style-name="ce2"/>
          <table:table-cell office:value-type="string" office:string-value="9A" table:formula="of:=[.U18]" table:style-name="ce17">
            <text:p>9A</text:p>
          </table:table-cell>
          <table:table-cell table:style-name="ce17"/>
          <table:table-cell table:style-name="ce2"/>
          <table:table-cell office:value-type="string" office:string-value="B8" table:formula="of:=COM.MICROSOFT.SINGLE(INDIRECT(ADDRESS(HEX2DEC(MID([.X17];1;1))+1;HEX2DEC(MID([.X17];2;1))+1;1;;&quot;S-Box&quot;)))" table:style-name="ce2">
            <text:p>B8</text:p>
          </table:table-cell>
          <table:table-cell table:number-columns-repeated="2" table:style-name="ce17"/>
          <table:table-cell office:value-type="string" office:string-value="B8" table:formula="of:=DEC2HEX(BITXOR(HEX2DEC([.AA17]);0);2)" table:style-name="ce17">
            <text:p>B8</text:p>
          </table:table-cell>
          <table:table-cell table:style-name="ce10"/>
          <table:table-cell table:style-name="ce17"/>
          <table:table-cell office:value-type="string" office:string-value="F7" table:formula="of:=DEC2HEX(BITXOR(HEX2DEC([.R17]);HEX2DEC([.AD17]));2)" table:style-name="ce22">
            <text:p>F7</text:p>
          </table:table-cell>
          <table:table-cell office:value-type="string" office:string-value="F1" table:formula="of:=DEC2HEX(BITXOR(HEX2DEC([.AG17]);HEX2DEC([.S17]));2)" table:style-name="ce22">
            <text:p>F1</text:p>
          </table:table-cell>
          <table:table-cell office:value-type="string" office:string-value="A8" table:formula="of:=DEC2HEX(BITXOR(HEX2DEC([.AH17]);HEX2DEC([.T17]));2)" table:style-name="ce22">
            <text:p>A8</text:p>
          </table:table-cell>
          <table:table-cell office:value-type="string" office:string-value="B4" table:formula="of:=DEC2HEX(BITXOR(HEX2DEC([.AI17]);HEX2DEC([.U17]));2)" table:style-name="ce22">
            <text:p>B4</text:p>
          </table:table-cell>
          <table:table-cell table:number-columns-repeated="2" table:style-name="ce2"/>
          <table:table-cell office:value-type="float" office:value="0" table:formula="of:=[.AJ18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AM17];1;1))+1;HEX2DEC(MID([.AM17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AP17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AG17]);HEX2DEC([.AS17]));2)" table:style-name="ce22">
            <text:p>#ЧИСЛО!</text:p>
          </table:table-cell>
          <table:table-cell office:value-type="float" office:value="0" table:formula="of:=DEC2HEX(BITXOR(HEX2DEC([.AV17]);HEX2DEC([.AH17]));2)" table:style-name="ce22">
            <text:p>#ЧИСЛО!</text:p>
          </table:table-cell>
          <table:table-cell office:value-type="float" office:value="0" table:formula="of:=DEC2HEX(BITXOR(HEX2DEC([.AW17]);HEX2DEC([.AI17]));2)" table:style-name="ce22">
            <text:p>#ЧИСЛО!</text:p>
          </table:table-cell>
          <table:table-cell office:value-type="float" office:value="0" table:formula="of:=DEC2HEX(BITXOR(HEX2DEC([.AX17]);HEX2DEC([.AJ17]));2)" table:style-name="ce22">
            <text:p>#ЧИСЛО!</text:p>
          </table:table-cell>
          <table:table-cell table:number-columns-repeated="2" table:style-name="ce1"/>
          <table:table-cell office:value-type="float" office:value="0" table:formula="of:=[.AY18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BB17];1;1))+1;HEX2DEC(MID([.BB17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BE17]);0);2)" table:style-name="ce17">
            <text:p>#ЧИСЛО!</text:p>
          </table:table-cell>
          <table:table-cell table:style-name="ce11"/>
          <table:table-cell table:number-columns-repeated="50" table:style-name="ce1"/>
          <table:table-cell table:number-columns-repeated="16273"/>
        </table:table-row>
        <table:table-row table:style-name="ro1">
          <table:table-cell/>
          <table:table-cell table:style-name="ce8"/>
          <table:table-cell office:value-type="string" office:string-value="36" table:formula="of:=[.AB9]" table:style-name="ce21">
            <text:p>36</text:p>
          </table:table-cell>
          <table:table-cell office:value-type="string" office:string-value="52" table:formula="of:=[.AF9]" table:style-name="ce21">
            <text:p>52</text:p>
          </table:table-cell>
          <table:table-cell office:value-type="string" office:string-value="41" table:formula="of:=[.AJ9]" table:style-name="ce21">
            <text:p>41</text:p>
          </table:table-cell>
          <table:table-cell office:value-type="string" office:string-value="49" table:formula="of:=[.AN9]" table:style-name="ce21">
            <text:p>49</text:p>
          </table:table-cell>
          <table:table-cell table:number-columns-repeated="2" table:style-name="ce17"/>
          <table:table-cell office:value-type="string" office:string-value="48" table:formula="of:=[.F19]" table:style-name="ce17">
            <text:p>48</text:p>
          </table:table-cell>
          <table:table-cell table:style-name="ce17"/>
          <table:table-cell table:style-name="ce2"/>
          <table:table-cell office:value-type="float" office:value="52" table:formula="of:=COM.MICROSOFT.SINGLE(INDIRECT(ADDRESS(HEX2DEC(MID([.I18];1;1))+1;HEX2DEC(MID([.I18];2;1))+1;1;;&quot;S-Box&quot;)))" table:style-name="ce2">
            <text:p>52</text:p>
          </table:table-cell>
          <table:table-cell table:number-columns-repeated="2" table:style-name="ce17"/>
          <table:table-cell office:value-type="string" office:string-value="52" table:formula="of:=DEC2HEX(BITXOR(HEX2DEC([.L18]);0);2)" table:style-name="ce17">
            <text:p>52</text:p>
          </table:table-cell>
          <table:table-cell table:style-name="ce10"/>
          <table:table-cell table:style-name="ce17"/>
          <table:table-cell office:value-type="string" table:style-name="ce22">
            <text:p>DS</text:p>
          </table:table-cell>
          <table:table-cell office:value-type="string" table:style-name="ce22">
            <text:p>9E</text:p>
          </table:table-cell>
          <table:table-cell office:value-type="string" table:style-name="ce22">
            <text:p>C8</text:p>
          </table:table-cell>
          <table:table-cell office:value-type="string" table:style-name="ce22">
            <text:p>9A</text:p>
          </table:table-cell>
          <table:table-cell table:style-name="ce7"/>
          <table:table-cell table:style-name="ce2"/>
          <table:table-cell office:value-type="float" office:value="25" table:formula="of:=[.U19]" table:style-name="ce17">
            <text:p>25</text:p>
          </table:table-cell>
          <table:table-cell table:style-name="ce17"/>
          <table:table-cell table:style-name="ce2"/>
          <table:table-cell office:value-type="string" office:string-value="3F" table:formula="of:=COM.MICROSOFT.SINGLE(INDIRECT(ADDRESS(HEX2DEC(MID([.X18];1;1))+1;HEX2DEC(MID([.X18];2;1))+1;1;;&quot;S-Box&quot;)))" table:style-name="ce2">
            <text:p>3F</text:p>
          </table:table-cell>
          <table:table-cell table:number-columns-repeated="2" table:style-name="ce17"/>
          <table:table-cell office:value-type="string" office:string-value="3F" table:formula="of:=DEC2HEX(BITXOR(HEX2DEC([.AA18]);0);2)" table:style-name="ce17">
            <text:p>3F</text:p>
          </table:table-cell>
          <table:table-cell table:style-name="ce10"/>
          <table:table-cell table:style-name="ce17"/>
          <table:table-cell office:value-type="float" office:value="0" table:formula="of:=DEC2HEX(BITXOR(HEX2DEC([.R18]);HEX2DEC([.AD18]));2)" table:style-name="ce22">
            <text:p>#ЧИСЛО!</text:p>
          </table:table-cell>
          <table:table-cell office:value-type="float" office:value="0" table:formula="of:=DEC2HEX(BITXOR(HEX2DEC([.AG18]);HEX2DEC([.S18]));2)" table:style-name="ce22">
            <text:p>#ЧИСЛО!</text:p>
          </table:table-cell>
          <table:table-cell office:value-type="float" office:value="0" table:formula="of:=DEC2HEX(BITXOR(HEX2DEC([.AH18]);HEX2DEC([.T18]));2)" table:style-name="ce22">
            <text:p>#ЧИСЛО!</text:p>
          </table:table-cell>
          <table:table-cell office:value-type="float" office:value="0" table:formula="of:=DEC2HEX(BITXOR(HEX2DEC([.AI18]);HEX2DEC([.U18]));2)" table:style-name="ce22">
            <text:p>#ЧИСЛО!</text:p>
          </table:table-cell>
          <table:table-cell table:number-columns-repeated="2" table:style-name="ce2"/>
          <table:table-cell office:value-type="string" office:string-value="AB" table:formula="of:=[.AJ19]" table:style-name="ce17">
            <text:p>AB</text:p>
          </table:table-cell>
          <table:table-cell table:style-name="ce17"/>
          <table:table-cell table:style-name="ce2"/>
          <table:table-cell office:value-type="float" office:value="62" table:formula="of:=COM.MICROSOFT.SINGLE(INDIRECT(ADDRESS(HEX2DEC(MID([.AM18];1;1))+1;HEX2DEC(MID([.AM18];2;1))+1;1;;&quot;S-Box&quot;)))" table:style-name="ce2">
            <text:p>62</text:p>
          </table:table-cell>
          <table:table-cell table:number-columns-repeated="2" table:style-name="ce17"/>
          <table:table-cell office:value-type="string" office:string-value="62" table:formula="of:=DEC2HEX(BITXOR(HEX2DEC([.AP18]);0);2)" table:style-name="ce17">
            <text:p>62</text:p>
          </table:table-cell>
          <table:table-cell table:style-name="ce10"/>
          <table:table-cell table:style-name="ce17"/>
          <table:table-cell office:value-type="float" office:value="0" table:formula="of:=DEC2HEX(BITXOR(HEX2DEC([.AG18]);HEX2DEC([.AS18]));2)" table:style-name="ce22">
            <text:p>#ЧИСЛО!</text:p>
          </table:table-cell>
          <table:table-cell office:value-type="float" office:value="0" table:formula="of:=DEC2HEX(BITXOR(HEX2DEC([.AV18]);HEX2DEC([.AH18]));2)" table:style-name="ce22">
            <text:p>#ЧИСЛО!</text:p>
          </table:table-cell>
          <table:table-cell office:value-type="float" office:value="0" table:formula="of:=DEC2HEX(BITXOR(HEX2DEC([.AW18]);HEX2DEC([.AI18]));2)" table:style-name="ce22">
            <text:p>#ЧИСЛО!</text:p>
          </table:table-cell>
          <table:table-cell office:value-type="float" office:value="0" table:formula="of:=DEC2HEX(BITXOR(HEX2DEC([.AX18]);HEX2DEC([.AJ18]));2)" table:style-name="ce22">
            <text:p>#ЧИСЛО!</text:p>
          </table:table-cell>
          <table:table-cell table:number-columns-repeated="2" table:style-name="ce1"/>
          <table:table-cell office:value-type="string" office:string-value="0B" table:formula="of:=[.AY19]" table:style-name="ce17">
            <text:p>0B</text:p>
          </table:table-cell>
          <table:table-cell table:style-name="ce17"/>
          <table:table-cell table:style-name="ce2"/>
          <table:table-cell office:value-type="string" office:string-value="2B" table:formula="of:=COM.MICROSOFT.SINGLE(INDIRECT(ADDRESS(HEX2DEC(MID([.BB18];1;1))+1;HEX2DEC(MID([.BB18];2;1))+1;1;;&quot;S-Box&quot;)))" table:style-name="ce2">
            <text:p>2B</text:p>
          </table:table-cell>
          <table:table-cell table:number-columns-repeated="2" table:style-name="ce17"/>
          <table:table-cell office:value-type="string" office:string-value="2B" table:formula="of:=DEC2HEX(BITXOR(HEX2DEC([.BE18]);0);2)" table:style-name="ce17">
            <text:p>2B</text:p>
          </table:table-cell>
          <table:table-cell table:style-name="ce11"/>
          <table:table-cell table:number-columns-repeated="50" table:style-name="ce1"/>
          <table:table-cell table:number-columns-repeated="16273"/>
        </table:table-row>
        <table:table-row table:style-name="ro1">
          <table:table-cell/>
          <table:table-cell table:style-name="ce8"/>
          <table:table-cell office:value-type="string" office:string-value="31" table:formula="of:=[.AC9]" table:style-name="ce21">
            <text:p>31</text:p>
          </table:table-cell>
          <table:table-cell office:value-type="string" office:string-value="4F" table:formula="of:=[.AG9]" table:style-name="ce21">
            <text:p>4F</text:p>
          </table:table-cell>
          <table:table-cell office:value-type="string" office:string-value="56" table:formula="of:=[.AK9]" table:style-name="ce21">
            <text:p>56</text:p>
          </table:table-cell>
          <table:table-cell office:value-type="string" office:string-value="48" table:formula="of:=[.AO9]" table:style-name="ce21">
            <text:p>48</text:p>
          </table:table-cell>
          <table:table-cell table:number-columns-repeated="2" table:style-name="ce17"/>
          <table:table-cell office:value-type="string" office:string-value="4F" table:formula="of:=[.F16]" table:style-name="ce17">
            <text:p>4F</text:p>
          </table:table-cell>
          <table:table-cell table:style-name="ce17"/>
          <table:table-cell table:style-name="ce2"/>
          <table:table-cell office:value-type="float" office:value="84" table:formula="of:=COM.MICROSOFT.SINGLE(INDIRECT(ADDRESS(HEX2DEC(MID([.I19];1;1))+1;HEX2DEC(MID([.I19];2;1))+1;1;;&quot;S-Box&quot;)))" table:style-name="ce2">
            <text:p>84</text:p>
          </table:table-cell>
          <table:table-cell table:number-columns-repeated="2" table:style-name="ce17"/>
          <table:table-cell office:value-type="string" office:string-value="84" table:formula="of:=DEC2HEX(BITXOR(HEX2DEC([.L19]);0);2)" table:style-name="ce17">
            <text:p>84</text:p>
          </table:table-cell>
          <table:table-cell table:style-name="ce10"/>
          <table:table-cell table:style-name="ce17"/>
          <table:table-cell office:value-type="string" table:style-name="ce22">
            <text:p>6C</text:p>
          </table:table-cell>
          <table:table-cell office:value-type="float" office:value="25" table:style-name="ce22">
            <text:p>25</text:p>
          </table:table-cell>
          <table:table-cell office:value-type="float" office:value="64" table:style-name="ce22">
            <text:p>64</text:p>
          </table:table-cell>
          <table:table-cell office:value-type="float" office:value="25" table:style-name="ce22">
            <text:p>25</text:p>
          </table:table-cell>
          <table:table-cell table:style-name="ce7"/>
          <table:table-cell table:style-name="ce2"/>
          <table:table-cell office:value-type="float" office:value="71" table:formula="of:=[.U16]" table:style-name="ce17">
            <text:p>71</text:p>
          </table:table-cell>
          <table:table-cell table:style-name="ce17"/>
          <table:table-cell table:style-name="ce2"/>
          <table:table-cell office:value-type="string" office:string-value="A3" table:formula="of:=COM.MICROSOFT.SINGLE(INDIRECT(ADDRESS(HEX2DEC(MID([.X19];1;1))+1;HEX2DEC(MID([.X19];2;1))+1;1;;&quot;S-Box&quot;)))" table:style-name="ce2">
            <text:p>A3</text:p>
          </table:table-cell>
          <table:table-cell table:number-columns-repeated="2" table:style-name="ce17"/>
          <table:table-cell office:value-type="string" office:string-value="A3" table:formula="of:=DEC2HEX(BITXOR(HEX2DEC([.AA19]);0);2)" table:style-name="ce17">
            <text:p>A3</text:p>
          </table:table-cell>
          <table:table-cell table:style-name="ce10"/>
          <table:table-cell table:style-name="ce17"/>
          <table:table-cell office:value-type="string" office:string-value="CF" table:formula="of:=DEC2HEX(BITXOR(HEX2DEC([.R19]);HEX2DEC([.AD19]));2)" table:style-name="ce22">
            <text:p>CF</text:p>
          </table:table-cell>
          <table:table-cell office:value-type="string" office:string-value="EA" table:formula="of:=DEC2HEX(BITXOR(HEX2DEC([.AG19]);HEX2DEC([.S19]));2)" table:style-name="ce22">
            <text:p>EA</text:p>
          </table:table-cell>
          <table:table-cell office:value-type="string" office:string-value="8E" table:formula="of:=DEC2HEX(BITXOR(HEX2DEC([.AH19]);HEX2DEC([.T19]));2)" table:style-name="ce22">
            <text:p>8E</text:p>
          </table:table-cell>
          <table:table-cell office:value-type="string" office:string-value="AB" table:formula="of:=DEC2HEX(BITXOR(HEX2DEC([.AI19]);HEX2DEC([.U19]));2)" table:style-name="ce22">
            <text:p>AB</text:p>
          </table:table-cell>
          <table:table-cell table:number-columns-repeated="2" table:style-name="ce2"/>
          <table:table-cell office:value-type="string" office:string-value="9E" table:formula="of:=[.AJ16]" table:style-name="ce17">
            <text:p>9E</text:p>
          </table:table-cell>
          <table:table-cell table:style-name="ce17"/>
          <table:table-cell table:style-name="ce2"/>
          <table:table-cell office:value-type="string" office:string-value="0B" table:formula="of:=COM.MICROSOFT.SINGLE(INDIRECT(ADDRESS(HEX2DEC(MID([.AM19];1;1))+1;HEX2DEC(MID([.AM19];2;1))+1;1;;&quot;S-Box&quot;)))" table:style-name="ce2">
            <text:p>0B</text:p>
          </table:table-cell>
          <table:table-cell table:number-columns-repeated="2" table:style-name="ce17"/>
          <table:table-cell office:value-type="string" office:string-value="0B" table:formula="of:=DEC2HEX(BITXOR(HEX2DEC([.AP19]);0);2)" table:style-name="ce17">
            <text:p>0B</text:p>
          </table:table-cell>
          <table:table-cell table:style-name="ce10"/>
          <table:table-cell table:style-name="ce17"/>
          <table:table-cell office:value-type="string" office:string-value="C4" table:formula="of:=DEC2HEX(BITXOR(HEX2DEC([.AG19]);HEX2DEC([.AS19]));2)" table:style-name="ce22">
            <text:p>C4</text:p>
          </table:table-cell>
          <table:table-cell office:value-type="string" office:string-value="2E" table:formula="of:=DEC2HEX(BITXOR(HEX2DEC([.AV19]);HEX2DEC([.AH19]));2)" table:style-name="ce22">
            <text:p>2E</text:p>
          </table:table-cell>
          <table:table-cell office:value-type="string" office:string-value="A0" table:formula="of:=DEC2HEX(BITXOR(HEX2DEC([.AW19]);HEX2DEC([.AI19]));2)" table:style-name="ce22">
            <text:p>A0</text:p>
          </table:table-cell>
          <table:table-cell office:value-type="string" office:string-value="0B" table:formula="of:=DEC2HEX(BITXOR(HEX2DEC([.AX19]);HEX2DEC([.AJ19]));2)" table:style-name="ce22">
            <text:p>0B</text:p>
          </table:table-cell>
          <table:table-cell table:number-columns-repeated="2" table:style-name="ce1"/>
          <table:table-cell office:value-type="string" office:string-value="8B" table:formula="of:=[.AY16]" table:style-name="ce17">
            <text:p>8B</text:p>
          </table:table-cell>
          <table:table-cell table:style-name="ce17"/>
          <table:table-cell table:style-name="ce2"/>
          <table:table-cell office:value-type="string" office:string-value="3D" table:formula="of:=COM.MICROSOFT.SINGLE(INDIRECT(ADDRESS(HEX2DEC(MID([.BB19];1;1))+1;HEX2DEC(MID([.BB19];2;1))+1;1;;&quot;S-Box&quot;)))" table:style-name="ce2">
            <text:p>3D</text:p>
          </table:table-cell>
          <table:table-cell table:number-columns-repeated="2" table:style-name="ce17"/>
          <table:table-cell office:value-type="string" office:string-value="3D" table:formula="of:=DEC2HEX(BITXOR(HEX2DEC([.BE19]);0);2)" table:style-name="ce17">
            <text:p>3D</text:p>
          </table:table-cell>
          <table:table-cell table:style-name="ce11"/>
          <table:table-cell table:number-columns-repeated="50" table:style-name="ce1"/>
          <table:table-cell table:number-columns-repeated="16273"/>
        </table:table-row>
        <table:table-row table:style-name="ro1">
          <table:table-cell/>
          <table:table-cell table:style-name="ce14"/>
          <table:table-cell table:number-columns-repeated="19" table:style-name="ce15"/>
          <table:table-cell table:style-name="ce16"/>
          <table:table-cell table:number-columns-repeated="38" table:style-name="ce2"/>
          <table:table-cell table:style-name="ce7"/>
          <table:table-cell table:number-columns-repeated="16323" table:style-name="ce2"/>
        </table:table-row>
        <table:table-row table:style-name="ro1">
          <table:table-cell/>
          <table:table-cell table:style-name="ce8"/>
          <table:table-cell table:number-columns-repeated="58" table:style-name="ce2"/>
          <table:table-cell table:style-name="ce7"/>
          <table:table-cell table:number-columns-repeated="16323" table:style-name="ce2"/>
        </table:table-row>
        <table:table-row table:style-name="ro1">
          <table:table-cell/>
          <table:table-cell table:style-name="ce8"/>
          <table:table-cell office:value-type="float" office:value="0" table:formula="of:=DEC2HEX(BITXOR(HEX2DEC([.AV16]);HEX2DEC([.BH16]));2)" table:style-name="ce22">
            <text:p>#ЧИСЛО!</text:p>
          </table:table-cell>
          <table:table-cell office:value-type="float" office:value="0" table:formula="of:=DEC2HEX(BITXOR(HEX2DEC([.C22]);HEX2DEC([.AW16]));2)" table:style-name="ce22">
            <text:p>#ЧИСЛО!</text:p>
          </table:table-cell>
          <table:table-cell office:value-type="float" office:value="0" table:formula="of:=DEC2HEX(BITXOR(HEX2DEC([.D22]);HEX2DEC([.AX16]));2)" table:style-name="ce22">
            <text:p>#ЧИСЛО!</text:p>
          </table:table-cell>
          <table:table-cell office:value-type="float" office:value="0" table:formula="of:=DEC2HEX(BITXOR(HEX2DEC([.E22]);HEX2DEC([.AY16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F23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I22];1;1))+1;HEX2DEC(MID([.I22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L22]);16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C22]);HEX2DEC([.O22]));2)" table:style-name="ce22">
            <text:p>#ЧИСЛО!</text:p>
          </table:table-cell>
          <table:table-cell office:value-type="float" office:value="0" table:formula="of:=DEC2HEX(BITXOR(HEX2DEC([.R22]);HEX2DEC([.D22]));2)" table:style-name="ce22">
            <text:p>#ЧИСЛО!</text:p>
          </table:table-cell>
          <table:table-cell office:value-type="float" office:value="0" table:formula="of:=DEC2HEX(BITXOR(HEX2DEC([.S22]);HEX2DEC([.E22]));2)" table:style-name="ce22">
            <text:p>#ЧИСЛО!</text:p>
          </table:table-cell>
          <table:table-cell office:value-type="float" office:value="0" table:formula="of:=DEC2HEX(BITXOR(HEX2DEC([.T22]);HEX2DEC([.F22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U23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X22];1;1))+1;HEX2DEC(MID([.X22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AA22]);32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R22]);HEX2DEC([.AD22]));2)" table:style-name="ce22">
            <text:p>#ЧИСЛО!</text:p>
          </table:table-cell>
          <table:table-cell office:value-type="float" office:value="0" table:formula="of:=DEC2HEX(BITXOR(HEX2DEC([.AG22]);HEX2DEC([.S22]));2)" table:style-name="ce22">
            <text:p>#ЧИСЛО!</text:p>
          </table:table-cell>
          <table:table-cell office:value-type="float" office:value="0" table:formula="of:=DEC2HEX(BITXOR(HEX2DEC([.AH22]);HEX2DEC([.T22]));2)" table:style-name="ce22">
            <text:p>#ЧИСЛО!</text:p>
          </table:table-cell>
          <table:table-cell office:value-type="float" office:value="0" table:formula="of:=DEC2HEX(BITXOR(HEX2DEC([.AI22]);HEX2DEC([.U22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AJ23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AM22];1;1))+1;HEX2DEC(MID([.AM22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AP22]);64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AG22]);HEX2DEC([.AS22]));2)" table:style-name="ce22">
            <text:p>#ЧИСЛО!</text:p>
          </table:table-cell>
          <table:table-cell office:value-type="float" office:value="0" table:formula="of:=DEC2HEX(BITXOR(HEX2DEC([.AV22]);HEX2DEC([.AH22]));2)" table:style-name="ce22">
            <text:p>#ЧИСЛО!</text:p>
          </table:table-cell>
          <table:table-cell office:value-type="float" office:value="0" table:formula="of:=DEC2HEX(BITXOR(HEX2DEC([.AW22]);HEX2DEC([.AI22]));2)" table:style-name="ce22">
            <text:p>#ЧИСЛО!</text:p>
          </table:table-cell>
          <table:table-cell office:value-type="float" office:value="0" table:formula="of:=DEC2HEX(BITXOR(HEX2DEC([.AX22]);HEX2DEC([.AJ22]));2)" table:style-name="ce22">
            <text:p>#ЧИСЛО!</text:p>
          </table:table-cell>
          <table:table-cell table:number-columns-repeated="2" table:style-name="ce1"/>
          <table:table-cell office:value-type="float" office:value="0" table:formula="of:=[.AY23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BB22];1;1))+1;HEX2DEC(MID([.BB22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BE22]);128);2)" table:style-name="ce17">
            <text:p>#ЧИСЛО!</text:p>
          </table:table-cell>
          <table:table-cell table:style-name="ce20"/>
          <table:table-cell table:number-columns-repeated="5" table:style-name="ce1"/>
          <table:table-cell table:number-columns-repeated="16318" table:style-name="ce2"/>
        </table:table-row>
        <table:table-row table:style-name="ro1">
          <table:table-cell/>
          <table:table-cell table:style-name="ce8"/>
          <table:table-cell office:value-type="float" office:value="0" table:formula="of:=DEC2HEX(BITXOR(HEX2DEC([.AV17]);HEX2DEC([.BH17]));2)" table:style-name="ce22">
            <text:p>#ЧИСЛО!</text:p>
          </table:table-cell>
          <table:table-cell office:value-type="float" office:value="0" table:formula="of:=DEC2HEX(BITXOR(HEX2DEC([.C23]);HEX2DEC([.AW17]));2)" table:style-name="ce22">
            <text:p>#ЧИСЛО!</text:p>
          </table:table-cell>
          <table:table-cell office:value-type="float" office:value="0" table:formula="of:=DEC2HEX(BITXOR(HEX2DEC([.D23]);HEX2DEC([.AX17]));2)" table:style-name="ce22">
            <text:p>#ЧИСЛО!</text:p>
          </table:table-cell>
          <table:table-cell office:value-type="float" office:value="0" table:formula="of:=DEC2HEX(BITXOR(HEX2DEC([.E23]);HEX2DEC([.AY17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F24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I23];1;1))+1;HEX2DEC(MID([.I23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L23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C23]);HEX2DEC([.O23]));2)" table:style-name="ce22">
            <text:p>#ЧИСЛО!</text:p>
          </table:table-cell>
          <table:table-cell office:value-type="float" office:value="0" table:formula="of:=DEC2HEX(BITXOR(HEX2DEC([.R23]);HEX2DEC([.D23]));2)" table:style-name="ce22">
            <text:p>#ЧИСЛО!</text:p>
          </table:table-cell>
          <table:table-cell office:value-type="float" office:value="0" table:formula="of:=DEC2HEX(BITXOR(HEX2DEC([.S23]);HEX2DEC([.E23]));2)" table:style-name="ce22">
            <text:p>#ЧИСЛО!</text:p>
          </table:table-cell>
          <table:table-cell office:value-type="float" office:value="0" table:formula="of:=DEC2HEX(BITXOR(HEX2DEC([.T23]);HEX2DEC([.F23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U24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X23];1;1))+1;HEX2DEC(MID([.X23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AA23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R23]);HEX2DEC([.AD23]));2)" table:style-name="ce22">
            <text:p>#ЧИСЛО!</text:p>
          </table:table-cell>
          <table:table-cell office:value-type="float" office:value="0" table:formula="of:=DEC2HEX(BITXOR(HEX2DEC([.AG23]);HEX2DEC([.S23]));2)" table:style-name="ce22">
            <text:p>#ЧИСЛО!</text:p>
          </table:table-cell>
          <table:table-cell office:value-type="float" office:value="0" table:formula="of:=DEC2HEX(BITXOR(HEX2DEC([.AH23]);HEX2DEC([.T23]));2)" table:style-name="ce22">
            <text:p>#ЧИСЛО!</text:p>
          </table:table-cell>
          <table:table-cell office:value-type="float" office:value="0" table:formula="of:=DEC2HEX(BITXOR(HEX2DEC([.AI23]);HEX2DEC([.U23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AJ24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AM23];1;1))+1;HEX2DEC(MID([.AM23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AP23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AG23]);HEX2DEC([.AS23]));2)" table:style-name="ce22">
            <text:p>#ЧИСЛО!</text:p>
          </table:table-cell>
          <table:table-cell office:value-type="float" office:value="0" table:formula="of:=DEC2HEX(BITXOR(HEX2DEC([.AV23]);HEX2DEC([.AH23]));2)" table:style-name="ce22">
            <text:p>#ЧИСЛО!</text:p>
          </table:table-cell>
          <table:table-cell office:value-type="float" office:value="0" table:formula="of:=DEC2HEX(BITXOR(HEX2DEC([.AW23]);HEX2DEC([.AI23]));2)" table:style-name="ce22">
            <text:p>#ЧИСЛО!</text:p>
          </table:table-cell>
          <table:table-cell office:value-type="float" office:value="0" table:formula="of:=DEC2HEX(BITXOR(HEX2DEC([.AX23]);HEX2DEC([.AJ23]));2)" table:style-name="ce22">
            <text:p>#ЧИСЛО!</text:p>
          </table:table-cell>
          <table:table-cell table:number-columns-repeated="2" table:style-name="ce1"/>
          <table:table-cell office:value-type="float" office:value="0" table:formula="of:=[.AY24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BB23];1;1))+1;HEX2DEC(MID([.BB23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BE23]);0);2)" table:style-name="ce17">
            <text:p>#ЧИСЛО!</text:p>
          </table:table-cell>
          <table:table-cell table:style-name="ce20"/>
          <table:table-cell table:number-columns-repeated="5" table:style-name="ce1"/>
          <table:table-cell table:number-columns-repeated="16318" table:style-name="ce2"/>
        </table:table-row>
        <table:table-row table:style-name="ro1">
          <table:table-cell/>
          <table:table-cell table:style-name="ce8"/>
          <table:table-cell office:value-type="float" office:value="0" table:formula="of:=DEC2HEX(BITXOR(HEX2DEC([.AV18]);HEX2DEC([.BH18]));2)" table:style-name="ce22">
            <text:p>#ЧИСЛО!</text:p>
          </table:table-cell>
          <table:table-cell office:value-type="float" office:value="0" table:formula="of:=DEC2HEX(BITXOR(HEX2DEC([.C24]);HEX2DEC([.AW18]));2)" table:style-name="ce22">
            <text:p>#ЧИСЛО!</text:p>
          </table:table-cell>
          <table:table-cell office:value-type="float" office:value="0" table:formula="of:=DEC2HEX(BITXOR(HEX2DEC([.D24]);HEX2DEC([.AX18]));2)" table:style-name="ce22">
            <text:p>#ЧИСЛО!</text:p>
          </table:table-cell>
          <table:table-cell office:value-type="float" office:value="0" table:formula="of:=DEC2HEX(BITXOR(HEX2DEC([.E24]);HEX2DEC([.AY18]));2)" table:style-name="ce22">
            <text:p>#ЧИСЛО!</text:p>
          </table:table-cell>
          <table:table-cell table:number-columns-repeated="2" table:style-name="ce2"/>
          <table:table-cell office:value-type="string" office:string-value="7C" table:formula="of:=[.F25]" table:style-name="ce17">
            <text:p>7C</text:p>
          </table:table-cell>
          <table:table-cell table:style-name="ce17"/>
          <table:table-cell table:style-name="ce2"/>
          <table:table-cell office:value-type="float" office:value="10" table:formula="of:=COM.MICROSOFT.SINGLE(INDIRECT(ADDRESS(HEX2DEC(MID([.I24];1;1))+1;HEX2DEC(MID([.I24];2;1))+1;1;;&quot;S-Box&quot;)))" table:style-name="ce2">
            <text:p>10</text:p>
          </table:table-cell>
          <table:table-cell table:number-columns-repeated="2" table:style-name="ce17"/>
          <table:table-cell office:value-type="string" office:string-value="10" table:formula="of:=DEC2HEX(BITXOR(HEX2DEC([.L24]);0);2)" table:style-name="ce17">
            <text:p>10</text:p>
          </table:table-cell>
          <table:table-cell table:style-name="ce10"/>
          <table:table-cell table:style-name="ce17"/>
          <table:table-cell office:value-type="float" office:value="0" table:formula="of:=DEC2HEX(BITXOR(HEX2DEC([.C24]);HEX2DEC([.O24]));2)" table:style-name="ce22">
            <text:p>#ЧИСЛО!</text:p>
          </table:table-cell>
          <table:table-cell office:value-type="float" office:value="0" table:formula="of:=DEC2HEX(BITXOR(HEX2DEC([.R24]);HEX2DEC([.D24]));2)" table:style-name="ce22">
            <text:p>#ЧИСЛО!</text:p>
          </table:table-cell>
          <table:table-cell office:value-type="float" office:value="0" table:formula="of:=DEC2HEX(BITXOR(HEX2DEC([.S24]);HEX2DEC([.E24]));2)" table:style-name="ce22">
            <text:p>#ЧИСЛО!</text:p>
          </table:table-cell>
          <table:table-cell office:value-type="float" office:value="0" table:formula="of:=DEC2HEX(BITXOR(HEX2DEC([.T24]);HEX2DEC([.F24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U25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X24];1;1))+1;HEX2DEC(MID([.X24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AA24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R24]);HEX2DEC([.AD24]));2)" table:style-name="ce22">
            <text:p>#ЧИСЛО!</text:p>
          </table:table-cell>
          <table:table-cell office:value-type="float" office:value="0" table:formula="of:=DEC2HEX(BITXOR(HEX2DEC([.AG24]);HEX2DEC([.S24]));2)" table:style-name="ce22">
            <text:p>#ЧИСЛО!</text:p>
          </table:table-cell>
          <table:table-cell office:value-type="float" office:value="0" table:formula="of:=DEC2HEX(BITXOR(HEX2DEC([.AH24]);HEX2DEC([.T24]));2)" table:style-name="ce22">
            <text:p>#ЧИСЛО!</text:p>
          </table:table-cell>
          <table:table-cell office:value-type="float" office:value="0" table:formula="of:=DEC2HEX(BITXOR(HEX2DEC([.AI24]);HEX2DEC([.U24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AJ25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AM24];1;1))+1;HEX2DEC(MID([.AM24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AP24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AG24]);HEX2DEC([.AS24]));2)" table:style-name="ce22">
            <text:p>#ЧИСЛО!</text:p>
          </table:table-cell>
          <table:table-cell office:value-type="float" office:value="0" table:formula="of:=DEC2HEX(BITXOR(HEX2DEC([.AV24]);HEX2DEC([.AH24]));2)" table:style-name="ce22">
            <text:p>#ЧИСЛО!</text:p>
          </table:table-cell>
          <table:table-cell office:value-type="float" office:value="0" table:formula="of:=DEC2HEX(BITXOR(HEX2DEC([.AW24]);HEX2DEC([.AI24]));2)" table:style-name="ce22">
            <text:p>#ЧИСЛО!</text:p>
          </table:table-cell>
          <table:table-cell office:value-type="float" office:value="0" table:formula="of:=DEC2HEX(BITXOR(HEX2DEC([.AX24]);HEX2DEC([.AJ24]));2)" table:style-name="ce22">
            <text:p>#ЧИСЛО!</text:p>
          </table:table-cell>
          <table:table-cell table:number-columns-repeated="2" table:style-name="ce1"/>
          <table:table-cell office:value-type="float" office:value="0" table:formula="of:=[.AY25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BB24];1;1))+1;HEX2DEC(MID([.BB24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BE24]);0);2)" table:style-name="ce17">
            <text:p>#ЧИСЛО!</text:p>
          </table:table-cell>
          <table:table-cell table:style-name="ce20"/>
          <table:table-cell table:number-columns-repeated="5" table:style-name="ce1"/>
          <table:table-cell table:number-columns-repeated="16318" table:style-name="ce2"/>
        </table:table-row>
        <table:table-row table:style-name="ro1">
          <table:table-cell/>
          <table:table-cell table:style-name="ce8"/>
          <table:table-cell office:value-type="string" office:string-value="F9" table:formula="of:=DEC2HEX(BITXOR(HEX2DEC([.AV19]);HEX2DEC([.BH19]));2)" table:style-name="ce22">
            <text:p>F9</text:p>
          </table:table-cell>
          <table:table-cell office:value-type="string" office:string-value="D7" table:formula="of:=DEC2HEX(BITXOR(HEX2DEC([.C25]);HEX2DEC([.AW19]));2)" table:style-name="ce22">
            <text:p>D7</text:p>
          </table:table-cell>
          <table:table-cell office:value-type="string" office:string-value="77" table:formula="of:=DEC2HEX(BITXOR(HEX2DEC([.D25]);HEX2DEC([.AX19]));2)" table:style-name="ce22">
            <text:p>77</text:p>
          </table:table-cell>
          <table:table-cell office:value-type="string" office:string-value="7C" table:formula="of:=DEC2HEX(BITXOR(HEX2DEC([.E25]);HEX2DEC([.AY19]));2)" table:style-name="ce22">
            <text:p>7C</text:p>
          </table:table-cell>
          <table:table-cell table:number-columns-repeated="2" table:style-name="ce2"/>
          <table:table-cell office:value-type="float" office:value="0" table:formula="of:=[.F22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I25];1;1))+1;HEX2DEC(MID([.I25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L25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C25]);HEX2DEC([.O25]));2)" table:style-name="ce22">
            <text:p>#ЧИСЛО!</text:p>
          </table:table-cell>
          <table:table-cell office:value-type="float" office:value="0" table:formula="of:=DEC2HEX(BITXOR(HEX2DEC([.R25]);HEX2DEC([.D25]));2)" table:style-name="ce22">
            <text:p>#ЧИСЛО!</text:p>
          </table:table-cell>
          <table:table-cell office:value-type="float" office:value="0" table:formula="of:=DEC2HEX(BITXOR(HEX2DEC([.S25]);HEX2DEC([.E25]));2)" table:style-name="ce22">
            <text:p>#ЧИСЛО!</text:p>
          </table:table-cell>
          <table:table-cell office:value-type="float" office:value="0" table:formula="of:=DEC2HEX(BITXOR(HEX2DEC([.T25]);HEX2DEC([.F25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U22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X25];1;1))+1;HEX2DEC(MID([.X25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AA25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R25]);HEX2DEC([.AD25]));2)" table:style-name="ce22">
            <text:p>#ЧИСЛО!</text:p>
          </table:table-cell>
          <table:table-cell office:value-type="float" office:value="0" table:formula="of:=DEC2HEX(BITXOR(HEX2DEC([.AG25]);HEX2DEC([.S25]));2)" table:style-name="ce22">
            <text:p>#ЧИСЛО!</text:p>
          </table:table-cell>
          <table:table-cell office:value-type="float" office:value="0" table:formula="of:=DEC2HEX(BITXOR(HEX2DEC([.AH25]);HEX2DEC([.T25]));2)" table:style-name="ce22">
            <text:p>#ЧИСЛО!</text:p>
          </table:table-cell>
          <table:table-cell office:value-type="float" office:value="0" table:formula="of:=DEC2HEX(BITXOR(HEX2DEC([.AI25]);HEX2DEC([.U25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AJ22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AM25];1;1))+1;HEX2DEC(MID([.AM25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AP25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AG25]);HEX2DEC([.AS25]));2)" table:style-name="ce22">
            <text:p>#ЧИСЛО!</text:p>
          </table:table-cell>
          <table:table-cell office:value-type="float" office:value="0" table:formula="of:=DEC2HEX(BITXOR(HEX2DEC([.AV25]);HEX2DEC([.AH25]));2)" table:style-name="ce22">
            <text:p>#ЧИСЛО!</text:p>
          </table:table-cell>
          <table:table-cell office:value-type="float" office:value="0" table:formula="of:=DEC2HEX(BITXOR(HEX2DEC([.AW25]);HEX2DEC([.AI25]));2)" table:style-name="ce22">
            <text:p>#ЧИСЛО!</text:p>
          </table:table-cell>
          <table:table-cell office:value-type="float" office:value="0" table:formula="of:=DEC2HEX(BITXOR(HEX2DEC([.AX25]);HEX2DEC([.AJ25]));2)" table:style-name="ce22">
            <text:p>#ЧИСЛО!</text:p>
          </table:table-cell>
          <table:table-cell table:number-columns-repeated="2" table:style-name="ce1"/>
          <table:table-cell office:value-type="float" office:value="0" table:formula="of:=[.AY22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BB25];1;1))+1;HEX2DEC(MID([.BB25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BE25]);0);2)" table:style-name="ce17">
            <text:p>#ЧИСЛО!</text:p>
          </table:table-cell>
          <table:table-cell table:style-name="ce20"/>
          <table:table-cell table:number-columns-repeated="5" table:style-name="ce1"/>
          <table:table-cell table:number-columns-repeated="16318" table:style-name="ce2"/>
        </table:table-row>
        <table:table-row table:number-rows-repeated="2" table:style-name="ro1">
          <table:table-cell/>
          <table:table-cell table:style-name="ce8"/>
          <table:table-cell table:number-columns-repeated="58" table:style-name="ce2"/>
          <table:table-cell table:style-name="ce7"/>
          <table:table-cell table:number-columns-repeated="16323" table:style-name="ce2"/>
        </table:table-row>
        <table:table-row table:style-name="ro1">
          <table:table-cell/>
          <table:table-cell table:style-name="ce8"/>
          <table:table-cell office:value-type="float" office:value="0" table:formula="of:=DEC2HEX(BITXOR(HEX2DEC([.AV22]);HEX2DEC([.BH22]));2)" table:style-name="ce22">
            <text:p>#ЧИСЛО!</text:p>
          </table:table-cell>
          <table:table-cell office:value-type="float" office:value="0" table:formula="of:=DEC2HEX(BITXOR(HEX2DEC([.C28]);HEX2DEC([.AW22]));2)" table:style-name="ce22">
            <text:p>#ЧИСЛО!</text:p>
          </table:table-cell>
          <table:table-cell office:value-type="float" office:value="0" table:formula="of:=DEC2HEX(BITXOR(HEX2DEC([.D28]);HEX2DEC([.AX22]));2)" table:style-name="ce22">
            <text:p>#ЧИСЛО!</text:p>
          </table:table-cell>
          <table:table-cell office:value-type="float" office:value="0" table:formula="of:=DEC2HEX(BITXOR(HEX2DEC([.E28]);HEX2DEC([.AY22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F29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I28];1;1))+1;HEX2DEC(MID([.I28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L28]);27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C28]);HEX2DEC([.O28]));2)" table:style-name="ce22">
            <text:p>#ЧИСЛО!</text:p>
          </table:table-cell>
          <table:table-cell office:value-type="float" office:value="0" table:formula="of:=DEC2HEX(BITXOR(HEX2DEC([.R28]);HEX2DEC([.D28]));2)" table:style-name="ce22">
            <text:p>#ЧИСЛО!</text:p>
          </table:table-cell>
          <table:table-cell office:value-type="float" office:value="0" table:formula="of:=DEC2HEX(BITXOR(HEX2DEC([.S28]);HEX2DEC([.E28]));2)" table:style-name="ce22">
            <text:p>#ЧИСЛО!</text:p>
          </table:table-cell>
          <table:table-cell office:value-type="float" office:value="0" table:formula="of:=DEC2HEX(BITXOR(HEX2DEC([.T28]);HEX2DEC([.F28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U29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X28];1;1))+1;HEX2DEC(MID([.X28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AA28]);54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R28]);HEX2DEC([.AD28]));2)" table:style-name="ce22">
            <text:p>#ЧИСЛО!</text:p>
          </table:table-cell>
          <table:table-cell office:value-type="float" office:value="0" table:formula="of:=DEC2HEX(BITXOR(HEX2DEC([.AG28]);HEX2DEC([.S28]));2)" table:style-name="ce22">
            <text:p>#ЧИСЛО!</text:p>
          </table:table-cell>
          <table:table-cell office:value-type="float" office:value="0" table:formula="of:=DEC2HEX(BITXOR(HEX2DEC([.AH28]);HEX2DEC([.T28]));2)" table:style-name="ce22">
            <text:p>#ЧИСЛО!</text:p>
          </table:table-cell>
          <table:table-cell office:value-type="float" office:value="0" table:formula="of:=DEC2HEX(BITXOR(HEX2DEC([.AI28]);HEX2DEC([.U28]));2)" table:style-name="ce22">
            <text:p>#ЧИСЛО!</text:p>
          </table:table-cell>
          <table:table-cell table:number-columns-repeated="24" table:style-name="ce1"/>
          <table:table-cell table:style-name="ce20"/>
          <table:table-cell table:number-columns-repeated="16323" table:style-name="ce2"/>
        </table:table-row>
        <table:table-row table:style-name="ro1">
          <table:table-cell/>
          <table:table-cell table:style-name="ce8"/>
          <table:table-cell office:value-type="float" office:value="0" table:formula="of:=DEC2HEX(BITXOR(HEX2DEC([.AV23]);HEX2DEC([.BH23]));2)" table:style-name="ce22">
            <text:p>#ЧИСЛО!</text:p>
          </table:table-cell>
          <table:table-cell office:value-type="float" office:value="0" table:formula="of:=DEC2HEX(BITXOR(HEX2DEC([.C29]);HEX2DEC([.AW23]));2)" table:style-name="ce22">
            <text:p>#ЧИСЛО!</text:p>
          </table:table-cell>
          <table:table-cell office:value-type="float" office:value="0" table:formula="of:=DEC2HEX(BITXOR(HEX2DEC([.D29]);HEX2DEC([.AX23]));2)" table:style-name="ce22">
            <text:p>#ЧИСЛО!</text:p>
          </table:table-cell>
          <table:table-cell office:value-type="float" office:value="0" table:formula="of:=DEC2HEX(BITXOR(HEX2DEC([.E29]);HEX2DEC([.AY23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F30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I29];1;1))+1;HEX2DEC(MID([.I29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L29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C29]);HEX2DEC([.O29]));2)" table:style-name="ce22">
            <text:p>#ЧИСЛО!</text:p>
          </table:table-cell>
          <table:table-cell office:value-type="float" office:value="0" table:formula="of:=DEC2HEX(BITXOR(HEX2DEC([.R29]);HEX2DEC([.D29]));2)" table:style-name="ce22">
            <text:p>#ЧИСЛО!</text:p>
          </table:table-cell>
          <table:table-cell office:value-type="float" office:value="0" table:formula="of:=DEC2HEX(BITXOR(HEX2DEC([.S29]);HEX2DEC([.E29]));2)" table:style-name="ce22">
            <text:p>#ЧИСЛО!</text:p>
          </table:table-cell>
          <table:table-cell office:value-type="float" office:value="0" table:formula="of:=DEC2HEX(BITXOR(HEX2DEC([.T29]);HEX2DEC([.F29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U30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X29];1;1))+1;HEX2DEC(MID([.X29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AA29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R29]);HEX2DEC([.AD29]));2)" table:style-name="ce22">
            <text:p>#ЧИСЛО!</text:p>
          </table:table-cell>
          <table:table-cell office:value-type="float" office:value="0" table:formula="of:=DEC2HEX(BITXOR(HEX2DEC([.AG29]);HEX2DEC([.S29]));2)" table:style-name="ce22">
            <text:p>#ЧИСЛО!</text:p>
          </table:table-cell>
          <table:table-cell office:value-type="float" office:value="0" table:formula="of:=DEC2HEX(BITXOR(HEX2DEC([.AH29]);HEX2DEC([.T29]));2)" table:style-name="ce22">
            <text:p>#ЧИСЛО!</text:p>
          </table:table-cell>
          <table:table-cell office:value-type="float" office:value="0" table:formula="of:=DEC2HEX(BITXOR(HEX2DEC([.AI29]);HEX2DEC([.U29]));2)" table:style-name="ce22">
            <text:p>#ЧИСЛО!</text:p>
          </table:table-cell>
          <table:table-cell table:number-columns-repeated="24" table:style-name="ce1"/>
          <table:table-cell table:style-name="ce20"/>
          <table:table-cell table:number-columns-repeated="16323" table:style-name="ce2"/>
        </table:table-row>
        <table:table-row table:style-name="ro1">
          <table:table-cell/>
          <table:table-cell table:style-name="ce8"/>
          <table:table-cell office:value-type="float" office:value="0" table:formula="of:=DEC2HEX(BITXOR(HEX2DEC([.AV24]);HEX2DEC([.BH24]));2)" table:style-name="ce22">
            <text:p>#ЧИСЛО!</text:p>
          </table:table-cell>
          <table:table-cell office:value-type="float" office:value="0" table:formula="of:=DEC2HEX(BITXOR(HEX2DEC([.C30]);HEX2DEC([.AW24]));2)" table:style-name="ce22">
            <text:p>#ЧИСЛО!</text:p>
          </table:table-cell>
          <table:table-cell office:value-type="float" office:value="0" table:formula="of:=DEC2HEX(BITXOR(HEX2DEC([.D30]);HEX2DEC([.AX24]));2)" table:style-name="ce22">
            <text:p>#ЧИСЛО!</text:p>
          </table:table-cell>
          <table:table-cell office:value-type="float" office:value="0" table:formula="of:=DEC2HEX(BITXOR(HEX2DEC([.E30]);HEX2DEC([.AY24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F31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I30];1;1))+1;HEX2DEC(MID([.I30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L30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C30]);HEX2DEC([.O30]));2)" table:style-name="ce22">
            <text:p>#ЧИСЛО!</text:p>
          </table:table-cell>
          <table:table-cell office:value-type="float" office:value="0" table:formula="of:=DEC2HEX(BITXOR(HEX2DEC([.R30]);HEX2DEC([.D30]));2)" table:style-name="ce22">
            <text:p>#ЧИСЛО!</text:p>
          </table:table-cell>
          <table:table-cell office:value-type="float" office:value="0" table:formula="of:=DEC2HEX(BITXOR(HEX2DEC([.S30]);HEX2DEC([.E30]));2)" table:style-name="ce22">
            <text:p>#ЧИСЛО!</text:p>
          </table:table-cell>
          <table:table-cell office:value-type="float" office:value="0" table:formula="of:=DEC2HEX(BITXOR(HEX2DEC([.T30]);HEX2DEC([.F30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U31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X30];1;1))+1;HEX2DEC(MID([.X30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AA30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R30]);HEX2DEC([.AD30]));2)" table:style-name="ce22">
            <text:p>#ЧИСЛО!</text:p>
          </table:table-cell>
          <table:table-cell office:value-type="float" office:value="0" table:formula="of:=DEC2HEX(BITXOR(HEX2DEC([.AG30]);HEX2DEC([.S30]));2)" table:style-name="ce22">
            <text:p>#ЧИСЛО!</text:p>
          </table:table-cell>
          <table:table-cell office:value-type="float" office:value="0" table:formula="of:=DEC2HEX(BITXOR(HEX2DEC([.AH30]);HEX2DEC([.T30]));2)" table:style-name="ce22">
            <text:p>#ЧИСЛО!</text:p>
          </table:table-cell>
          <table:table-cell office:value-type="float" office:value="0" table:formula="of:=DEC2HEX(BITXOR(HEX2DEC([.AI30]);HEX2DEC([.U30]));2)" table:style-name="ce22">
            <text:p>#ЧИСЛО!</text:p>
          </table:table-cell>
          <table:table-cell table:number-columns-repeated="24" table:style-name="ce1"/>
          <table:table-cell table:style-name="ce20"/>
          <table:table-cell table:number-columns-repeated="16323" table:style-name="ce2"/>
        </table:table-row>
        <table:table-row table:style-name="ro1">
          <table:table-cell/>
          <table:table-cell table:style-name="ce8"/>
          <table:table-cell office:value-type="float" office:value="0" table:formula="of:=DEC2HEX(BITXOR(HEX2DEC([.AV25]);HEX2DEC([.BH25]));2)" table:style-name="ce22">
            <text:p>#ЧИСЛО!</text:p>
          </table:table-cell>
          <table:table-cell office:value-type="float" office:value="0" table:formula="of:=DEC2HEX(BITXOR(HEX2DEC([.C31]);HEX2DEC([.AW25]));2)" table:style-name="ce22">
            <text:p>#ЧИСЛО!</text:p>
          </table:table-cell>
          <table:table-cell office:value-type="float" office:value="0" table:formula="of:=DEC2HEX(BITXOR(HEX2DEC([.D31]);HEX2DEC([.AX25]));2)" table:style-name="ce22">
            <text:p>#ЧИСЛО!</text:p>
          </table:table-cell>
          <table:table-cell office:value-type="float" office:value="0" table:formula="of:=DEC2HEX(BITXOR(HEX2DEC([.E31]);HEX2DEC([.AY25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F28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I31];1;1))+1;HEX2DEC(MID([.I31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L31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C31]);HEX2DEC([.O31]));2)" table:style-name="ce22">
            <text:p>#ЧИСЛО!</text:p>
          </table:table-cell>
          <table:table-cell office:value-type="float" office:value="0" table:formula="of:=DEC2HEX(BITXOR(HEX2DEC([.R31]);HEX2DEC([.D31]));2)" table:style-name="ce22">
            <text:p>#ЧИСЛО!</text:p>
          </table:table-cell>
          <table:table-cell office:value-type="float" office:value="0" table:formula="of:=DEC2HEX(BITXOR(HEX2DEC([.S31]);HEX2DEC([.E31]));2)" table:style-name="ce22">
            <text:p>#ЧИСЛО!</text:p>
          </table:table-cell>
          <table:table-cell office:value-type="float" office:value="0" table:formula="of:=DEC2HEX(BITXOR(HEX2DEC([.T31]);HEX2DEC([.F31]));2)" table:style-name="ce22">
            <text:p>#ЧИСЛО!</text:p>
          </table:table-cell>
          <table:table-cell table:number-columns-repeated="2" table:style-name="ce2"/>
          <table:table-cell office:value-type="float" office:value="0" table:formula="of:=[.U28]" table:style-name="ce17">
            <text:p>#ЧИСЛО!</text:p>
          </table:table-cell>
          <table:table-cell table:style-name="ce17"/>
          <table:table-cell table:style-name="ce2"/>
          <table:table-cell office:value-type="float" office:value="0" table:formula="of:=COM.MICROSOFT.SINGLE(INDIRECT(ADDRESS(HEX2DEC(MID([.X31];1;1))+1;HEX2DEC(MID([.X31];2;1))+1;1;;&quot;S-Box&quot;)))" table:style-name="ce2">
            <text:p>#ЧИСЛО!</text:p>
          </table:table-cell>
          <table:table-cell table:number-columns-repeated="2" table:style-name="ce17"/>
          <table:table-cell office:value-type="float" office:value="0" table:formula="of:=DEC2HEX(BITXOR(HEX2DEC([.AA31]);0);2)" table:style-name="ce17">
            <text:p>#ЧИСЛО!</text:p>
          </table:table-cell>
          <table:table-cell table:style-name="ce10"/>
          <table:table-cell table:style-name="ce17"/>
          <table:table-cell office:value-type="float" office:value="0" table:formula="of:=DEC2HEX(BITXOR(HEX2DEC([.R31]);HEX2DEC([.AD31]));2)" table:style-name="ce22">
            <text:p>#ЧИСЛО!</text:p>
          </table:table-cell>
          <table:table-cell office:value-type="float" office:value="0" table:formula="of:=DEC2HEX(BITXOR(HEX2DEC([.AG31]);HEX2DEC([.S31]));2)" table:style-name="ce22">
            <text:p>#ЧИСЛО!</text:p>
          </table:table-cell>
          <table:table-cell office:value-type="float" office:value="0" table:formula="of:=DEC2HEX(BITXOR(HEX2DEC([.AH31]);HEX2DEC([.T31]));2)" table:style-name="ce22">
            <text:p>#ЧИСЛО!</text:p>
          </table:table-cell>
          <table:table-cell office:value-type="float" office:value="0" table:formula="of:=DEC2HEX(BITXOR(HEX2DEC([.AI31]);HEX2DEC([.U31]));2)" table:style-name="ce22">
            <text:p>#ЧИСЛО!</text:p>
          </table:table-cell>
          <table:table-cell table:number-columns-repeated="24" table:style-name="ce1"/>
          <table:table-cell table:style-name="ce20"/>
          <table:table-cell table:number-columns-repeated="16323" table:style-name="ce2"/>
        </table:table-row>
        <table:table-row table:style-name="ro1">
          <table:table-cell/>
          <table:table-cell table:style-name="ce14"/>
          <table:table-cell table:number-columns-repeated="58" table:style-name="ce15"/>
          <table:table-cell table:style-name="ce16"/>
          <table:table-cell table:number-columns-repeated="16323" table:style-name="ce2"/>
        </table:table-row>
        <table:table-row table:style-name="ro1">
          <table:table-cell/>
          <table:table-cell table:number-columns-repeated="60" table:style-name="ce1"/>
          <table:table-cell table:number-columns-repeated="16323"/>
        </table:table-row>
        <table:table-row table:style-name="ro1">
          <table:table-cell/>
          <table:table-cell table:style-name="ce18"/>
          <table:table-cell table:number-columns-repeated="53" table:style-name="ce23"/>
          <table:table-cell table:number-columns-repeated="5" table:style-name="ce4"/>
          <table:table-cell table:style-name="ce5"/>
          <table:table-cell table:number-columns-repeated="16323"/>
        </table:table-row>
        <table:table-row table:style-name="ro1">
          <table:table-cell/>
          <table:table-cell table:style-name="ce6"/>
          <table:table-cell table:number-columns-repeated="15" table:style-name="ce1"/>
          <table:table-cell office:value-type="string" table:number-columns-spanned="4" table:number-rows-spanned="2" table:style-name="ce31">
            <text:p>Сложение блока с ключом</text:p>
          </table:table-cell>
          <table:covered-table-cell table:number-columns-repeated="3"/>
          <table:table-cell table:number-columns-repeated="2" table:style-name="ce1"/>
          <table:table-cell office:value-type="string" table:number-columns-spanned="4" table:number-rows-spanned="2" table:style-name="ce31">
            <text:p>Замена согласно таблице замен</text:p>
          </table:table-cell>
          <table:covered-table-cell table:number-columns-repeated="3"/>
          <table:table-cell table:number-columns-repeated="2" table:style-name="ce1"/>
          <table:table-cell office:value-type="string" table:number-columns-spanned="4" table:number-rows-spanned="2" table:style-name="ce31">
            <text:p>Сдвиг строк 0, 1, 2, 3 влево</text:p>
          </table:table-cell>
          <table:covered-table-cell table:number-columns-repeated="3"/>
          <table:table-cell table:number-columns-repeated="2" table:style-name="ce1"/>
          <table:table-cell office:value-type="string" table:number-columns-spanned="4" table:number-rows-spanned="2" table:style-name="ce31">
            <text:p>Сдвиг строк 0, 1, 2, 3 влево</text:p>
          </table:table-cell>
          <table:covered-table-cell table:number-columns-repeated="3"/>
          <table:table-cell table:number-columns-repeated="2" table:style-name="ce1"/>
          <table:table-cell table:style-name="ce19"/>
          <table:table-cell table:number-columns-repeated="5" table:style-name="ce1"/>
          <table:table-cell office:value-type="string" table:number-columns-spanned="4" table:number-rows-spanned="2" table:style-name="ce31">
            <text:p>Транспонирование предыдущей матрицы</text:p>
          </table:table-cell>
          <table:covered-table-cell table:number-columns-repeated="3"/>
          <table:table-cell table:number-columns-repeated="2" table:style-name="ce1"/>
          <table:table-cell office:value-type="string" table:number-columns-spanned="4" table:number-rows-spanned="2" table:style-name="ce31">
            <text:p>Сложение с раундовым ключом. Результат</text:p>
          </table:table-cell>
          <table:covered-table-cell table:number-columns-repeated="3"/>
          <table:table-cell table:number-columns-repeated="3" table:style-name="ce1"/>
          <table:table-cell table:style-name="ce20"/>
          <table:table-cell table:number-columns-repeated="16323"/>
        </table:table-row>
        <table:table-row table:style-name="ro1">
          <table:table-cell/>
          <table:table-cell table:style-name="ce6"/>
          <table:table-cell table:number-columns-repeated="15" table:style-name="ce1"/>
          <table:covered-table-cell/>
          <table:covered-table-cell table:number-columns-repeated="3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covered-table-cell/>
          <table:covered-table-cell table:number-columns-repeated="3"/>
          <table:table-cell table:number-columns-repeated="8" table:style-name="ce1"/>
          <table:covered-table-cell/>
          <table:covered-table-cell table:number-columns-repeated="3"/>
          <table:table-cell table:number-columns-repeated="2" table:style-name="ce1"/>
          <table:covered-table-cell/>
          <table:covered-table-cell table:number-columns-repeated="3"/>
          <table:table-cell table:number-columns-repeated="3" table:style-name="ce1"/>
          <table:table-cell table:style-name="ce20"/>
          <table:table-cell table:number-columns-repeated="16323"/>
        </table:table-row>
        <table:table-row table:style-name="ro1">
          <table:table-cell/>
          <table:table-cell table:style-name="ce6"/>
          <table:table-cell table:number-columns-repeated="58" table:style-name="ce1"/>
          <table:table-cell table:style-name="ce20"/>
          <table:table-cell table:number-columns-repeated="16323"/>
        </table:table-row>
        <table:table-row table:style-name="ro1">
          <table:table-cell/>
          <table:table-cell table:style-name="ce8"/>
          <table:table-cell table:number-columns-repeated="3" table:style-name="ce1"/>
          <table:table-cell office:value-type="string" office:string-value="50" table:formula="of:=[.Z6]" table:style-name="ce24">
            <text:p>50</text:p>
          </table:table-cell>
          <table:table-cell office:value-type="string" office:string-value="4C" table:formula="of:=[.AD6]" table:style-name="ce24">
            <text:p>4C</text:p>
          </table:table-cell>
          <table:table-cell office:value-type="string" office:string-value="4E" table:formula="of:=[.AH6]" table:style-name="ce24">
            <text:p>4E</text:p>
          </table:table-cell>
          <table:table-cell office:value-type="string" office:string-value="4C" table:formula="of:=[.AL6]" table:style-name="ce24">
            <text:p>4C</text:p>
          </table:table-cell>
          <table:table-cell table:style-name="ce2"/>
          <table:table-cell table:style-name="ce1"/>
          <table:table-cell office:value-type="string" office:string-value="30" table:formula="of:=[.C16]" table:style-name="ce25">
            <text:p>30</text:p>
          </table:table-cell>
          <table:table-cell office:value-type="string" office:string-value="5F" table:formula="of:=[.D16]" table:style-name="ce25">
            <text:p>5F</text:p>
          </table:table-cell>
          <table:table-cell office:value-type="string" office:string-value="53" table:formula="of:=[.E16]" table:style-name="ce25">
            <text:p>53</text:p>
          </table:table-cell>
          <table:table-cell office:value-type="string" office:string-value="4F" table:formula="of:=[.F16]" table:style-name="ce25">
            <text:p>4F</text:p>
          </table:table-cell>
          <table:table-cell table:number-columns-repeated="2" table:style-name="ce1"/>
          <table:table-cell office:value-type="string" office:string-value="60" table:formula="of:=DEC2HEX(BITXOR(HEX2DEC([.C16]);HEX2DEC([.F38]));2)" table:style-name="ce2">
            <text:p>60</text:p>
          </table:table-cell>
          <table:table-cell office:value-type="string" office:string-value="13" table:formula="of:=DEC2HEX(BITXOR(HEX2DEC([.D16]);HEX2DEC([.G38]));2)" table:style-name="ce2">
            <text:p>13</text:p>
          </table:table-cell>
          <table:table-cell office:value-type="string" office:string-value="1D" table:formula="of:=DEC2HEX(BITXOR(HEX2DEC([.E16]);HEX2DEC([.H38]));2)" table:style-name="ce2">
            <text:p>1D</text:p>
          </table:table-cell>
          <table:table-cell office:value-type="string" office:string-value="03" table:formula="of:=DEC2HEX(BITXOR(HEX2DEC([.F16]);HEX2DEC([.I38]));2)" table:style-name="ce2">
            <text:p>03</text:p>
          </table:table-cell>
          <table:table-cell table:style-name="ce2"/>
          <table:table-cell table:style-name="ce1"/>
          <table:table-cell office:value-type="string" office:string-value="D0" table:formula="of:=COM.MICROSOFT.SINGLE(INDIRECT(ADDRESS(HEX2DEC(MID([.R38];1;1))+1;HEX2DEC(MID([.R38];2;1))+1;1;;&quot;S-Box&quot;)))" table:style-name="ce2">
            <text:p>D0</text:p>
          </table:table-cell>
          <table:table-cell office:value-type="string" office:string-value="7D" table:formula="of:=COM.MICROSOFT.SINGLE(INDIRECT(ADDRESS(HEX2DEC(MID([.S38];1;1))+1;HEX2DEC(MID([.S38];2;1))+1;1;;&quot;S-Box&quot;)))" table:style-name="ce2">
            <text:p>7D</text:p>
          </table:table-cell>
          <table:table-cell office:value-type="string" office:string-value="A4" table:formula="of:=COM.MICROSOFT.SINGLE(INDIRECT(ADDRESS(HEX2DEC(MID([.T38];1;1))+1;HEX2DEC(MID([.T38];2;1))+1;1;;&quot;S-Box&quot;)))" table:style-name="ce2">
            <text:p>A4</text:p>
          </table:table-cell>
          <table:table-cell office:value-type="string" office:string-value="7B" table:formula="of:=COM.MICROSOFT.SINGLE(INDIRECT(ADDRESS(HEX2DEC(MID([.U38];1;1))+1;HEX2DEC(MID([.U38];2;1))+1;1;;&quot;S-Box&quot;)))" table:style-name="ce2">
            <text:p>7B</text:p>
          </table:table-cell>
          <table:table-cell table:number-columns-repeated="2" table:style-name="ce2"/>
          <table:table-cell office:value-type="string" office:string-value="D0" table:formula="of:=[.X38]" table:style-name="ce2">
            <text:p>D0</text:p>
          </table:table-cell>
          <table:table-cell office:value-type="string" office:string-value="7D" table:formula="of:=[.Y38]" table:style-name="ce2">
            <text:p>7D</text:p>
          </table:table-cell>
          <table:table-cell office:value-type="string" office:string-value="A4" table:formula="of:=[.Z38]" table:style-name="ce2">
            <text:p>A4</text:p>
          </table:table-cell>
          <table:table-cell office:value-type="string" office:string-value="7B" table:formula="of:=[.AA38]" table:style-name="ce2">
            <text:p>7B</text:p>
          </table:table-cell>
          <table:table-cell table:number-columns-repeated="2" table:style-name="ce2"/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2" table:style-name="ce2"/>
          <table:table-cell office:value-type="float" office:value="85" table:style-name="ce2">
            <text:p>85</text:p>
          </table:table-cell>
          <table:table-cell office:value-type="float" office:value="8" table:style-name="ce2">
            <text:p>08</text:p>
          </table:table-cell>
          <table:table-cell office:value-type="string" table:style-name="ce2">
            <text:p>4B</text:p>
          </table:table-cell>
          <table:table-cell office:value-type="float" office:value="13" table:style-name="ce2">
            <text:p>13</text:p>
          </table:table-cell>
          <table:table-cell table:number-columns-repeated="2" table:style-name="ce2"/>
          <table:table-cell office:value-type="float" office:value="85" table:formula="of:=[.AP38]" table:style-name="ce27">
            <text:p>85</text:p>
          </table:table-cell>
          <table:table-cell office:value-type="string" office:string-value="3D" table:formula="of:=[.AP39]" table:style-name="ce28">
            <text:p>3D</text:p>
          </table:table-cell>
          <table:table-cell office:value-type="float" office:value="90" table:formula="of:=[.AP40]" table:style-name="ce27">
            <text:p>90</text:p>
          </table:table-cell>
          <table:table-cell office:value-type="string" office:string-value="D0" table:formula="of:=[.AP41]" table:style-name="ce28">
            <text:p>D0</text:p>
          </table:table-cell>
          <table:table-cell table:number-columns-repeated="2" table:style-name="ce2"/>
          <table:table-cell office:value-type="string" office:string-value="BA" table:formula="of:=DEC2HEX(BITXOR(HEX2DEC([.AV38]);HEX2DEC([.R16]));2)" table:style-name="ce2">
            <text:p>BA</text:p>
          </table:table-cell>
          <table:table-cell office:value-type="string" office:string-value="4E" table:formula="of:=DEC2HEX(BITXOR(HEX2DEC([.AW38]);HEX2DEC([.S16]));2)" table:style-name="ce2">
            <text:p>4E</text:p>
          </table:table-cell>
          <table:table-cell office:value-type="string" office:string-value="AD" table:formula="of:=DEC2HEX(BITXOR(HEX2DEC([.AX38]);HEX2DEC([.T16]));2)" table:style-name="ce2">
            <text:p>AD</text:p>
          </table:table-cell>
          <table:table-cell office:value-type="string" office:string-value="A1" table:formula="of:=DEC2HEX(BITXOR(HEX2DEC([.AY38]);HEX2DEC([.U16]));2)" table:style-name="ce2">
            <text:p>A1</text:p>
          </table:table-cell>
          <table:table-cell table:number-columns-repeated="3" table:style-name="ce2"/>
          <table:table-cell table:style-name="ce7"/>
          <table:table-cell table:number-columns-repeated="16323"/>
        </table:table-row>
        <table:table-row table:style-name="ro1">
          <table:table-cell/>
          <table:table-cell table:style-name="ce8"/>
          <table:table-cell table:number-columns-repeated="3" table:style-name="ce1"/>
          <table:table-cell office:value-type="string" office:string-value="4F" table:formula="of:=[.AA6]" table:style-name="ce24">
            <text:p>4F</text:p>
          </table:table-cell>
          <table:table-cell office:value-type="string" office:string-value="49" table:formula="of:=[.AE6]" table:style-name="ce24">
            <text:p>49</text:p>
          </table:table-cell>
          <table:table-cell office:value-type="string" office:string-value="5F" table:formula="of:=[.AI6]" table:style-name="ce24">
            <text:p>5F</text:p>
          </table:table-cell>
          <table:table-cell office:value-type="string" office:string-value="45" table:formula="of:=[.AM6]" table:style-name="ce24">
            <text:p>45</text:p>
          </table:table-cell>
          <table:table-cell table:style-name="ce2"/>
          <table:table-cell table:style-name="ce1"/>
          <table:table-cell office:value-type="string" office:string-value="33" table:formula="of:=[.C17]" table:style-name="ce25">
            <text:p>33</text:p>
          </table:table-cell>
          <table:table-cell office:value-type="string" office:string-value="59" table:formula="of:=[.D17]" table:style-name="ce25">
            <text:p>59</text:p>
          </table:table-cell>
          <table:table-cell office:value-type="string" office:string-value="4C" table:formula="of:=[.E17]" table:style-name="ce25">
            <text:p>4C</text:p>
          </table:table-cell>
          <table:table-cell office:value-type="string" office:string-value="56" table:formula="of:=[.F17]" table:style-name="ce25">
            <text:p>56</text:p>
          </table:table-cell>
          <table:table-cell table:number-columns-repeated="2" table:style-name="ce1"/>
          <table:table-cell office:value-type="string" office:string-value="7C" table:formula="of:=DEC2HEX(BITXOR(HEX2DEC([.C17]);HEX2DEC([.F39]));2)" table:style-name="ce2">
            <text:p>7C</text:p>
          </table:table-cell>
          <table:table-cell office:value-type="string" office:string-value="10" table:formula="of:=DEC2HEX(BITXOR(HEX2DEC([.D17]);HEX2DEC([.G39]));2)" table:style-name="ce2">
            <text:p>10</text:p>
          </table:table-cell>
          <table:table-cell office:value-type="string" office:string-value="13" table:formula="of:=DEC2HEX(BITXOR(HEX2DEC([.E17]);HEX2DEC([.H39]));2)" table:style-name="ce2">
            <text:p>13</text:p>
          </table:table-cell>
          <table:table-cell office:value-type="string" office:string-value="13" table:formula="of:=DEC2HEX(BITXOR(HEX2DEC([.F17]);HEX2DEC([.I39]));2)" table:style-name="ce2">
            <text:p>13</text:p>
          </table:table-cell>
          <table:table-cell table:style-name="ce2"/>
          <table:table-cell table:style-name="ce1"/>
          <table:table-cell office:value-type="float" office:value="10" table:formula="of:=COM.MICROSOFT.SINGLE(INDIRECT(ADDRESS(HEX2DEC(MID([.R39];1;1))+1;HEX2DEC(MID([.R39];2;1))+1;1;;&quot;S-Box&quot;)))" table:style-name="ce2">
            <text:p>10</text:p>
          </table:table-cell>
          <table:table-cell office:value-type="string" office:string-value="CA" table:formula="of:=COM.MICROSOFT.SINGLE(INDIRECT(ADDRESS(HEX2DEC(MID([.S39];1;1))+1;HEX2DEC(MID([.S39];2;1))+1;1;;&quot;S-Box&quot;)))" table:style-name="ce2">
            <text:p>CA</text:p>
          </table:table-cell>
          <table:table-cell office:value-type="string" office:string-value="7D" table:formula="of:=COM.MICROSOFT.SINGLE(INDIRECT(ADDRESS(HEX2DEC(MID([.T39];1;1))+1;HEX2DEC(MID([.T39];2;1))+1;1;;&quot;S-Box&quot;)))" table:style-name="ce2">
            <text:p>7D</text:p>
          </table:table-cell>
          <table:table-cell office:value-type="string" office:string-value="7D" table:formula="of:=COM.MICROSOFT.SINGLE(INDIRECT(ADDRESS(HEX2DEC(MID([.U39];1;1))+1;HEX2DEC(MID([.U39];2;1))+1;1;;&quot;S-Box&quot;)))" table:style-name="ce2">
            <text:p>7D</text:p>
          </table:table-cell>
          <table:table-cell table:number-columns-repeated="2" table:style-name="ce2"/>
          <table:table-cell office:value-type="string" office:string-value="CA" table:formula="of:=[.Y39]" table:style-name="ce2">
            <text:p>CA</text:p>
          </table:table-cell>
          <table:table-cell office:value-type="string" office:string-value="7D" table:formula="of:=[.Z39]" table:style-name="ce2">
            <text:p>7D</text:p>
          </table:table-cell>
          <table:table-cell office:value-type="string" office:string-value="7D" table:formula="of:=[.AA39]" table:style-name="ce2">
            <text:p>7D</text:p>
          </table:table-cell>
          <table:table-cell office:value-type="float" office:value="10" table:formula="of:=[.X39]" table:style-name="ce2">
            <text:p>10</text:p>
          </table:table-cell>
          <table:table-cell table:number-columns-repeated="2" table:style-name="ce2"/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1" table:style-name="ce26">
            <text:p>1</text:p>
          </table:table-cell>
          <table:table-cell table:number-columns-repeated="2" table:style-name="ce2"/>
          <table:table-cell office:value-type="string" table:style-name="ce2">
            <text:p>3D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7C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2"/>
          <table:table-cell office:value-type="float" office:value="8" table:formula="of:=[.AQ38]" table:style-name="ce27">
            <text:p>08</text:p>
          </table:table-cell>
          <table:table-cell office:value-type="float" office:value="33" table:formula="of:=[.AQ39]" table:style-name="ce27">
            <text:p>33</text:p>
          </table:table-cell>
          <table:table-cell office:value-type="float" office:value="54" table:formula="of:=[.AQ40]" table:style-name="ce27">
            <text:p>54</text:p>
          </table:table-cell>
          <table:table-cell office:value-type="float" office:value="5" table:formula="of:=[.AQ41]" table:style-name="ce27">
            <text:p>05</text:p>
          </table:table-cell>
          <table:table-cell table:number-columns-repeated="2" table:style-name="ce2"/>
          <table:table-cell office:value-type="string" office:string-value="47" table:formula="of:=DEC2HEX(BITXOR(HEX2DEC([.AV39]);HEX2DEC([.R17]));2)" table:style-name="ce2">
            <text:p>47</text:p>
          </table:table-cell>
          <table:table-cell office:value-type="string" office:string-value="35" table:formula="of:=DEC2HEX(BITXOR(HEX2DEC([.AW39]);HEX2DEC([.S17]));2)" table:style-name="ce2">
            <text:p>35</text:p>
          </table:table-cell>
          <table:table-cell office:value-type="string" office:string-value="0D" table:formula="of:=DEC2HEX(BITXOR(HEX2DEC([.AX39]);HEX2DEC([.T17]));2)" table:style-name="ce2">
            <text:p>0D</text:p>
          </table:table-cell>
          <table:table-cell office:value-type="string" office:string-value="19" table:formula="of:=DEC2HEX(BITXOR(HEX2DEC([.AY39]);HEX2DEC([.U17]));2)" table:style-name="ce2">
            <text:p>19</text:p>
          </table:table-cell>
          <table:table-cell table:number-columns-repeated="3" table:style-name="ce2"/>
          <table:table-cell table:style-name="ce7"/>
          <table:table-cell table:number-columns-repeated="16323"/>
        </table:table-row>
        <table:table-row table:style-name="ro1">
          <table:table-cell/>
          <table:table-cell table:style-name="ce8"/>
          <table:table-cell table:number-columns-repeated="3" table:style-name="ce1"/>
          <table:table-cell office:value-type="string" office:string-value="56" table:formula="of:=[.AB6]" table:style-name="ce24">
            <text:p>56</text:p>
          </table:table-cell>
          <table:table-cell office:value-type="string" office:string-value="4B" table:formula="of:=[.AF6]" table:style-name="ce24">
            <text:p>4B</text:p>
          </table:table-cell>
          <table:table-cell office:value-type="string" office:string-value="56" table:formula="of:=[.AJ6]" table:style-name="ce24">
            <text:p>56</text:p>
          </table:table-cell>
          <table:table-cell office:value-type="string" office:string-value="52" table:formula="of:=[.AN6]" table:style-name="ce24">
            <text:p>52</text:p>
          </table:table-cell>
          <table:table-cell table:style-name="ce2"/>
          <table:table-cell table:style-name="ce1"/>
          <table:table-cell office:value-type="string" office:string-value="36" table:formula="of:=[.C18]" table:style-name="ce25">
            <text:p>36</text:p>
          </table:table-cell>
          <table:table-cell office:value-type="string" office:string-value="52" table:formula="of:=[.D18]" table:style-name="ce25">
            <text:p>52</text:p>
          </table:table-cell>
          <table:table-cell office:value-type="string" office:string-value="41" table:formula="of:=[.E18]" table:style-name="ce25">
            <text:p>41</text:p>
          </table:table-cell>
          <table:table-cell office:value-type="string" office:string-value="49" table:formula="of:=[.F18]" table:style-name="ce25">
            <text:p>49</text:p>
          </table:table-cell>
          <table:table-cell table:number-columns-repeated="2" table:style-name="ce1"/>
          <table:table-cell office:value-type="string" office:string-value="60" table:formula="of:=DEC2HEX(BITXOR(HEX2DEC([.C18]);HEX2DEC([.F40]));2)" table:style-name="ce2">
            <text:p>60</text:p>
          </table:table-cell>
          <table:table-cell office:value-type="string" office:string-value="19" table:formula="of:=DEC2HEX(BITXOR(HEX2DEC([.D18]);HEX2DEC([.G40]));2)" table:style-name="ce2">
            <text:p>19</text:p>
          </table:table-cell>
          <table:table-cell office:value-type="string" office:string-value="17" table:formula="of:=DEC2HEX(BITXOR(HEX2DEC([.E18]);HEX2DEC([.H40]));2)" table:style-name="ce2">
            <text:p>17</text:p>
          </table:table-cell>
          <table:table-cell office:value-type="string" office:string-value="1B" table:formula="of:=DEC2HEX(BITXOR(HEX2DEC([.F18]);HEX2DEC([.I40]));2)" table:style-name="ce2">
            <text:p>1B</text:p>
          </table:table-cell>
          <table:table-cell table:style-name="ce2"/>
          <table:table-cell table:style-name="ce1"/>
          <table:table-cell office:value-type="string" office:string-value="D0" table:formula="of:=COM.MICROSOFT.SINGLE(INDIRECT(ADDRESS(HEX2DEC(MID([.R40];1;1))+1;HEX2DEC(MID([.R40];2;1))+1;1;;&quot;S-Box&quot;)))" table:style-name="ce2">
            <text:p>D0</text:p>
          </table:table-cell>
          <table:table-cell office:value-type="string" office:string-value="D4" table:formula="of:=COM.MICROSOFT.SINGLE(INDIRECT(ADDRESS(HEX2DEC(MID([.S40];1;1))+1;HEX2DEC(MID([.S40];2;1))+1;1;;&quot;S-Box&quot;)))" table:style-name="ce2">
            <text:p>D4</text:p>
          </table:table-cell>
          <table:table-cell office:value-type="string" office:string-value="F0" table:formula="of:=COM.MICROSOFT.SINGLE(INDIRECT(ADDRESS(HEX2DEC(MID([.T40];1;1))+1;HEX2DEC(MID([.T40];2;1))+1;1;;&quot;S-Box&quot;)))" table:style-name="ce2">
            <text:p>F0</text:p>
          </table:table-cell>
          <table:table-cell office:value-type="string" office:string-value="AF" table:formula="of:=COM.MICROSOFT.SINGLE(INDIRECT(ADDRESS(HEX2DEC(MID([.U40];1;1))+1;HEX2DEC(MID([.U40];2;1))+1;1;;&quot;S-Box&quot;)))" table:style-name="ce2">
            <text:p>AF</text:p>
          </table:table-cell>
          <table:table-cell table:number-columns-repeated="2" table:style-name="ce2"/>
          <table:table-cell office:value-type="string" office:string-value="F0" table:formula="of:=[.Z40]" table:style-name="ce2">
            <text:p>F0</text:p>
          </table:table-cell>
          <table:table-cell office:value-type="string" office:string-value="AF" table:formula="of:=[.AA40]" table:style-name="ce2">
            <text:p>AF</text:p>
          </table:table-cell>
          <table:table-cell office:value-type="string" office:string-value="D0" table:formula="of:=[.X40]" table:style-name="ce2">
            <text:p>D0</text:p>
          </table:table-cell>
          <table:table-cell office:value-type="string" office:string-value="D4" table:formula="of:=[.Y40]" table:style-name="ce2">
            <text:p>D4</text:p>
          </table:table-cell>
          <table:table-cell table:number-columns-repeated="2" table:style-name="ce2"/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table:number-columns-repeated="2" table:style-name="ce2"/>
          <table:table-cell office:value-type="float" office:value="90" table:style-name="ce2">
            <text:p>90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7A</text:p>
          </table:table-cell>
          <table:table-cell office:value-type="string" table:style-name="ce2">
            <text:p>FA</text:p>
          </table:table-cell>
          <table:table-cell table:number-columns-repeated="2" table:style-name="ce2"/>
          <table:table-cell office:value-type="string" office:string-value="4B" table:formula="of:=[.AR38]" table:style-name="ce28">
            <text:p>4B</text:p>
          </table:table-cell>
          <table:table-cell office:value-type="string" office:string-value="7C" table:formula="of:=[.AR39]" table:style-name="ce28">
            <text:p>7C</text:p>
          </table:table-cell>
          <table:table-cell office:value-type="string" office:string-value="7A" table:formula="of:=[.AR40]" table:style-name="ce28">
            <text:p>7A</text:p>
          </table:table-cell>
          <table:table-cell office:value-type="string" office:string-value="B2" table:formula="of:=[.AR41]" table:style-name="ce28">
            <text:p>B2</text:p>
          </table:table-cell>
          <table:table-cell table:number-columns-repeated="2" table:style-name="ce2"/>
          <table:table-cell office:value-type="float" office:value="0" table:formula="of:=DEC2HEX(BITXOR(HEX2DEC([.AV40]);HEX2DEC([.R18]));2)" table:style-name="ce2">
            <text:p>#ЧИСЛО!</text:p>
          </table:table-cell>
          <table:table-cell office:value-type="string" office:string-value="E2" table:formula="of:=DEC2HEX(BITXOR(HEX2DEC([.AW40]);HEX2DEC([.S18]));2)" table:style-name="ce2">
            <text:p>E2</text:p>
          </table:table-cell>
          <table:table-cell office:value-type="string" office:string-value="B2" table:formula="of:=DEC2HEX(BITXOR(HEX2DEC([.AX40]);HEX2DEC([.T18]));2)" table:style-name="ce2">
            <text:p>B2</text:p>
          </table:table-cell>
          <table:table-cell office:value-type="string" office:string-value="28" table:formula="of:=DEC2HEX(BITXOR(HEX2DEC([.AY40]);HEX2DEC([.U18]));2)" table:style-name="ce2">
            <text:p>28</text:p>
          </table:table-cell>
          <table:table-cell table:number-columns-repeated="3" table:style-name="ce2"/>
          <table:table-cell table:style-name="ce7"/>
          <table:table-cell table:number-columns-repeated="16323"/>
        </table:table-row>
        <table:table-row table:style-name="ro1">
          <table:table-cell/>
          <table:table-cell table:style-name="ce8"/>
          <table:table-cell table:number-columns-repeated="3" table:style-name="ce2"/>
          <table:table-cell office:value-type="string" office:string-value="45" table:formula="of:=[.AC6]" table:style-name="ce24">
            <text:p>45</text:p>
          </table:table-cell>
          <table:table-cell office:value-type="string" office:string-value="49" table:formula="of:=[.AG6]" table:style-name="ce24">
            <text:p>49</text:p>
          </table:table-cell>
          <table:table-cell office:value-type="string" office:string-value="41" table:formula="of:=[.AK6]" table:style-name="ce24">
            <text:p>41</text:p>
          </table:table-cell>
          <table:table-cell office:value-type="string" office:string-value="41" table:formula="of:=[.AO6]" table:style-name="ce24">
            <text:p>41</text:p>
          </table:table-cell>
          <table:table-cell table:style-name="ce2"/>
          <table:table-cell table:style-name="ce1"/>
          <table:table-cell office:value-type="string" office:string-value="31" table:formula="of:=[.C19]" table:style-name="ce25">
            <text:p>31</text:p>
          </table:table-cell>
          <table:table-cell office:value-type="string" office:string-value="4F" table:formula="of:=[.D19]" table:style-name="ce25">
            <text:p>4F</text:p>
          </table:table-cell>
          <table:table-cell office:value-type="string" office:string-value="56" table:formula="of:=[.E19]" table:style-name="ce25">
            <text:p>56</text:p>
          </table:table-cell>
          <table:table-cell office:value-type="string" office:string-value="48" table:formula="of:=[.F19]" table:style-name="ce25">
            <text:p>48</text:p>
          </table:table-cell>
          <table:table-cell table:number-columns-repeated="2" table:style-name="ce1"/>
          <table:table-cell office:value-type="string" office:string-value="74" table:formula="of:=DEC2HEX(BITXOR(HEX2DEC([.C19]);HEX2DEC([.F41]));2)" table:style-name="ce2">
            <text:p>74</text:p>
          </table:table-cell>
          <table:table-cell office:value-type="string" office:string-value="06" table:formula="of:=DEC2HEX(BITXOR(HEX2DEC([.D19]);HEX2DEC([.G41]));2)" table:style-name="ce2">
            <text:p>06</text:p>
          </table:table-cell>
          <table:table-cell office:value-type="string" office:string-value="17" table:formula="of:=DEC2HEX(BITXOR(HEX2DEC([.E19]);HEX2DEC([.H41]));2)" table:style-name="ce2">
            <text:p>17</text:p>
          </table:table-cell>
          <table:table-cell office:value-type="string" office:string-value="09" table:formula="of:=DEC2HEX(BITXOR(HEX2DEC([.F19]);HEX2DEC([.I41]));2)" table:style-name="ce2">
            <text:p>09</text:p>
          </table:table-cell>
          <table:table-cell table:style-name="ce2"/>
          <table:table-cell table:style-name="ce1"/>
          <table:table-cell office:value-type="float" office:value="92" table:formula="of:=COM.MICROSOFT.SINGLE(INDIRECT(ADDRESS(HEX2DEC(MID([.R41];1;1))+1;HEX2DEC(MID([.R41];2;1))+1;1;;&quot;S-Box&quot;)))" table:style-name="ce2">
            <text:p>92</text:p>
          </table:table-cell>
          <table:table-cell office:value-type="string" office:string-value="6F" table:formula="of:=COM.MICROSOFT.SINGLE(INDIRECT(ADDRESS(HEX2DEC(MID([.S41];1;1))+1;HEX2DEC(MID([.S41];2;1))+1;1;;&quot;S-Box&quot;)))" table:style-name="ce2">
            <text:p>6F</text:p>
          </table:table-cell>
          <table:table-cell office:value-type="string" office:string-value="F0" table:formula="of:=COM.MICROSOFT.SINGLE(INDIRECT(ADDRESS(HEX2DEC(MID([.T41];1;1))+1;HEX2DEC(MID([.T41];2;1))+1;1;;&quot;S-Box&quot;)))" table:style-name="ce2">
            <text:p>F0</text:p>
          </table:table-cell>
          <table:table-cell office:value-type="float" office:value="1" table:formula="of:=COM.MICROSOFT.SINGLE(INDIRECT(ADDRESS(HEX2DEC(MID([.U41];1;1))+1;HEX2DEC(MID([.U41];2;1))+1;1;;&quot;S-Box&quot;)))" table:style-name="ce2">
            <text:p>01</text:p>
          </table:table-cell>
          <table:table-cell table:number-columns-repeated="2" table:style-name="ce2"/>
          <table:table-cell office:value-type="float" office:value="1" table:formula="of:=[.AA41]" table:style-name="ce2">
            <text:p>01</text:p>
          </table:table-cell>
          <table:table-cell office:value-type="float" office:value="92" table:formula="of:=[.X41]" table:style-name="ce2">
            <text:p>92</text:p>
          </table:table-cell>
          <table:table-cell office:value-type="string" office:string-value="6F" table:formula="of:=[.Y41]" table:style-name="ce2">
            <text:p>6F</text:p>
          </table:table-cell>
          <table:table-cell office:value-type="string" office:string-value="F0" table:formula="of:=[.Z41]" table:style-name="ce2">
            <text:p>F0</text:p>
          </table:table-cell>
          <table:table-cell table:number-columns-repeated="2" table:style-name="ce2"/>
          <table:table-cell office:value-type="float" office:value="3" table:style-name="ce26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"/>
          <table:table-cell office:value-type="string" table:style-name="ce2">
            <text:p>D0</text:p>
          </table:table-cell>
          <table:table-cell office:value-type="float" office:value="5" table:style-name="ce2">
            <text:p>05</text:p>
          </table:table-cell>
          <table:table-cell office:value-type="string" table:style-name="ce2">
            <text:p>B2</text:p>
          </table:table-cell>
          <table:table-cell office:value-type="float" office:value="53" table:style-name="ce2">
            <text:p>53</text:p>
          </table:table-cell>
          <table:table-cell table:number-columns-repeated="2" table:style-name="ce2"/>
          <table:table-cell office:value-type="float" office:value="13" table:formula="of:=[.AS38]" table:style-name="ce27">
            <text:p>13</text:p>
          </table:table-cell>
          <table:table-cell office:value-type="float" office:value="28" table:formula="of:=[.AS39]" table:style-name="ce27">
            <text:p>28</text:p>
          </table:table-cell>
          <table:table-cell office:value-type="string" office:string-value="FA" table:formula="of:=[.AS40]" table:style-name="ce28">
            <text:p>FA</text:p>
          </table:table-cell>
          <table:table-cell office:value-type="float" office:value="53" table:formula="of:=[.AS41]" table:style-name="ce27">
            <text:p>53</text:p>
          </table:table-cell>
          <table:table-cell table:number-columns-repeated="2" table:style-name="ce2"/>
          <table:table-cell office:value-type="string" office:string-value="7F" table:formula="of:=DEC2HEX(BITXOR(HEX2DEC([.AV41]);HEX2DEC([.R19]));2)" table:style-name="ce2">
            <text:p>7F</text:p>
          </table:table-cell>
          <table:table-cell office:value-type="string" office:string-value="0D" table:formula="of:=DEC2HEX(BITXOR(HEX2DEC([.AW41]);HEX2DEC([.S19]));2)" table:style-name="ce2">
            <text:p>0D</text:p>
          </table:table-cell>
          <table:table-cell office:value-type="string" office:string-value="9E" table:formula="of:=DEC2HEX(BITXOR(HEX2DEC([.AX41]);HEX2DEC([.T19]));2)" table:style-name="ce2">
            <text:p>9E</text:p>
          </table:table-cell>
          <table:table-cell office:value-type="string" office:string-value="76" table:formula="of:=DEC2HEX(BITXOR(HEX2DEC([.AY41]);HEX2DEC([.U19]));2)" table:style-name="ce2">
            <text:p>76</text:p>
          </table:table-cell>
          <table:table-cell table:number-columns-repeated="3" table:style-name="ce2"/>
          <table:table-cell table:style-name="ce7"/>
          <table:table-cell table:number-columns-repeated="16323"/>
        </table:table-row>
        <table:table-row table:style-name="ro1">
          <table:table-cell/>
          <table:table-cell table:style-name="ce14"/>
          <table:table-cell table:number-columns-repeated="58" table:style-name="ce15"/>
          <table:table-cell table:style-name="ce16"/>
          <table:table-cell table:number-columns-repeated="16323"/>
        </table:table-row>
        <table:table-row table:number-rows-repeated="1048534" table:style-name="ro1">
          <table:table-cell table:number-columns-repeated="16384"/>
        </table:table-row>
      </table:table>
      <table:table table:name="S-Box" table:style-name="ta1">
        <table:table-column table:style-name="co1" table:number-columns-repeated="16384" table:default-cell-style-name="ce33"/>
        <table:table-row table:style-name="ro1">
          <table:table-cell office:value-type="float" office:value="63" table:style-name="ce32">
            <text:p>63</text:p>
          </table:table-cell>
          <table:table-cell office:value-type="string" table:style-name="ce32">
            <text:p>7C</text:p>
          </table:table-cell>
          <table:table-cell office:value-type="float" office:value="77" table:style-name="ce32">
            <text:p>77</text:p>
          </table:table-cell>
          <table:table-cell office:value-type="string" table:style-name="ce32">
            <text:p>7B</text:p>
          </table:table-cell>
          <table:table-cell office:value-type="string" table:style-name="ce32">
            <text:p>F2</text:p>
          </table:table-cell>
          <table:table-cell office:value-type="string" table:style-name="ce32">
            <text:p>6B</text:p>
          </table:table-cell>
          <table:table-cell office:value-type="string" table:style-name="ce32">
            <text:p>6F</text:p>
          </table:table-cell>
          <table:table-cell office:value-type="string" table:style-name="ce32">
            <text:p>C5</text:p>
          </table:table-cell>
          <table:table-cell office:value-type="float" office:value="30" table:style-name="ce32">
            <text:p>30</text:p>
          </table:table-cell>
          <table:table-cell office:value-type="float" office:value="1" table:style-name="ce32">
            <text:p>01</text:p>
          </table:table-cell>
          <table:table-cell office:value-type="float" office:value="67" table:style-name="ce32">
            <text:p>67</text:p>
          </table:table-cell>
          <table:table-cell office:value-type="string" table:style-name="ce32">
            <text:p>2B</text:p>
          </table:table-cell>
          <table:table-cell office:value-type="string" table:style-name="ce32">
            <text:p>FE</text:p>
          </table:table-cell>
          <table:table-cell office:value-type="string" table:style-name="ce32">
            <text:p>D7</text:p>
          </table:table-cell>
          <table:table-cell office:value-type="string" table:style-name="ce32">
            <text:p>AB</text:p>
          </table:table-cell>
          <table:table-cell office:value-type="float" office:value="76" table:style-name="ce32">
            <text:p>76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2">
            <text:p>CA</text:p>
          </table:table-cell>
          <table:table-cell office:value-type="float" office:value="82" table:style-name="ce32">
            <text:p>82</text:p>
          </table:table-cell>
          <table:table-cell office:value-type="string" table:style-name="ce32">
            <text:p>C9</text:p>
          </table:table-cell>
          <table:table-cell office:value-type="string" table:style-name="ce32">
            <text:p>7D</text:p>
          </table:table-cell>
          <table:table-cell office:value-type="string" table:style-name="ce32">
            <text:p>FA</text:p>
          </table:table-cell>
          <table:table-cell office:value-type="float" office:value="59" table:style-name="ce32">
            <text:p>59</text:p>
          </table:table-cell>
          <table:table-cell office:value-type="float" office:value="47" table:style-name="ce32">
            <text:p>47</text:p>
          </table:table-cell>
          <table:table-cell office:value-type="string" table:style-name="ce32">
            <text:p>F0</text:p>
          </table:table-cell>
          <table:table-cell office:value-type="string" table:style-name="ce32">
            <text:p>AD</text:p>
          </table:table-cell>
          <table:table-cell office:value-type="string" table:style-name="ce32">
            <text:p>D4</text:p>
          </table:table-cell>
          <table:table-cell office:value-type="string" table:style-name="ce32">
            <text:p>A2</text:p>
          </table:table-cell>
          <table:table-cell office:value-type="string" table:style-name="ce32">
            <text:p>AF</text:p>
          </table:table-cell>
          <table:table-cell office:value-type="string" table:style-name="ce32">
            <text:p>9C</text:p>
          </table:table-cell>
          <table:table-cell office:value-type="string" table:style-name="ce32">
            <text:p>A4</text:p>
          </table:table-cell>
          <table:table-cell office:value-type="float" office:value="72" table:style-name="ce32">
            <text:p>72</text:p>
          </table:table-cell>
          <table:table-cell office:value-type="string" table:style-name="ce32">
            <text:p>C0</text:p>
          </table:table-cell>
          <table:table-cell table:style-name="ce33"/>
          <table:table-cell office:value-type="float" office:value="1" table:style-name="ce33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32">
            <text:p>B7</text:p>
          </table:table-cell>
          <table:table-cell office:value-type="string" table:style-name="ce32">
            <text:p>FD</text:p>
          </table:table-cell>
          <table:table-cell office:value-type="float" office:value="93" table:style-name="ce32">
            <text:p>93</text:p>
          </table:table-cell>
          <table:table-cell office:value-type="float" office:value="26" table:style-name="ce32">
            <text:p>26</text:p>
          </table:table-cell>
          <table:table-cell office:value-type="float" office:value="36" table:style-name="ce32">
            <text:p>36</text:p>
          </table:table-cell>
          <table:table-cell office:value-type="string" table:style-name="ce32">
            <text:p>3F</text:p>
          </table:table-cell>
          <table:table-cell office:value-type="string" table:style-name="ce32">
            <text:p>F7</text:p>
          </table:table-cell>
          <table:table-cell office:value-type="string" table:style-name="ce32">
            <text:p>CC</text:p>
          </table:table-cell>
          <table:table-cell office:value-type="float" office:value="34" table:style-name="ce32">
            <text:p>34</text:p>
          </table:table-cell>
          <table:table-cell office:value-type="string" table:style-name="ce32">
            <text:p>A5</text:p>
          </table:table-cell>
          <table:table-cell office:value-type="string" table:style-name="ce32">
            <text:p>E5</text:p>
          </table:table-cell>
          <table:table-cell office:value-type="string" table:style-name="ce32">
            <text:p>F1</text:p>
          </table:table-cell>
          <table:table-cell office:value-type="float" office:value="71" table:style-name="ce32">
            <text:p>71</text:p>
          </table:table-cell>
          <table:table-cell office:value-type="string" table:style-name="ce32">
            <text:p>D8</text:p>
          </table:table-cell>
          <table:table-cell office:value-type="float" office:value="31" table:style-name="ce32">
            <text:p>31</text:p>
          </table:table-cell>
          <table:table-cell office:value-type="float" office:value="15" table:style-name="ce32">
            <text:p>15</text:p>
          </table:table-cell>
          <table:table-cell table:style-name="ce33"/>
          <table:table-cell office:value-type="float" office:value="2" table:style-name="ce33">
            <text:p>2</text:p>
          </table:table-cell>
          <table:table-cell table:number-columns-repeated="16366"/>
        </table:table-row>
        <table:table-row table:style-name="ro1">
          <table:table-cell office:value-type="float" office:value="4" table:style-name="ce32">
            <text:p>04</text:p>
          </table:table-cell>
          <table:table-cell office:value-type="string" table:style-name="ce32">
            <text:p>C7</text:p>
          </table:table-cell>
          <table:table-cell office:value-type="float" office:value="23" table:style-name="ce32">
            <text:p>23</text:p>
          </table:table-cell>
          <table:table-cell office:value-type="string" table:style-name="ce32">
            <text:p>C3</text:p>
          </table:table-cell>
          <table:table-cell office:value-type="float" office:value="18" table:style-name="ce32">
            <text:p>18</text:p>
          </table:table-cell>
          <table:table-cell office:value-type="float" office:value="96" table:style-name="ce32">
            <text:p>96</text:p>
          </table:table-cell>
          <table:table-cell office:value-type="float" office:value="5" table:style-name="ce32">
            <text:p>05</text:p>
          </table:table-cell>
          <table:table-cell office:value-type="string" table:style-name="ce32">
            <text:p>9A</text:p>
          </table:table-cell>
          <table:table-cell office:value-type="float" office:value="7" table:style-name="ce32">
            <text:p>07</text:p>
          </table:table-cell>
          <table:table-cell office:value-type="float" office:value="12" table:style-name="ce32">
            <text:p>12</text:p>
          </table:table-cell>
          <table:table-cell office:value-type="float" office:value="80" table:style-name="ce32">
            <text:p>80</text:p>
          </table:table-cell>
          <table:table-cell office:value-type="string" table:style-name="ce32">
            <text:p>E2</text:p>
          </table:table-cell>
          <table:table-cell office:value-type="string" table:style-name="ce32">
            <text:p>EB</text:p>
          </table:table-cell>
          <table:table-cell office:value-type="float" office:value="27" table:style-name="ce32">
            <text:p>27</text:p>
          </table:table-cell>
          <table:table-cell office:value-type="string" table:style-name="ce32">
            <text:p>B2</text:p>
          </table:table-cell>
          <table:table-cell office:value-type="float" office:value="75" table:style-name="ce32">
            <text:p>75</text:p>
          </table:table-cell>
          <table:table-cell table:style-name="ce33"/>
          <table:table-cell office:value-type="float" office:value="3" table:style-name="ce33">
            <text:p>3</text:p>
          </table:table-cell>
          <table:table-cell table:number-columns-repeated="16366"/>
        </table:table-row>
        <table:table-row table:style-name="ro1">
          <table:table-cell office:value-type="float" office:value="9" table:style-name="ce32">
            <text:p>09</text:p>
          </table:table-cell>
          <table:table-cell office:value-type="float" office:value="83" table:style-name="ce32">
            <text:p>83</text:p>
          </table:table-cell>
          <table:table-cell office:value-type="string" table:style-name="ce32">
            <text:p>2C</text:p>
          </table:table-cell>
          <table:table-cell office:value-type="string" table:style-name="ce32">
            <text:p>1A</text:p>
          </table:table-cell>
          <table:table-cell office:value-type="string" table:style-name="ce32">
            <text:p>1B</text:p>
          </table:table-cell>
          <table:table-cell office:value-type="string" table:style-name="ce32">
            <text:p>6E</text:p>
          </table:table-cell>
          <table:table-cell office:value-type="string" table:style-name="ce32">
            <text:p>5A</text:p>
          </table:table-cell>
          <table:table-cell office:value-type="string" table:style-name="ce32">
            <text:p>A0</text:p>
          </table:table-cell>
          <table:table-cell office:value-type="float" office:value="52" table:style-name="ce32">
            <text:p>52</text:p>
          </table:table-cell>
          <table:table-cell office:value-type="string" table:style-name="ce32">
            <text:p>3B</text:p>
          </table:table-cell>
          <table:table-cell office:value-type="string" table:style-name="ce32">
            <text:p>D6</text:p>
          </table:table-cell>
          <table:table-cell office:value-type="string" table:style-name="ce32">
            <text:p>B3</text:p>
          </table:table-cell>
          <table:table-cell office:value-type="float" office:value="29" table:style-name="ce32">
            <text:p>29</text:p>
          </table:table-cell>
          <table:table-cell office:value-type="string" table:style-name="ce32">
            <text:p>E3</text:p>
          </table:table-cell>
          <table:table-cell office:value-type="string" table:style-name="ce32">
            <text:p>2F</text:p>
          </table:table-cell>
          <table:table-cell office:value-type="float" office:value="84" table:style-name="ce32">
            <text:p>84</text:p>
          </table:table-cell>
          <table:table-cell table:style-name="ce33"/>
          <table:table-cell office:value-type="float" office:value="4" table:style-name="ce33">
            <text:p>4</text:p>
          </table:table-cell>
          <table:table-cell table:number-columns-repeated="16366"/>
        </table:table-row>
        <table:table-row table:style-name="ro1">
          <table:table-cell office:value-type="float" office:value="53" table:style-name="ce32">
            <text:p>53</text:p>
          </table:table-cell>
          <table:table-cell office:value-type="string" table:style-name="ce32">
            <text:p>D1</text:p>
          </table:table-cell>
          <table:table-cell office:value-type="float" office:value="0" table:style-name="ce32">
            <text:p>00</text:p>
          </table:table-cell>
          <table:table-cell office:value-type="string" table:style-name="ce32">
            <text:p>ED</text:p>
          </table:table-cell>
          <table:table-cell office:value-type="float" office:value="20" table:style-name="ce32">
            <text:p>20</text:p>
          </table:table-cell>
          <table:table-cell office:value-type="string" table:style-name="ce32">
            <text:p>FC</text:p>
          </table:table-cell>
          <table:table-cell office:value-type="string" table:style-name="ce32">
            <text:p>B1</text:p>
          </table:table-cell>
          <table:table-cell office:value-type="string" table:style-name="ce32">
            <text:p>5B</text:p>
          </table:table-cell>
          <table:table-cell office:value-type="string" table:style-name="ce32">
            <text:p>6A</text:p>
          </table:table-cell>
          <table:table-cell office:value-type="string" table:style-name="ce32">
            <text:p>CB</text:p>
          </table:table-cell>
          <table:table-cell office:value-type="string" table:style-name="ce32">
            <text:p>BE</text:p>
          </table:table-cell>
          <table:table-cell office:value-type="float" office:value="39" table:style-name="ce32">
            <text:p>39</text:p>
          </table:table-cell>
          <table:table-cell office:value-type="string" table:style-name="ce32">
            <text:p>4A</text:p>
          </table:table-cell>
          <table:table-cell office:value-type="string" table:style-name="ce32">
            <text:p>4C</text:p>
          </table:table-cell>
          <table:table-cell office:value-type="float" office:value="58" table:style-name="ce32">
            <text:p>58</text:p>
          </table:table-cell>
          <table:table-cell office:value-type="string" table:style-name="ce32">
            <text:p>CF</text:p>
          </table:table-cell>
          <table:table-cell table:style-name="ce33"/>
          <table:table-cell office:value-type="float" office:value="5" table:style-name="ce33">
            <text:p>5</text:p>
          </table:table-cell>
          <table:table-cell table:number-columns-repeated="16366"/>
        </table:table-row>
        <table:table-row table:style-name="ro1">
          <table:table-cell office:value-type="string" table:style-name="ce32">
            <text:p>D0</text:p>
          </table:table-cell>
          <table:table-cell office:value-type="string" table:style-name="ce32">
            <text:p>EF</text:p>
          </table:table-cell>
          <table:table-cell office:value-type="string" table:style-name="ce32">
            <text:p>AA</text:p>
          </table:table-cell>
          <table:table-cell office:value-type="string" table:style-name="ce32">
            <text:p>FB</text:p>
          </table:table-cell>
          <table:table-cell office:value-type="float" office:value="43" table:style-name="ce32">
            <text:p>43</text:p>
          </table:table-cell>
          <table:table-cell office:value-type="string" table:style-name="ce32">
            <text:p>4D</text:p>
          </table:table-cell>
          <table:table-cell office:value-type="float" office:value="33" table:style-name="ce32">
            <text:p>33</text:p>
          </table:table-cell>
          <table:table-cell office:value-type="float" office:value="85" table:style-name="ce32">
            <text:p>85</text:p>
          </table:table-cell>
          <table:table-cell office:value-type="float" office:value="45" table:style-name="ce32">
            <text:p>45</text:p>
          </table:table-cell>
          <table:table-cell office:value-type="string" table:style-name="ce32">
            <text:p>F9</text:p>
          </table:table-cell>
          <table:table-cell office:value-type="float" office:value="2" table:style-name="ce32">
            <text:p>02</text:p>
          </table:table-cell>
          <table:table-cell office:value-type="string" table:style-name="ce32">
            <text:p>7F</text:p>
          </table:table-cell>
          <table:table-cell office:value-type="float" office:value="50" table:style-name="ce32">
            <text:p>50</text:p>
          </table:table-cell>
          <table:table-cell office:value-type="string" table:style-name="ce32">
            <text:p>3C</text:p>
          </table:table-cell>
          <table:table-cell office:value-type="string" table:style-name="ce32">
            <text:p>9F</text:p>
          </table:table-cell>
          <table:table-cell office:value-type="string" table:style-name="ce32">
            <text:p>A8</text:p>
          </table:table-cell>
          <table:table-cell table:style-name="ce33"/>
          <table:table-cell office:value-type="float" office:value="6" table:style-name="ce33">
            <text:p>6</text:p>
          </table:table-cell>
          <table:table-cell table:number-columns-repeated="16366"/>
        </table:table-row>
        <table:table-row table:style-name="ro1">
          <table:table-cell office:value-type="float" office:value="51" table:style-name="ce32">
            <text:p>51</text:p>
          </table:table-cell>
          <table:table-cell office:value-type="string" table:style-name="ce32">
            <text:p>A3</text:p>
          </table:table-cell>
          <table:table-cell office:value-type="float" office:value="40" table:style-name="ce32">
            <text:p>40</text:p>
          </table:table-cell>
          <table:table-cell office:value-type="string" table:style-name="ce32">
            <text:p>8F</text:p>
          </table:table-cell>
          <table:table-cell office:value-type="float" office:value="92" table:style-name="ce32">
            <text:p>92</text:p>
          </table:table-cell>
          <table:table-cell office:value-type="string" table:style-name="ce32">
            <text:p>9D</text:p>
          </table:table-cell>
          <table:table-cell office:value-type="float" office:value="38" table:style-name="ce32">
            <text:p>38</text:p>
          </table:table-cell>
          <table:table-cell office:value-type="string" table:style-name="ce32">
            <text:p>F5</text:p>
          </table:table-cell>
          <table:table-cell office:value-type="string" table:style-name="ce32">
            <text:p>BC</text:p>
          </table:table-cell>
          <table:table-cell office:value-type="string" table:style-name="ce32">
            <text:p>B6</text:p>
          </table:table-cell>
          <table:table-cell office:value-type="string" table:style-name="ce32">
            <text:p>DA</text:p>
          </table:table-cell>
          <table:table-cell office:value-type="float" office:value="21" table:style-name="ce32">
            <text:p>21</text:p>
          </table:table-cell>
          <table:table-cell office:value-type="float" office:value="10" table:style-name="ce32">
            <text:p>10</text:p>
          </table:table-cell>
          <table:table-cell office:value-type="string" table:style-name="ce32">
            <text:p>FF</text:p>
          </table:table-cell>
          <table:table-cell office:value-type="string" table:style-name="ce32">
            <text:p>F3</text:p>
          </table:table-cell>
          <table:table-cell office:value-type="string" table:style-name="ce32">
            <text:p>D2</text:p>
          </table:table-cell>
          <table:table-cell table:style-name="ce33"/>
          <table:table-cell office:value-type="float" office:value="7" table:style-name="ce33">
            <text:p>7</text:p>
          </table:table-cell>
          <table:table-cell table:number-columns-repeated="16366"/>
        </table:table-row>
        <table:table-row table:style-name="ro1">
          <table:table-cell office:value-type="string" table:style-name="ce32">
            <text:p>CD</text:p>
          </table:table-cell>
          <table:table-cell office:value-type="string" table:style-name="ce32">
            <text:p>0C</text:p>
          </table:table-cell>
          <table:table-cell office:value-type="float" office:value="13" table:style-name="ce32">
            <text:p>13</text:p>
          </table:table-cell>
          <table:table-cell office:value-type="string" table:style-name="ce32">
            <text:p>EC</text:p>
          </table:table-cell>
          <table:table-cell office:value-type="string" table:style-name="ce32">
            <text:p>5F</text:p>
          </table:table-cell>
          <table:table-cell office:value-type="float" office:value="97" table:style-name="ce32">
            <text:p>97</text:p>
          </table:table-cell>
          <table:table-cell office:value-type="float" office:value="44" table:style-name="ce32">
            <text:p>44</text:p>
          </table:table-cell>
          <table:table-cell office:value-type="float" office:value="17" table:style-name="ce32">
            <text:p>17</text:p>
          </table:table-cell>
          <table:table-cell office:value-type="string" table:style-name="ce32">
            <text:p>C4</text:p>
          </table:table-cell>
          <table:table-cell office:value-type="string" table:style-name="ce32">
            <text:p>A7</text:p>
          </table:table-cell>
          <table:table-cell office:value-type="string" table:style-name="ce32">
            <text:p>7E</text:p>
          </table:table-cell>
          <table:table-cell office:value-type="string" table:style-name="ce32">
            <text:p>3D</text:p>
          </table:table-cell>
          <table:table-cell office:value-type="float" office:value="64" table:style-name="ce32">
            <text:p>64</text:p>
          </table:table-cell>
          <table:table-cell office:value-type="string" table:style-name="ce32">
            <text:p>5D</text:p>
          </table:table-cell>
          <table:table-cell office:value-type="float" office:value="19" table:style-name="ce32">
            <text:p>19</text:p>
          </table:table-cell>
          <table:table-cell office:value-type="float" office:value="73" table:style-name="ce32">
            <text:p>73</text:p>
          </table:table-cell>
          <table:table-cell table:style-name="ce33"/>
          <table:table-cell office:value-type="float" office:value="8" table:style-name="ce33">
            <text:p>8</text:p>
          </table:table-cell>
          <table:table-cell table:number-columns-repeated="16366"/>
        </table:table-row>
        <table:table-row table:style-name="ro1">
          <table:table-cell office:value-type="float" office:value="60" table:style-name="ce32">
            <text:p>60</text:p>
          </table:table-cell>
          <table:table-cell office:value-type="float" office:value="81" table:style-name="ce32">
            <text:p>81</text:p>
          </table:table-cell>
          <table:table-cell office:value-type="string" table:style-name="ce32">
            <text:p>4F</text:p>
          </table:table-cell>
          <table:table-cell office:value-type="string" table:style-name="ce32">
            <text:p>DC</text:p>
          </table:table-cell>
          <table:table-cell office:value-type="float" office:value="22" table:style-name="ce32">
            <text:p>22</text:p>
          </table:table-cell>
          <table:table-cell office:value-type="string" table:style-name="ce32">
            <text:p>2A</text:p>
          </table:table-cell>
          <table:table-cell office:value-type="float" office:value="90" table:style-name="ce32">
            <text:p>90</text:p>
          </table:table-cell>
          <table:table-cell office:value-type="float" office:value="88" table:style-name="ce32">
            <text:p>88</text:p>
          </table:table-cell>
          <table:table-cell office:value-type="float" office:value="46" table:style-name="ce32">
            <text:p>46</text:p>
          </table:table-cell>
          <table:table-cell office:value-type="string" table:style-name="ce32">
            <text:p>EE</text:p>
          </table:table-cell>
          <table:table-cell office:value-type="string" table:style-name="ce32">
            <text:p>B8</text:p>
          </table:table-cell>
          <table:table-cell office:value-type="float" office:value="14" table:style-name="ce32">
            <text:p>14</text:p>
          </table:table-cell>
          <table:table-cell office:value-type="string" table:style-name="ce32">
            <text:p>DE</text:p>
          </table:table-cell>
          <table:table-cell office:value-type="string" table:style-name="ce32">
            <text:p>5E</text:p>
          </table:table-cell>
          <table:table-cell office:value-type="string" table:style-name="ce32">
            <text:p>0B</text:p>
          </table:table-cell>
          <table:table-cell office:value-type="string" table:style-name="ce32">
            <text:p>DB</text:p>
          </table:table-cell>
          <table:table-cell table:style-name="ce33"/>
          <table:table-cell office:value-type="float" office:value="9" table:style-name="ce33">
            <text:p>9</text:p>
          </table:table-cell>
          <table:table-cell table:number-columns-repeated="16366"/>
        </table:table-row>
        <table:table-row table:style-name="ro1">
          <table:table-cell office:value-type="string" table:style-name="ce32">
            <text:p>E0</text:p>
          </table:table-cell>
          <table:table-cell office:value-type="float" office:value="32" table:style-name="ce32">
            <text:p>32</text:p>
          </table:table-cell>
          <table:table-cell office:value-type="string" table:style-name="ce32">
            <text:p>3A</text:p>
          </table:table-cell>
          <table:table-cell office:value-type="string" table:style-name="ce32">
            <text:p>0A</text:p>
          </table:table-cell>
          <table:table-cell office:value-type="float" office:value="49" table:style-name="ce32">
            <text:p>49</text:p>
          </table:table-cell>
          <table:table-cell office:value-type="float" office:value="6" table:style-name="ce32">
            <text:p>06</text:p>
          </table:table-cell>
          <table:table-cell office:value-type="float" office:value="24" table:style-name="ce32">
            <text:p>24</text:p>
          </table:table-cell>
          <table:table-cell office:value-type="string" table:style-name="ce32">
            <text:p>5C</text:p>
          </table:table-cell>
          <table:table-cell office:value-type="string" table:style-name="ce32">
            <text:p>C2</text:p>
          </table:table-cell>
          <table:table-cell office:value-type="string" table:style-name="ce32">
            <text:p>D3</text:p>
          </table:table-cell>
          <table:table-cell office:value-type="string" table:style-name="ce32">
            <text:p>AC</text:p>
          </table:table-cell>
          <table:table-cell office:value-type="float" office:value="62" table:style-name="ce32">
            <text:p>62</text:p>
          </table:table-cell>
          <table:table-cell office:value-type="float" office:value="91" table:style-name="ce32">
            <text:p>91</text:p>
          </table:table-cell>
          <table:table-cell office:value-type="float" office:value="95" table:style-name="ce32">
            <text:p>95</text:p>
          </table:table-cell>
          <table:table-cell office:value-type="string" table:style-name="ce32">
            <text:p>E4</text:p>
          </table:table-cell>
          <table:table-cell office:value-type="float" office:value="79" table:style-name="ce32">
            <text:p>79</text:p>
          </table:table-cell>
          <table:table-cell table:style-name="ce33"/>
          <table:table-cell office:value-type="string" table:style-name="ce33">
            <text:p>A</text:p>
          </table:table-cell>
          <table:table-cell table:number-columns-repeated="16366"/>
        </table:table-row>
        <table:table-row table:style-name="ro1">
          <table:table-cell office:value-type="string" table:style-name="ce32">
            <text:p>E7</text:p>
          </table:table-cell>
          <table:table-cell office:value-type="string" table:style-name="ce32">
            <text:p>C8</text:p>
          </table:table-cell>
          <table:table-cell office:value-type="float" office:value="37" table:style-name="ce32">
            <text:p>37</text:p>
          </table:table-cell>
          <table:table-cell office:value-type="string" table:style-name="ce32">
            <text:p>6D</text:p>
          </table:table-cell>
          <table:table-cell office:value-type="string" table:style-name="ce32">
            <text:p>8D</text:p>
          </table:table-cell>
          <table:table-cell office:value-type="string" table:style-name="ce32">
            <text:p>D5</text:p>
          </table:table-cell>
          <table:table-cell office:value-type="string" table:style-name="ce32">
            <text:p>4E</text:p>
          </table:table-cell>
          <table:table-cell office:value-type="string" table:style-name="ce32">
            <text:p>A9</text:p>
          </table:table-cell>
          <table:table-cell office:value-type="string" table:style-name="ce32">
            <text:p>6C</text:p>
          </table:table-cell>
          <table:table-cell office:value-type="float" office:value="56" table:style-name="ce32">
            <text:p>56</text:p>
          </table:table-cell>
          <table:table-cell office:value-type="string" table:style-name="ce32">
            <text:p>F4</text:p>
          </table:table-cell>
          <table:table-cell office:value-type="string" table:style-name="ce32">
            <text:p>EA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7A</text:p>
          </table:table-cell>
          <table:table-cell office:value-type="string" table:style-name="ce32">
            <text:p>AE</text:p>
          </table:table-cell>
          <table:table-cell office:value-type="float" office:value="8" table:style-name="ce32">
            <text:p>08</text:p>
          </table:table-cell>
          <table:table-cell table:style-name="ce33"/>
          <table:table-cell office:value-type="string" table:style-name="ce33">
            <text:p>B</text:p>
          </table:table-cell>
          <table:table-cell table:number-columns-repeated="16366"/>
        </table:table-row>
        <table:table-row table:style-name="ro1">
          <table:table-cell office:value-type="string" table:style-name="ce32">
            <text:p>BA</text:p>
          </table:table-cell>
          <table:table-cell office:value-type="float" office:value="78" table:style-name="ce32">
            <text:p>78</text:p>
          </table:table-cell>
          <table:table-cell office:value-type="float" office:value="25" table:style-name="ce32">
            <text:p>25</text:p>
          </table:table-cell>
          <table:table-cell office:value-type="string" table:style-name="ce32">
            <text:p>2E</text:p>
          </table:table-cell>
          <table:table-cell office:value-type="string" table:style-name="ce32">
            <text:p>1C</text:p>
          </table:table-cell>
          <table:table-cell office:value-type="string" table:style-name="ce32">
            <text:p>A6</text:p>
          </table:table-cell>
          <table:table-cell office:value-type="string" table:style-name="ce32">
            <text:p>B4</text:p>
          </table:table-cell>
          <table:table-cell office:value-type="string" table:style-name="ce32">
            <text:p>C6</text:p>
          </table:table-cell>
          <table:table-cell office:value-type="string" table:style-name="ce32">
            <text:p>E8</text:p>
          </table:table-cell>
          <table:table-cell office:value-type="string" table:style-name="ce32">
            <text:p>DD</text:p>
          </table:table-cell>
          <table:table-cell office:value-type="float" office:value="74" table:style-name="ce32">
            <text:p>74</text:p>
          </table:table-cell>
          <table:table-cell office:value-type="string" table:style-name="ce32">
            <text:p>1F</text:p>
          </table:table-cell>
          <table:table-cell office:value-type="string" table:style-name="ce32">
            <text:p>4B</text:p>
          </table:table-cell>
          <table:table-cell office:value-type="string" table:style-name="ce32">
            <text:p>BD</text:p>
          </table:table-cell>
          <table:table-cell office:value-type="string" table:style-name="ce32">
            <text:p>8B</text:p>
          </table:table-cell>
          <table:table-cell office:value-type="string" table:style-name="ce32">
            <text:p>8A</text:p>
          </table:table-cell>
          <table:table-cell table:style-name="ce33"/>
          <table:table-cell office:value-type="string" table:style-name="ce33">
            <text:p>C</text:p>
          </table:table-cell>
          <table:table-cell table:number-columns-repeated="16366"/>
        </table:table-row>
        <table:table-row table:style-name="ro1">
          <table:table-cell office:value-type="float" office:value="70" table:style-name="ce32">
            <text:p>70</text:p>
          </table:table-cell>
          <table:table-cell office:value-type="string" table:style-name="ce32">
            <text:p>3E</text:p>
          </table:table-cell>
          <table:table-cell office:value-type="string" table:style-name="ce32">
            <text:p>B5</text:p>
          </table:table-cell>
          <table:table-cell office:value-type="float" office:value="66" table:style-name="ce32">
            <text:p>66</text:p>
          </table:table-cell>
          <table:table-cell office:value-type="float" office:value="48" table:style-name="ce32">
            <text:p>48</text:p>
          </table:table-cell>
          <table:table-cell office:value-type="float" office:value="3" table:style-name="ce32">
            <text:p>03</text:p>
          </table:table-cell>
          <table:table-cell office:value-type="string" table:style-name="ce32">
            <text:p>F6</text:p>
          </table:table-cell>
          <table:table-cell office:value-type="string" table:style-name="ce32">
            <text:p>0E</text:p>
          </table:table-cell>
          <table:table-cell office:value-type="float" office:value="61" table:style-name="ce32">
            <text:p>61</text:p>
          </table:table-cell>
          <table:table-cell office:value-type="float" office:value="35" table:style-name="ce32">
            <text:p>35</text:p>
          </table:table-cell>
          <table:table-cell office:value-type="float" office:value="57" table:style-name="ce32">
            <text:p>57</text:p>
          </table:table-cell>
          <table:table-cell office:value-type="string" table:style-name="ce32">
            <text:p>B9</text:p>
          </table:table-cell>
          <table:table-cell office:value-type="float" office:value="86" table:style-name="ce32">
            <text:p>86</text:p>
          </table:table-cell>
          <table:table-cell office:value-type="string" table:style-name="ce32">
            <text:p>C1</text:p>
          </table:table-cell>
          <table:table-cell office:value-type="string" table:style-name="ce32">
            <text:p>1D</text:p>
          </table:table-cell>
          <table:table-cell office:value-type="string" table:style-name="ce32">
            <text:p>9E</text:p>
          </table:table-cell>
          <table:table-cell table:style-name="ce33"/>
          <table:table-cell office:value-type="string" table:style-name="ce33">
            <text:p>D</text:p>
          </table:table-cell>
          <table:table-cell table:number-columns-repeated="16366"/>
        </table:table-row>
        <table:table-row table:style-name="ro1">
          <table:table-cell office:value-type="string" table:style-name="ce32">
            <text:p>E1</text:p>
          </table:table-cell>
          <table:table-cell office:value-type="string" table:style-name="ce32">
            <text:p>F8</text:p>
          </table:table-cell>
          <table:table-cell office:value-type="float" office:value="98" table:style-name="ce32">
            <text:p>98</text:p>
          </table:table-cell>
          <table:table-cell office:value-type="float" office:value="11" table:style-name="ce32">
            <text:p>11</text:p>
          </table:table-cell>
          <table:table-cell office:value-type="float" office:value="69" table:style-name="ce32">
            <text:p>69</text:p>
          </table:table-cell>
          <table:table-cell office:value-type="string" table:style-name="ce32">
            <text:p>D9</text:p>
          </table:table-cell>
          <table:table-cell office:value-type="string" table:style-name="ce32">
            <text:p>8E</text:p>
          </table:table-cell>
          <table:table-cell office:value-type="float" office:value="94" table:style-name="ce32">
            <text:p>94</text:p>
          </table:table-cell>
          <table:table-cell office:value-type="string" table:style-name="ce32">
            <text:p>9B</text:p>
          </table:table-cell>
          <table:table-cell office:value-type="string" table:style-name="ce32">
            <text:p>1E</text:p>
          </table:table-cell>
          <table:table-cell office:value-type="float" office:value="87" table:style-name="ce32">
            <text:p>87</text:p>
          </table:table-cell>
          <table:table-cell office:value-type="string" table:style-name="ce32">
            <text:p>E9</text:p>
          </table:table-cell>
          <table:table-cell office:value-type="string" table:style-name="ce32">
            <text:p>CE</text:p>
          </table:table-cell>
          <table:table-cell office:value-type="float" office:value="55" table:style-name="ce32">
            <text:p>55</text:p>
          </table:table-cell>
          <table:table-cell office:value-type="float" office:value="28" table:style-name="ce32">
            <text:p>28</text:p>
          </table:table-cell>
          <table:table-cell office:value-type="string" table:style-name="ce32">
            <text:p>DF</text:p>
          </table:table-cell>
          <table:table-cell table:style-name="ce33"/>
          <table:table-cell office:value-type="string" table:style-name="ce33">
            <text:p>E</text:p>
          </table:table-cell>
          <table:table-cell table:number-columns-repeated="16366"/>
        </table:table-row>
        <table:table-row table:style-name="ro1">
          <table:table-cell office:value-type="string" table:style-name="ce32">
            <text:p>8C</text:p>
          </table:table-cell>
          <table:table-cell office:value-type="string" table:style-name="ce32">
            <text:p>A1</text:p>
          </table:table-cell>
          <table:table-cell office:value-type="float" office:value="89" table:style-name="ce32">
            <text:p>89</text:p>
          </table:table-cell>
          <table:table-cell office:value-type="string" table:style-name="ce32">
            <text:p>0D</text:p>
          </table:table-cell>
          <table:table-cell office:value-type="string" table:style-name="ce32">
            <text:p>BF</text:p>
          </table:table-cell>
          <table:table-cell office:value-type="string" table:style-name="ce32">
            <text:p>E6</text:p>
          </table:table-cell>
          <table:table-cell office:value-type="float" office:value="42" table:style-name="ce32">
            <text:p>42</text:p>
          </table:table-cell>
          <table:table-cell office:value-type="float" office:value="68" table:style-name="ce32">
            <text:p>68</text:p>
          </table:table-cell>
          <table:table-cell office:value-type="float" office:value="41" table:style-name="ce32">
            <text:p>41</text:p>
          </table:table-cell>
          <table:table-cell office:value-type="float" office:value="99" table:style-name="ce32">
            <text:p>99</text:p>
          </table:table-cell>
          <table:table-cell office:value-type="string" table:style-name="ce32">
            <text:p>2D</text:p>
          </table:table-cell>
          <table:table-cell office:value-type="string" table:style-name="ce32">
            <text:p>0F</text:p>
          </table:table-cell>
          <table:table-cell office:value-type="string" table:style-name="ce32">
            <text:p>B0</text:p>
          </table:table-cell>
          <table:table-cell office:value-type="float" office:value="54" table:style-name="ce32">
            <text:p>54</text:p>
          </table:table-cell>
          <table:table-cell office:value-type="string" table:style-name="ce32">
            <text:p>BB</text:p>
          </table:table-cell>
          <table:table-cell office:value-type="float" office:value="16" table:style-name="ce32">
            <text:p>16</text:p>
          </table:table-cell>
          <table:table-cell table:style-name="ce33"/>
          <table:table-cell office:value-type="string" table:style-name="ce33">
            <text:p>F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B</text:p>
          </table:table-cell>
          <table:table-cell office:value-type="string" table:style-name="ce33">
            <text:p>C</text:p>
          </table:table-cell>
          <table:table-cell office:value-type="string" table:style-name="ce33">
            <text:p>D</text:p>
          </table:table-cell>
          <table:table-cell office:value-type="string" table:style-name="ce33">
            <text:p>E</text:p>
          </table:table-cell>
          <table:table-cell office:value-type="string" table:style-name="ce33">
            <text:p>F</text:p>
          </table:table-cell>
          <table:table-cell table:number-columns-repeated="16368"/>
        </table:table-row>
        <table:table-row table:number-rows-repeated="1048558" table:style-name="ro1">
          <table:table-cell table:number-columns-repeated="16384"/>
        </table:table-row>
      </table:table>
      <table:table table:name="ГОСТ" table:style-name="ta1">
        <table:table-column table:style-name="co1" table:number-columns-repeated="156" table:default-cell-style-name="ce34"/>
        <table:table-column table:style-name="co1" table:number-columns-repeated="16228" table:default-cell-style-name="ce35"/>
        <table:table-row table:style-name="ro1">
          <table:table-cell table:number-columns-repeated="16384"/>
        </table:table-row>
        <table:table-row table:style-name="ro1">
          <table:table-cell table:style-name="ce34"/>
          <table:table-cell table:number-columns-repeated="20" table:style-name="ce35"/>
          <table:table-cell table:style-name="ce36"/>
          <table:table-cell table:number-columns-repeated="19" table:style-name="ce37"/>
          <table:table-cell table:style-name="ce38"/>
          <table:table-cell table:number-columns-repeated="114" table:style-name="ce34"/>
          <table:table-cell table:number-columns-repeated="16228"/>
        </table:table-row>
        <table:table-row table:style-name="ro1">
          <table:table-cell table:style-name="ce34"/>
          <table:table-cell table:number-columns-repeated="20" table:style-name="ce35"/>
          <table:table-cell table:style-name="ce39"/>
          <table:table-cell office:value-type="string" table:number-columns-spanned="19" table:number-rows-spanned="1" table:style-name="ce63">
            <text:p>Исходные данные</text:p>
          </table:table-cell>
          <table:covered-table-cell table:number-columns-repeated="18"/>
          <table:table-cell table:style-name="ce40"/>
          <table:table-cell table:number-columns-repeated="114" table:style-name="ce34"/>
          <table:table-cell table:number-columns-repeated="16228"/>
        </table:table-row>
        <table:table-row table:style-name="ro1">
          <table:table-cell table:style-name="ce34"/>
          <table:table-cell table:number-columns-repeated="20" table:style-name="ce35"/>
          <table:table-cell table:style-name="ce41"/>
          <table:table-cell table:number-columns-repeated="19" table:style-name="ce34"/>
          <table:table-cell table:style-name="ce40"/>
          <table:table-cell table:number-columns-repeated="114" table:style-name="ce34"/>
          <table:table-cell table:number-columns-repeated="16228"/>
        </table:table-row>
        <table:table-row table:style-name="ro1">
          <table:table-cell table:style-name="ce34"/>
          <table:table-cell table:number-columns-repeated="20" table:style-name="ce35"/>
          <table:table-cell table:style-name="ce41"/>
          <table:table-cell office:value-type="string" table:number-columns-spanned="3" table:number-rows-spanned="1" table:style-name="ce64">
            <text:p>Блок</text:p>
          </table:table-cell>
          <table:covered-table-cell table:number-columns-repeated="2"/>
          <table:table-cell office:value-type="string" table:style-name="ce9">
            <text:p>P</text:p>
          </table:table-cell>
          <table:table-cell office:value-type="string" table:style-name="ce9">
            <text:p>O</text:p>
          </table:table-cell>
          <table:table-cell office:value-type="string" table:style-name="ce9">
            <text:p>V</text:p>
          </table:table-cell>
          <table:table-cell office:value-type="string" table:style-name="ce9">
            <text:p>E</text:p>
          </table:table-cell>
          <table:table-cell office:value-type="string" table:style-name="ce9">
            <text:p>L</text:p>
          </table:table-cell>
          <table:table-cell office:value-type="string" table:style-name="ce9">
            <text:p>I</text:p>
          </table:table-cell>
          <table:table-cell office:value-type="string" table:style-name="ce9">
            <text:p>K</text:p>
          </table:table-cell>
          <table:table-cell office:value-type="string" table:style-name="ce9">
            <text:p>I</text:p>
          </table:table-cell>
          <table:table-cell office:value-type="string" table:style-name="ce9">
            <text:p>N</text:p>
          </table:table-cell>
          <table:table-cell office:value-type="string" table:style-name="ce9">
            <text:p>_</text:p>
          </table:table-cell>
          <table:table-cell office:value-type="string" table:style-name="ce9">
            <text:p>V</text:p>
          </table:table-cell>
          <table:table-cell office:value-type="string" table:style-name="ce9">
            <text:p>A</text:p>
          </table:table-cell>
          <table:table-cell office:value-type="string" table:style-name="ce9">
            <text:p>L</text:p>
          </table:table-cell>
          <table:table-cell office:value-type="string" table:style-name="ce9">
            <text:p>E</text:p>
          </table:table-cell>
          <table:table-cell office:value-type="string" table:style-name="ce9">
            <text:p>R</text:p>
          </table:table-cell>
          <table:table-cell office:value-type="string" table:style-name="ce9">
            <text:p>A</text:p>
          </table:table-cell>
          <table:table-cell table:style-name="ce40"/>
          <table:table-cell table:number-columns-repeated="114" table:style-name="ce34"/>
          <table:table-cell table:number-columns-repeated="16228"/>
        </table:table-row>
        <table:table-row table:style-name="ro1">
          <table:table-cell table:style-name="ce34"/>
          <table:table-cell table:number-columns-repeated="20" table:style-name="ce35"/>
          <table:table-cell table:style-name="ce41"/>
          <table:table-cell office:value-type="string" table:number-columns-spanned="3" table:number-rows-spanned="1" table:style-name="ce64">
            <text:p>HEX</text:p>
          </table:table-cell>
          <table:covered-table-cell table:number-columns-repeated="2"/>
          <table:table-cell office:value-type="string" office:string-value="50" table:formula="of:=DEC2HEX(CODE([.Z5]);2)" table:style-name="ce42">
            <text:p>50</text:p>
          </table:table-cell>
          <table:table-cell office:value-type="string" office:string-value="4F" table:formula="of:=DEC2HEX(CODE([.AA5]);2)" table:style-name="ce42">
            <text:p>4F</text:p>
          </table:table-cell>
          <table:table-cell office:value-type="string" office:string-value="56" table:formula="of:=DEC2HEX(CODE([.AB5]);2)" table:style-name="ce42">
            <text:p>56</text:p>
          </table:table-cell>
          <table:table-cell office:value-type="string" office:string-value="45" table:formula="of:=DEC2HEX(CODE([.AC5]);2)" table:style-name="ce42">
            <text:p>45</text:p>
          </table:table-cell>
          <table:table-cell office:value-type="string" office:string-value="4C" table:formula="of:=DEC2HEX(CODE([.AD5]);2)" table:style-name="ce42">
            <text:p>4C</text:p>
          </table:table-cell>
          <table:table-cell office:value-type="string" office:string-value="49" table:formula="of:=DEC2HEX(CODE([.AE5]);2)" table:style-name="ce42">
            <text:p>49</text:p>
          </table:table-cell>
          <table:table-cell office:value-type="string" office:string-value="4B" table:formula="of:=DEC2HEX(CODE([.AF5]);2)" table:style-name="ce42">
            <text:p>4B</text:p>
          </table:table-cell>
          <table:table-cell office:value-type="string" office:string-value="49" table:formula="of:=DEC2HEX(CODE([.AG5]);2)" table:style-name="ce42">
            <text:p>49</text:p>
          </table:table-cell>
          <table:table-cell office:value-type="string" office:string-value="4E" table:formula="of:=DEC2HEX(CODE([.AH5]);2)" table:style-name="ce42">
            <text:p>4E</text:p>
          </table:table-cell>
          <table:table-cell office:value-type="string" office:string-value="5F" table:formula="of:=DEC2HEX(CODE([.AI5]);2)" table:style-name="ce42">
            <text:p>5F</text:p>
          </table:table-cell>
          <table:table-cell office:value-type="string" office:string-value="56" table:formula="of:=DEC2HEX(CODE([.AJ5]);2)" table:style-name="ce42">
            <text:p>56</text:p>
          </table:table-cell>
          <table:table-cell office:value-type="string" office:string-value="41" table:formula="of:=DEC2HEX(CODE([.AK5]);2)" table:style-name="ce42">
            <text:p>41</text:p>
          </table:table-cell>
          <table:table-cell office:value-type="string" office:string-value="4C" table:formula="of:=DEC2HEX(CODE([.AL5]);2)" table:style-name="ce42">
            <text:p>4C</text:p>
          </table:table-cell>
          <table:table-cell office:value-type="string" office:string-value="45" table:formula="of:=DEC2HEX(CODE([.AM5]);2)" table:style-name="ce42">
            <text:p>45</text:p>
          </table:table-cell>
          <table:table-cell office:value-type="string" office:string-value="52" table:formula="of:=DEC2HEX(CODE([.AN5]);2)" table:style-name="ce42">
            <text:p>52</text:p>
          </table:table-cell>
          <table:table-cell office:value-type="string" office:string-value="41" table:formula="of:=DEC2HEX(CODE([.AO5]);2)" table:style-name="ce42">
            <text:p>41</text:p>
          </table:table-cell>
          <table:table-cell table:style-name="ce40"/>
          <table:table-cell table:number-columns-repeated="114" table:style-name="ce34"/>
          <table:table-cell table:number-columns-repeated="16228"/>
        </table:table-row>
        <table:table-row table:style-name="ro1">
          <table:table-cell table:style-name="ce34"/>
          <table:table-cell table:number-columns-repeated="20" table:style-name="ce35"/>
          <table:table-cell table:style-name="ce41"/>
          <table:table-cell table:number-columns-repeated="19" table:style-name="ce43"/>
          <table:table-cell table:style-name="ce44"/>
          <table:table-cell table:number-columns-repeated="114" table:style-name="ce34"/>
          <table:table-cell table:number-columns-repeated="16228"/>
        </table:table-row>
        <table:table-row table:style-name="ro1">
          <table:table-cell table:style-name="ce34"/>
          <table:table-cell table:number-columns-repeated="13" table:style-name="ce35"/>
          <table:table-cell office:value-type="string" table:number-columns-spanned="3" table:number-rows-spanned="1" table:style-name="ce64">
            <text:p>Ключ</text:p>
          </table:table-cell>
          <table:covered-table-cell table:number-columns-repeated="2"/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_</text:p>
          </table:table-cell>
          <table:table-cell office:value-type="string" table:style-name="ce12">
            <text:p>Y</text:p>
          </table:table-cell>
          <table:table-cell office:value-type="string" table:style-name="ce12">
            <text:p>R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L</text:p>
          </table:table-cell>
          <table:table-cell office:value-type="string" table:style-name="ce12">
            <text:p>A</text:p>
          </table:table-cell>
          <table:table-cell office:value-type="string" table:style-name="ce12">
            <text:p>V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V</text:p>
          </table:table-cell>
          <table:table-cell office:value-type="string" table:style-name="ce12">
            <text:p>I</text:p>
          </table:table-cell>
          <table:table-cell office:value-type="string" table:style-name="ce12">
            <text:p>H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_</text:p>
          </table:table-cell>
          <table:table-cell office:value-type="string" table:style-name="ce12">
            <text:p>Y</text:p>
          </table:table-cell>
          <table:table-cell office:value-type="string" table:style-name="ce12">
            <text:p>R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L</text:p>
          </table:table-cell>
          <table:table-cell office:value-type="string" table:style-name="ce12">
            <text:p>A</text:p>
          </table:table-cell>
          <table:table-cell office:value-type="string" table:style-name="ce12">
            <text:p>V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V</text:p>
          </table:table-cell>
          <table:table-cell office:value-type="string" table:style-name="ce12">
            <text:p>I</text:p>
          </table:table-cell>
          <table:table-cell office:value-type="string" table:style-name="ce12">
            <text:p>H</text:p>
          </table:table-cell>
          <table:table-cell table:number-columns-repeated="8" table:style-name="ce35"/>
          <table:table-cell table:number-columns-repeated="99" table:style-name="ce34"/>
          <table:table-cell table:number-columns-repeated="16228"/>
        </table:table-row>
        <table:table-row table:style-name="ro1">
          <table:table-cell table:style-name="ce34"/>
          <table:table-cell table:number-columns-repeated="13" table:style-name="ce35"/>
          <table:table-cell office:value-type="string" table:number-columns-spanned="3" table:number-rows-spanned="1" table:style-name="ce64">
            <text:p>HEX</text:p>
          </table:table-cell>
          <table:covered-table-cell table:number-columns-repeated="2"/>
          <table:table-cell office:value-type="string" office:string-value="30" table:formula="of:=DEC2HEX(CODE([.R8]);2)" table:style-name="ce45">
            <text:p>30</text:p>
          </table:table-cell>
          <table:table-cell office:value-type="string" office:string-value="33" table:formula="of:=DEC2HEX(CODE([.S8]);2)" table:style-name="ce46">
            <text:p>33</text:p>
          </table:table-cell>
          <table:table-cell office:value-type="string" office:string-value="36" table:formula="of:=DEC2HEX(CODE([.T8]);2)" table:style-name="ce46">
            <text:p>36</text:p>
          </table:table-cell>
          <table:table-cell office:value-type="string" office:string-value="31" table:formula="of:=DEC2HEX(CODE([.U8]);2)" table:style-name="ce46">
            <text:p>31</text:p>
          </table:table-cell>
          <table:table-cell office:value-type="string" office:string-value="5F" table:formula="of:=DEC2HEX(CODE([.V8]);2)" table:style-name="ce46">
            <text:p>5F</text:p>
          </table:table-cell>
          <table:table-cell office:value-type="string" office:string-value="59" table:formula="of:=DEC2HEX(CODE([.W8]);2)" table:style-name="ce46">
            <text:p>59</text:p>
          </table:table-cell>
          <table:table-cell office:value-type="string" office:string-value="52" table:formula="of:=DEC2HEX(CODE([.X8]);2)" table:style-name="ce46">
            <text:p>52</text:p>
          </table:table-cell>
          <table:table-cell office:value-type="string" office:string-value="4F" table:formula="of:=DEC2HEX(CODE([.Y8]);2)" table:style-name="ce46">
            <text:p>4F</text:p>
          </table:table-cell>
          <table:table-cell office:value-type="string" office:string-value="53" table:formula="of:=DEC2HEX(CODE([.Z8]);2)" table:style-name="ce46">
            <text:p>53</text:p>
          </table:table-cell>
          <table:table-cell office:value-type="string" office:string-value="4C" table:formula="of:=DEC2HEX(CODE([.AA8]);2)" table:style-name="ce46">
            <text:p>4C</text:p>
          </table:table-cell>
          <table:table-cell office:value-type="string" office:string-value="41" table:formula="of:=DEC2HEX(CODE([.AB8]);2)" table:style-name="ce46">
            <text:p>41</text:p>
          </table:table-cell>
          <table:table-cell office:value-type="string" office:string-value="56" table:formula="of:=DEC2HEX(CODE([.AC8]);2)" table:style-name="ce46">
            <text:p>56</text:p>
          </table:table-cell>
          <table:table-cell office:value-type="string" office:string-value="4F" table:formula="of:=DEC2HEX(CODE([.AD8]);2)" table:style-name="ce46">
            <text:p>4F</text:p>
          </table:table-cell>
          <table:table-cell office:value-type="string" office:string-value="56" table:formula="of:=DEC2HEX(CODE([.AE8]);2)" table:style-name="ce46">
            <text:p>56</text:p>
          </table:table-cell>
          <table:table-cell office:value-type="string" office:string-value="49" table:formula="of:=DEC2HEX(CODE([.AF8]);2)" table:style-name="ce46">
            <text:p>49</text:p>
          </table:table-cell>
          <table:table-cell office:value-type="string" office:string-value="48" table:formula="of:=DEC2HEX(CODE([.AG8]);2)" table:style-name="ce47">
            <text:p>48</text:p>
          </table:table-cell>
          <table:table-cell office:value-type="string" office:string-value="30" table:formula="of:=DEC2HEX(CODE([.AH8]);2)" table:style-name="ce48">
            <text:p>30</text:p>
          </table:table-cell>
          <table:table-cell office:value-type="string" office:string-value="33" table:formula="of:=DEC2HEX(CODE([.AI8]);2)" table:style-name="ce49">
            <text:p>33</text:p>
          </table:table-cell>
          <table:table-cell office:value-type="string" office:string-value="36" table:formula="of:=DEC2HEX(CODE([.AJ8]);2)" table:style-name="ce49">
            <text:p>36</text:p>
          </table:table-cell>
          <table:table-cell office:value-type="string" office:string-value="31" table:formula="of:=DEC2HEX(CODE([.AK8]);2)" table:style-name="ce49">
            <text:p>31</text:p>
          </table:table-cell>
          <table:table-cell office:value-type="string" office:string-value="5F" table:formula="of:=DEC2HEX(CODE([.AL8]);2)" table:style-name="ce49">
            <text:p>5F</text:p>
          </table:table-cell>
          <table:table-cell office:value-type="string" office:string-value="59" table:formula="of:=DEC2HEX(CODE([.AM8]);2)" table:style-name="ce49">
            <text:p>59</text:p>
          </table:table-cell>
          <table:table-cell office:value-type="string" office:string-value="52" table:formula="of:=DEC2HEX(CODE([.AN8]);2)" table:style-name="ce49">
            <text:p>52</text:p>
          </table:table-cell>
          <table:table-cell office:value-type="string" office:string-value="4F" table:formula="of:=DEC2HEX(CODE([.AO8]);2)" table:style-name="ce49">
            <text:p>4F</text:p>
          </table:table-cell>
          <table:table-cell office:value-type="string" office:string-value="53" table:formula="of:=DEC2HEX(CODE([.AP8]);2)" table:style-name="ce49">
            <text:p>53</text:p>
          </table:table-cell>
          <table:table-cell office:value-type="string" office:string-value="4C" table:formula="of:=DEC2HEX(CODE([.AQ8]);2)" table:style-name="ce49">
            <text:p>4C</text:p>
          </table:table-cell>
          <table:table-cell office:value-type="string" office:string-value="41" table:formula="of:=DEC2HEX(CODE([.AR8]);2)" table:style-name="ce49">
            <text:p>41</text:p>
          </table:table-cell>
          <table:table-cell office:value-type="string" office:string-value="56" table:formula="of:=DEC2HEX(CODE([.AS8]);2)" table:style-name="ce49">
            <text:p>56</text:p>
          </table:table-cell>
          <table:table-cell office:value-type="string" office:string-value="4F" table:formula="of:=DEC2HEX(CODE([.AT8]);2)" table:style-name="ce49">
            <text:p>4F</text:p>
          </table:table-cell>
          <table:table-cell office:value-type="string" office:string-value="56" table:formula="of:=DEC2HEX(CODE([.AU8]);2)" table:style-name="ce49">
            <text:p>56</text:p>
          </table:table-cell>
          <table:table-cell office:value-type="string" office:string-value="49" table:formula="of:=DEC2HEX(CODE([.AV8]);2)" table:style-name="ce49">
            <text:p>49</text:p>
          </table:table-cell>
          <table:table-cell office:value-type="string" office:string-value="48" table:formula="of:=DEC2HEX(CODE([.AW8]);2)" table:style-name="ce50">
            <text:p>48</text:p>
          </table:table-cell>
          <table:table-cell table:number-columns-repeated="12" table:style-name="ce35"/>
          <table:table-cell table:number-columns-repeated="95" table:style-name="ce34"/>
          <table:table-cell table:number-columns-repeated="16228"/>
        </table:table-row>
        <table:table-row table:style-name="ro1">
          <table:table-cell table:style-name="ce34"/>
          <table:table-cell table:number-columns-repeated="20" table:style-name="ce35"/>
          <table:table-cell table:style-name="ce51"/>
          <table:table-cell table:number-columns-repeated="19" table:style-name="ce52"/>
          <table:table-cell table:style-name="ce53"/>
          <table:table-cell table:number-columns-repeated="19" table:style-name="ce35"/>
          <table:table-cell table:style-name="ce54"/>
          <table:table-cell table:number-columns-repeated="16322" table:style-name="ce35"/>
        </table:table-row>
        <table:table-row table:number-rows-repeated="2" table:style-name="ro1">
          <table:table-cell table:style-name="ce34"/>
          <table:table-cell table:number-columns-repeated="60" table:style-name="ce35"/>
          <table:table-cell table:style-name="ce54"/>
          <table:table-cell table:number-columns-repeated="16322" table:style-name="ce35"/>
        </table:table-row>
        <table:table-row table:style-name="ro1">
          <table:table-cell table:style-name="ce34"/>
          <table:table-cell table:style-name="ce35"/>
          <table:table-cell office:value-type="string" table:number-columns-spanned="2" table:number-rows-spanned="1" table:style-name="ce65">
            <text:p>L</text:p>
          </table:table-cell>
          <table:covered-table-cell/>
          <table:table-cell office:value-type="string" office:string-value="30" table:formula="of:=[.R9]" table:style-name="ce55">
            <text:p>30</text:p>
          </table:table-cell>
          <table:table-cell office:value-type="string" office:string-value="33" table:formula="of:=[.S9]" table:style-name="ce55">
            <text:p>33</text:p>
          </table:table-cell>
          <table:table-cell office:value-type="string" office:string-value="36" table:formula="of:=[.T9]" table:style-name="ce55">
            <text:p>36</text:p>
          </table:table-cell>
          <table:table-cell office:value-type="string" office:string-value="31" table:formula="of:=[.U9]" table:style-name="ce55">
            <text:p>31</text:p>
          </table:table-cell>
          <table:table-cell office:value-type="string" office:string-value="5F" table:formula="of:=[.V9]" table:style-name="ce55">
            <text:p>5F</text:p>
          </table:table-cell>
          <table:table-cell office:value-type="string" office:string-value="59" table:formula="of:=[.W9]" table:style-name="ce55">
            <text:p>59</text:p>
          </table:table-cell>
          <table:table-cell office:value-type="string" office:string-value="52" table:formula="of:=[.X9]" table:style-name="ce55">
            <text:p>52</text:p>
          </table:table-cell>
          <table:table-cell office:value-type="string" office:string-value="4F" table:formula="of:=[.Y9]" table:style-name="ce55">
            <text:p>4F</text:p>
          </table:table-cell>
          <table:table-cell office:value-type="string" office:string-value="53" table:formula="of:=[.Z9]" table:style-name="ce55">
            <text:p>53</text:p>
          </table:table-cell>
          <table:table-cell office:value-type="string" office:string-value="4C" table:formula="of:=[.AA9]" table:style-name="ce55">
            <text:p>4C</text:p>
          </table:table-cell>
          <table:table-cell office:value-type="string" office:string-value="41" table:formula="of:=[.AB9]" table:style-name="ce55">
            <text:p>41</text:p>
          </table:table-cell>
          <table:table-cell office:value-type="string" office:string-value="56" table:formula="of:=[.AC9]" table:style-name="ce55">
            <text:p>56</text:p>
          </table:table-cell>
          <table:table-cell office:value-type="string" office:string-value="4F" table:formula="of:=[.AD9]" table:style-name="ce55">
            <text:p>4F</text:p>
          </table:table-cell>
          <table:table-cell office:value-type="string" office:string-value="56" table:formula="of:=[.AE9]" table:style-name="ce55">
            <text:p>56</text:p>
          </table:table-cell>
          <table:table-cell office:value-type="string" office:string-value="49" table:formula="of:=[.AF9]" table:style-name="ce55">
            <text:p>49</text:p>
          </table:table-cell>
          <table:table-cell office:value-type="string" office:string-value="48" table:formula="of:=[.AG9]" table:style-name="ce55">
            <text:p>48</text:p>
          </table:table-cell>
          <table:table-cell table:number-columns-repeated="2" table:style-name="ce35"/>
          <table:table-cell office:value-type="string" table:number-columns-spanned="2" table:number-rows-spanned="2" table:style-name="ce65">
            <text:p>XOR</text:p>
          </table:table-cell>
          <table:covered-table-cell/>
          <table:table-cell office:value-type="string" office:string-value="30" table:formula="of:=[.E13]" table:style-name="ce43">
            <text:p>30</text:p>
          </table:table-cell>
          <table:table-cell office:value-type="string" office:string-value="33" table:formula="of:=[.F13]" table:style-name="ce43">
            <text:p>33</text:p>
          </table:table-cell>
          <table:table-cell office:value-type="string" office:string-value="36" table:formula="of:=[.G13]" table:style-name="ce43">
            <text:p>36</text:p>
          </table:table-cell>
          <table:table-cell office:value-type="string" office:string-value="31" table:formula="of:=[.H13]" table:style-name="ce43">
            <text:p>31</text:p>
          </table:table-cell>
          <table:table-cell office:value-type="string" office:string-value="5F" table:formula="of:=[.I13]" table:style-name="ce43">
            <text:p>5F</text:p>
          </table:table-cell>
          <table:table-cell office:value-type="string" office:string-value="59" table:formula="of:=[.J13]" table:style-name="ce43">
            <text:p>59</text:p>
          </table:table-cell>
          <table:table-cell office:value-type="string" office:string-value="52" table:formula="of:=[.K13]" table:style-name="ce43">
            <text:p>52</text:p>
          </table:table-cell>
          <table:table-cell office:value-type="string" office:string-value="4F" table:formula="of:=[.L13]" table:style-name="ce43">
            <text:p>4F</text:p>
          </table:table-cell>
          <table:table-cell office:value-type="string" office:string-value="53" table:formula="of:=[.M13]" table:style-name="ce43">
            <text:p>53</text:p>
          </table:table-cell>
          <table:table-cell office:value-type="string" office:string-value="4C" table:formula="of:=[.N13]" table:style-name="ce43">
            <text:p>4C</text:p>
          </table:table-cell>
          <table:table-cell office:value-type="string" office:string-value="41" table:formula="of:=[.O13]" table:style-name="ce43">
            <text:p>41</text:p>
          </table:table-cell>
          <table:table-cell office:value-type="string" office:string-value="56" table:formula="of:=[.P13]" table:style-name="ce43">
            <text:p>56</text:p>
          </table:table-cell>
          <table:table-cell office:value-type="string" office:string-value="4F" table:formula="of:=[.Q13]" table:style-name="ce43">
            <text:p>4F</text:p>
          </table:table-cell>
          <table:table-cell office:value-type="string" office:string-value="56" table:formula="of:=[.R13]" table:style-name="ce43">
            <text:p>56</text:p>
          </table:table-cell>
          <table:table-cell office:value-type="string" office:string-value="49" table:formula="of:=[.S13]" table:style-name="ce43">
            <text:p>49</text:p>
          </table:table-cell>
          <table:table-cell office:value-type="string" office:string-value="48" table:formula="of:=[.T13]" table:style-name="ce43">
            <text:p>48</text:p>
          </table:table-cell>
          <table:table-cell table:style-name="ce35"/>
          <table:table-cell office:value-type="string" table:style-name="ce35">
            <text:p>S</text:p>
          </table:table-cell>
          <table:table-cell office:value-type="string" table:style-name="ce35">
            <text:p>5D</text:p>
          </table:table-cell>
          <table:table-cell office:value-type="string" table:style-name="ce35">
            <text:p>0F</text:p>
          </table:table-cell>
          <table:table-cell office:value-type="string" table:style-name="ce35">
            <text:p>EB</text:p>
          </table:table-cell>
          <table:table-cell office:value-type="float" office:value="51" table:style-name="ce35">
            <text:p>51</text:p>
          </table:table-cell>
          <table:table-cell office:value-type="string" table:style-name="ce35">
            <text:p>AE</text:p>
          </table:table-cell>
          <table:table-cell office:value-type="string" table:style-name="ce35">
            <text:p>EE</text:p>
          </table:table-cell>
          <table:table-cell office:value-type="float" office:value="84" table:style-name="ce35">
            <text:p>84</text:p>
          </table:table-cell>
          <table:table-cell office:value-type="string" table:style-name="ce35">
            <text:p>C0</text:p>
          </table:table-cell>
          <table:table-cell office:value-type="string" table:style-name="ce35">
            <text:p>DB</text:p>
          </table:table-cell>
          <table:table-cell office:value-type="float" office:value="91" table:style-name="ce35">
            <text:p>91</text:p>
          </table:table-cell>
          <table:table-cell office:value-type="string" table:style-name="ce35">
            <text:p>E6</text:p>
          </table:table-cell>
          <table:table-cell office:value-type="float" office:value="47" table:style-name="ce35">
            <text:p>47</text:p>
          </table:table-cell>
          <table:table-cell office:value-type="string" table:style-name="ce35">
            <text:p>EC</text:p>
          </table:table-cell>
          <table:table-cell office:value-type="float" office:value="83" table:style-name="ce35">
            <text:p>83</text:p>
          </table:table-cell>
          <table:table-cell office:value-type="string" table:style-name="ce35">
            <text:p>E4</text:p>
          </table:table-cell>
          <table:table-cell office:value-type="string" table:style-name="ce35">
            <text:p>0E</text:p>
          </table:table-cell>
          <table:table-cell table:number-columns-repeated="3" table:style-name="ce35"/>
          <table:table-cell table:style-name="ce54"/>
          <table:table-cell table:number-columns-repeated="16322" table:style-name="ce35"/>
        </table:table-row>
        <table:table-row table:style-name="ro1">
          <table:table-cell table:style-name="ce34"/>
          <table:table-cell table:style-name="ce35"/>
          <table:table-cell table:number-columns-repeated="18" table:style-name="ce1"/>
          <table:table-cell table:number-columns-repeated="2" table:style-name="ce35"/>
          <table:covered-table-cell/>
          <table:covered-table-cell/>
          <table:table-cell office:value-type="string" table:style-name="ce43">
            <text:p>6E</text:p>
          </table:table-cell>
          <table:table-cell office:value-type="string" table:style-name="ce43">
            <text:p>A2</text:p>
          </table:table-cell>
          <table:table-cell office:value-type="float" office:value="76" table:style-name="ce43">
            <text:p>76</text:p>
          </table:table-cell>
          <table:table-cell office:value-type="float" office:value="72" table:style-name="ce43">
            <text:p>72</text:p>
          </table:table-cell>
          <table:table-cell office:value-type="string" table:style-name="ce43">
            <text:p>6C</text:p>
          </table:table-cell>
          <table:table-cell office:value-type="float" office:value="48" table:style-name="ce43">
            <text:p>48</text:p>
          </table:table-cell>
          <table:table-cell office:value-type="string" table:style-name="ce43">
            <text:p>7A</text:p>
          </table:table-cell>
          <table:table-cell office:value-type="string" table:style-name="ce43">
            <text:p>B8</text:p>
          </table:table-cell>
          <table:table-cell office:value-type="string" table:style-name="ce43">
            <text:p>5D</text:p>
          </table:table-cell>
          <table:table-cell office:value-type="float" office:value="27" table:style-name="ce43">
            <text:p>27</text:p>
          </table:table-cell>
          <table:table-cell office:value-type="string" table:style-name="ce43">
            <text:p>BD</text:p>
          </table:table-cell>
          <table:table-cell office:value-type="float" office:value="10" table:style-name="ce43">
            <text:p>10</text:p>
          </table:table-cell>
          <table:table-cell office:value-type="string" table:style-name="ce43">
            <text:p>DD</text:p>
          </table:table-cell>
          <table:table-cell office:value-type="float" office:value="84" table:style-name="ce43">
            <text:p>84</text:p>
          </table:table-cell>
          <table:table-cell office:value-type="float" office:value="94" table:style-name="ce43">
            <text:p>94</text:p>
          </table:table-cell>
          <table:table-cell office:value-type="float" office:value="1" table:style-name="ce43">
            <text:p>01</text:p>
          </table:table-cell>
          <table:table-cell table:number-columns-repeated="2" table:style-name="ce35"/>
          <table:table-cell table:number-columns-repeated="16" table:style-name="ce43"/>
          <table:table-cell table:style-name="ce35"/>
          <table:table-cell office:value-type="float" office:value="1" table:style-name="ce35">
            <text:p>1</text:p>
          </table:table-cell>
          <table:table-cell table:style-name="ce35"/>
          <table:table-cell table:number-columns-repeated="95" table:style-name="ce34"/>
          <table:table-cell table:number-columns-repeated="16228"/>
        </table:table-row>
        <table:table-row table:style-name="ro1">
          <table:table-cell table:style-name="ce34"/>
          <table:table-cell table:style-name="ce35"/>
          <table:table-cell office:value-type="string" table:number-columns-spanned="2" table:number-rows-spanned="1" table:style-name="ce65">
            <text:p>R</text:p>
          </table:table-cell>
          <table:covered-table-cell/>
          <table:table-cell office:value-type="string" office:string-value="30" table:formula="of:=[.AH9]" table:style-name="ce55">
            <text:p>30</text:p>
          </table:table-cell>
          <table:table-cell office:value-type="string" office:string-value="33" table:formula="of:=[.AI9]" table:style-name="ce55">
            <text:p>33</text:p>
          </table:table-cell>
          <table:table-cell office:value-type="string" office:string-value="36" table:formula="of:=[.AJ9]" table:style-name="ce55">
            <text:p>36</text:p>
          </table:table-cell>
          <table:table-cell office:value-type="string" office:string-value="31" table:formula="of:=[.AK9]" table:style-name="ce55">
            <text:p>31</text:p>
          </table:table-cell>
          <table:table-cell office:value-type="string" office:string-value="5F" table:formula="of:=[.AL9]" table:style-name="ce55">
            <text:p>5F</text:p>
          </table:table-cell>
          <table:table-cell office:value-type="string" office:string-value="59" table:formula="of:=[.AM9]" table:style-name="ce55">
            <text:p>59</text:p>
          </table:table-cell>
          <table:table-cell office:value-type="string" office:string-value="52" table:formula="of:=[.AN9]" table:style-name="ce55">
            <text:p>52</text:p>
          </table:table-cell>
          <table:table-cell office:value-type="string" office:string-value="4F" table:formula="of:=[.AO9]" table:style-name="ce55">
            <text:p>4F</text:p>
          </table:table-cell>
          <table:table-cell office:value-type="string" office:string-value="53" table:formula="of:=[.AP9]" table:style-name="ce55">
            <text:p>53</text:p>
          </table:table-cell>
          <table:table-cell office:value-type="string" office:string-value="4C" table:formula="of:=[.AQ9]" table:style-name="ce55">
            <text:p>4C</text:p>
          </table:table-cell>
          <table:table-cell office:value-type="string" office:string-value="41" table:formula="of:=[.AR9]" table:style-name="ce55">
            <text:p>41</text:p>
          </table:table-cell>
          <table:table-cell office:value-type="string" office:string-value="56" table:formula="of:=[.AS9]" table:style-name="ce55">
            <text:p>56</text:p>
          </table:table-cell>
          <table:table-cell office:value-type="string" office:string-value="4F" table:formula="of:=[.AT9]" table:style-name="ce55">
            <text:p>4F</text:p>
          </table:table-cell>
          <table:table-cell office:value-type="string" office:string-value="56" table:formula="of:=[.AU9]" table:style-name="ce55">
            <text:p>56</text:p>
          </table:table-cell>
          <table:table-cell office:value-type="string" office:string-value="49" table:formula="of:=[.AV9]" table:style-name="ce55">
            <text:p>49</text:p>
          </table:table-cell>
          <table:table-cell office:value-type="string" office:string-value="48" table:formula="of:=[.AW9]" table:style-name="ce55">
            <text:p>48</text:p>
          </table:table-cell>
          <table:table-cell table:number-columns-repeated="4" table:style-name="ce35"/>
          <table:table-cell office:value-type="string" office:string-value="5E" table:formula="of:=DEC2HEX(BITXOR(HEX2DEC([.Y13]);HEX2DEC([.Y14])))" table:style-name="ce35">
            <text:p>5E</text:p>
          </table:table-cell>
          <table:table-cell office:value-type="string" office:string-value="91" table:formula="of:=DEC2HEX(BITXOR(HEX2DEC([.Z13]);HEX2DEC([.Z14])))" table:style-name="ce35">
            <text:p>91</text:p>
          </table:table-cell>
          <table:table-cell office:value-type="string" office:string-value="40" table:formula="of:=DEC2HEX(BITXOR(HEX2DEC([.AA13]);HEX2DEC([.AA14])))" table:style-name="ce35">
            <text:p>40</text:p>
          </table:table-cell>
          <table:table-cell office:value-type="string" office:string-value="43" table:formula="of:=DEC2HEX(BITXOR(HEX2DEC([.AB13]);HEX2DEC([.AB14])))" table:style-name="ce35">
            <text:p>43</text:p>
          </table:table-cell>
          <table:table-cell office:value-type="string" office:string-value="33" table:formula="of:=DEC2HEX(BITXOR(HEX2DEC([.AC13]);HEX2DEC([.AC14])))" table:style-name="ce35">
            <text:p>33</text:p>
          </table:table-cell>
          <table:table-cell office:value-type="string" office:string-value="11" table:formula="of:=DEC2HEX(BITXOR(HEX2DEC([.AD13]);HEX2DEC([.AD14])))" table:style-name="ce35">
            <text:p>11</text:p>
          </table:table-cell>
          <table:table-cell office:value-type="string" office:string-value="28" table:formula="of:=DEC2HEX(BITXOR(HEX2DEC([.AE13]);HEX2DEC([.AE14])))" table:style-name="ce35">
            <text:p>28</text:p>
          </table:table-cell>
          <table:table-cell office:value-type="string" office:string-value="F7" table:formula="of:=DEC2HEX(BITXOR(HEX2DEC([.AF13]);HEX2DEC([.AF14])))" table:style-name="ce35">
            <text:p>F7</text:p>
          </table:table-cell>
          <table:table-cell office:value-type="string" office:string-value="E" table:formula="of:=DEC2HEX(BITXOR(HEX2DEC([.AG13]);HEX2DEC([.AG14])))" table:style-name="ce35">
            <text:p>E</text:p>
          </table:table-cell>
          <table:table-cell office:value-type="string" office:string-value="6B" table:formula="of:=DEC2HEX(BITXOR(HEX2DEC([.AH13]);HEX2DEC([.AH14])))" table:style-name="ce35">
            <text:p>6B</text:p>
          </table:table-cell>
          <table:table-cell office:value-type="string" office:string-value="FC" table:formula="of:=DEC2HEX(BITXOR(HEX2DEC([.AI13]);HEX2DEC([.AI14])))" table:style-name="ce35">
            <text:p>FC</text:p>
          </table:table-cell>
          <table:table-cell office:value-type="string" office:string-value="46" table:formula="of:=DEC2HEX(BITXOR(HEX2DEC([.AJ13]);HEX2DEC([.AJ14])))" table:style-name="ce35">
            <text:p>46</text:p>
          </table:table-cell>
          <table:table-cell office:value-type="string" office:string-value="92" table:formula="of:=DEC2HEX(BITXOR(HEX2DEC([.AK13]);HEX2DEC([.AK14])))" table:style-name="ce35">
            <text:p>92</text:p>
          </table:table-cell>
          <table:table-cell office:value-type="string" office:string-value="D2" table:formula="of:=DEC2HEX(BITXOR(HEX2DEC([.AL13]);HEX2DEC([.AL14])))" table:style-name="ce35">
            <text:p>D2</text:p>
          </table:table-cell>
          <table:table-cell office:value-type="string" office:string-value="DD" table:formula="of:=DEC2HEX(BITXOR(HEX2DEC([.AM13]);HEX2DEC([.AM14])))" table:style-name="ce35">
            <text:p>DD</text:p>
          </table:table-cell>
          <table:table-cell office:value-type="string" office:string-value="49" table:formula="of:=DEC2HEX(BITXOR(HEX2DEC([.AN13]);HEX2DEC([.AN14])))" table:style-name="ce35">
            <text:p>49</text:p>
          </table:table-cell>
          <table:table-cell table:number-columns-repeated="2" table:style-name="ce35"/>
          <table:table-cell table:number-columns-repeated="16" table:style-name="ce43"/>
          <table:table-cell table:style-name="ce35"/>
          <table:table-cell office:value-type="float" office:value="2" table:style-name="ce35">
            <text:p>2</text:p>
          </table:table-cell>
          <table:table-cell table:style-name="ce35"/>
          <table:table-cell table:number-columns-repeated="95" table:style-name="ce34"/>
          <table:table-cell table:number-columns-repeated="16228"/>
        </table:table-row>
        <table:table-row table:style-name="ro1">
          <table:table-cell table:style-name="ce34"/>
          <table:table-cell table:number-columns-repeated="2" table:style-name="ce35"/>
          <table:table-cell table:style-name="ce1"/>
          <table:table-cell table:number-columns-repeated="38" table:style-name="ce35"/>
          <table:table-cell table:number-columns-repeated="16" table:style-name="ce43"/>
          <table:table-cell table:style-name="ce35"/>
          <table:table-cell office:value-type="float" office:value="3" table:style-name="ce35">
            <text:p>3</text:p>
          </table:table-cell>
          <table:table-cell table:number-columns-repeated="51" table:style-name="ce35"/>
          <table:table-cell table:number-columns-repeated="16273"/>
        </table:table-row>
        <table:table-row table:style-name="ro1">
          <table:table-cell/>
          <table:table-cell table:number-columns-repeated="19" table:style-name="ce35"/>
          <table:table-cell office:value-type="string" table:number-columns-spanned="4" table:number-rows-spanned="2" table:style-name="ce66">
            <text:p>умножение на константу</text:p>
          </table:table-cell>
          <table:covered-table-cell table:number-columns-repeated="3"/>
          <table:table-cell table:number-columns-repeated="16" table:style-name="ce1"/>
          <table:table-cell table:number-columns-repeated="2" table:style-name="ce35"/>
          <table:table-cell table:number-columns-repeated="16" table:style-name="ce43"/>
          <table:table-cell table:style-name="ce35"/>
          <table:table-cell office:value-type="float" office:value="4" table:style-name="ce35">
            <text:p>4</text:p>
          </table:table-cell>
          <table:table-cell table:number-columns-repeated="51" table:style-name="ce35"/>
          <table:table-cell table:number-columns-repeated="16273"/>
        </table:table-row>
        <table:table-row table:style-name="ro1">
          <table:table-cell/>
          <table:table-cell table:number-columns-repeated="19" table:style-name="ce35"/>
          <table:covered-table-cell/>
          <table:covered-table-cell table:number-columns-repeated="3"/>
          <table:table-cell table:number-columns-repeated="16" table:style-name="ce1"/>
          <table:table-cell table:number-columns-repeated="2" table:style-name="ce35"/>
          <table:table-cell table:number-columns-repeated="16" table:style-name="ce43"/>
          <table:table-cell table:style-name="ce35"/>
          <table:table-cell office:value-type="float" office:value="5" table:style-name="ce35">
            <text:p>5</text:p>
          </table:table-cell>
          <table:table-cell table:number-columns-repeated="51" table:style-name="ce35"/>
          <table:table-cell table:number-columns-repeated="16273"/>
        </table:table-row>
        <table:table-row table:style-name="ro1">
          <table:table-cell/>
          <table:table-cell table:number-columns-repeated="41" table:style-name="ce35"/>
          <table:table-cell table:number-columns-repeated="16" table:style-name="ce43"/>
          <table:table-cell table:style-name="ce35"/>
          <table:table-cell office:value-type="float" office:value="6" table:style-name="ce35">
            <text:p>6</text:p>
          </table:table-cell>
          <table:table-cell table:number-columns-repeated="51" table:style-name="ce35"/>
          <table:table-cell table:number-columns-repeated="16273"/>
        </table:table-row>
        <table:table-row table:style-name="ro1">
          <table:table-cell/>
          <table:table-cell table:number-columns-repeated="41" table:style-name="ce35"/>
          <table:table-cell table:number-columns-repeated="16" table:style-name="ce43"/>
          <table:table-cell table:style-name="ce35"/>
          <table:table-cell office:value-type="float" office:value="7" table:style-name="ce35">
            <text:p>7</text:p>
          </table:table-cell>
          <table:table-cell table:style-name="ce35"/>
          <table:table-cell table:number-columns-repeated="95" table:style-name="ce34"/>
          <table:table-cell table:number-columns-repeated="16228"/>
        </table:table-row>
        <table:table-row table:style-name="ro1">
          <table:table-cell/>
          <table:table-cell table:number-columns-repeated="41" table:style-name="ce35"/>
          <table:table-cell table:number-columns-repeated="16" table:style-name="ce43"/>
          <table:table-cell table:style-name="ce35"/>
          <table:table-cell office:value-type="float" office:value="8" table:style-name="ce35">
            <text:p>8</text:p>
          </table:table-cell>
          <table:table-cell table:style-name="ce35"/>
          <table:table-cell table:number-columns-repeated="95" table:style-name="ce34"/>
          <table:table-cell table:number-columns-repeated="16228"/>
        </table:table-row>
        <table:table-row table:style-name="ro1">
          <table:table-cell/>
          <table:table-cell table:number-columns-repeated="41" table:style-name="ce35"/>
          <table:table-cell table:number-columns-repeated="16" table:style-name="ce43"/>
          <table:table-cell table:style-name="ce35"/>
          <table:table-cell office:value-type="float" office:value="9" table:style-name="ce35">
            <text:p>9</text:p>
          </table:table-cell>
          <table:table-cell table:number-columns-repeated="6" table:style-name="ce35"/>
          <table:table-cell table:number-columns-repeated="90" table:style-name="ce34"/>
          <table:table-cell table:number-columns-repeated="16228"/>
        </table:table-row>
        <table:table-row table:style-name="ro1">
          <table:table-cell/>
          <table:table-cell table:number-columns-repeated="41" table:style-name="ce35"/>
          <table:table-cell table:number-columns-repeated="16" table:style-name="ce43"/>
          <table:table-cell table:style-name="ce35"/>
          <table:table-cell office:value-type="float" office:value="10" table:style-name="ce35">
            <text:p>10</text:p>
          </table:table-cell>
          <table:table-cell table:number-columns-repeated="6" table:style-name="ce35"/>
          <table:table-cell table:number-columns-repeated="90" table:style-name="ce34"/>
          <table:table-cell table:number-columns-repeated="16228"/>
        </table:table-row>
        <table:table-row table:style-name="ro1">
          <table:table-cell/>
          <table:table-cell table:number-columns-repeated="41" table:style-name="ce35"/>
          <table:table-cell table:number-columns-repeated="16" table:style-name="ce43"/>
          <table:table-cell table:style-name="ce35"/>
          <table:table-cell office:value-type="float" office:value="11" table:style-name="ce35">
            <text:p>11</text:p>
          </table:table-cell>
          <table:table-cell table:number-columns-repeated="6" table:style-name="ce35"/>
          <table:table-cell table:number-columns-repeated="90" table:style-name="ce34"/>
          <table:table-cell table:number-columns-repeated="16228"/>
        </table:table-row>
        <table:table-row table:style-name="ro1">
          <table:table-cell/>
          <table:table-cell table:number-columns-repeated="41" table:style-name="ce35"/>
          <table:table-cell table:number-columns-repeated="16" table:style-name="ce43"/>
          <table:table-cell table:style-name="ce35"/>
          <table:table-cell office:value-type="float" office:value="12" table:style-name="ce35">
            <text:p>12</text:p>
          </table:table-cell>
          <table:table-cell table:number-columns-repeated="6" table:style-name="ce35"/>
          <table:table-cell table:number-columns-repeated="90" table:style-name="ce34"/>
          <table:table-cell table:number-columns-repeated="16228"/>
        </table:table-row>
        <table:table-row table:style-name="ro1">
          <table:table-cell/>
          <table:table-cell table:number-columns-repeated="41" table:style-name="ce35"/>
          <table:table-cell table:number-columns-repeated="16" table:style-name="ce43"/>
          <table:table-cell table:style-name="ce35"/>
          <table:table-cell office:value-type="float" office:value="13" table:style-name="ce35">
            <text:p>13</text:p>
          </table:table-cell>
          <table:table-cell table:style-name="ce35"/>
          <table:table-cell table:number-columns-repeated="95" table:style-name="ce34"/>
          <table:table-cell table:number-columns-repeated="16228"/>
        </table:table-row>
        <table:table-row table:style-name="ro1">
          <table:table-cell/>
          <table:table-cell table:number-columns-repeated="41" table:style-name="ce35"/>
          <table:table-cell table:number-columns-repeated="16" table:style-name="ce43"/>
          <table:table-cell table:style-name="ce35"/>
          <table:table-cell office:value-type="float" office:value="14" table:style-name="ce35">
            <text:p>14</text:p>
          </table:table-cell>
          <table:table-cell table:style-name="ce35"/>
          <table:table-cell table:number-columns-repeated="95" table:style-name="ce34"/>
          <table:table-cell table:number-columns-repeated="16228"/>
        </table:table-row>
        <table:table-row table:style-name="ro1">
          <table:table-cell/>
          <table:table-cell table:number-columns-repeated="41" table:style-name="ce35"/>
          <table:table-cell table:number-columns-repeated="16" table:style-name="ce43"/>
          <table:table-cell table:style-name="ce35"/>
          <table:table-cell office:value-type="float" office:value="15" table:style-name="ce35">
            <text:p>15</text:p>
          </table:table-cell>
          <table:table-cell table:style-name="ce35"/>
          <table:table-cell table:number-columns-repeated="95" table:style-name="ce34"/>
          <table:table-cell table:number-columns-repeated="16228"/>
        </table:table-row>
        <table:table-row table:style-name="ro1">
          <table:table-cell/>
          <table:table-cell table:number-columns-repeated="41" table:style-name="ce35"/>
          <table:table-cell table:number-columns-repeated="16" table:style-name="ce43"/>
          <table:table-cell table:style-name="ce35"/>
          <table:table-cell office:value-type="float" office:value="16" table:style-name="ce35">
            <text:p>16</text:p>
          </table:table-cell>
          <table:table-cell table:style-name="ce35"/>
          <table:table-cell table:number-columns-repeated="95" table:style-name="ce34"/>
          <table:table-cell table:number-columns-repeated="16228"/>
        </table:table-row>
        <table:table-row table:style-name="ro1">
          <table:table-cell/>
          <table:table-cell table:number-columns-repeated="41" table:style-name="ce35"/>
          <table:table-cell table:number-columns-repeated="16" table:style-name="ce1"/>
          <table:table-cell table:number-columns-repeated="3" table:style-name="ce35"/>
          <table:table-cell table:number-columns-repeated="95" table:style-name="ce34"/>
          <table:table-cell table:number-columns-repeated="16228"/>
        </table:table-row>
        <table:table-row table:number-rows-repeated="2" table:style-name="ro1">
          <table:table-cell/>
          <table:table-cell table:number-columns-repeated="60" table:style-name="ce35"/>
          <table:table-cell table:number-columns-repeated="95" table:style-name="ce34"/>
          <table:table-cell table:number-columns-repeated="16228"/>
        </table:table-row>
        <table:table-row table:style-name="ro1">
          <table:table-cell/>
          <table:table-cell table:number-columns-repeated="60" table:style-name="ce35"/>
          <table:table-cell table:number-columns-repeated="16323"/>
        </table:table-row>
        <table:table-row table:style-name="ro1">
          <table:table-cell/>
          <table:table-cell table:style-name="ce57"/>
          <table:table-cell table:number-columns-repeated="53" table:style-name="ce58"/>
          <table:table-cell table:number-columns-repeated="5" table:style-name="ce37"/>
          <table:table-cell table:style-name="ce38"/>
          <table:table-cell table:number-columns-repeated="16323"/>
        </table:table-row>
        <table:table-row table:style-name="ro1">
          <table:table-cell/>
          <table:table-cell table:style-name="ce39"/>
          <table:table-cell table:number-columns-repeated="15" table:style-name="ce35"/>
          <table:table-cell office:value-type="string" table:number-columns-spanned="4" table:number-rows-spanned="2" table:style-name="ce66">
            <text:p>Сложение блока с ключом</text:p>
          </table:table-cell>
          <table:covered-table-cell table:number-columns-repeated="3"/>
          <table:table-cell table:number-columns-repeated="2" table:style-name="ce35"/>
          <table:table-cell office:value-type="string" table:number-columns-spanned="4" table:number-rows-spanned="2" table:style-name="ce66">
            <text:p>Замена согласно таблице замен</text:p>
          </table:table-cell>
          <table:covered-table-cell table:number-columns-repeated="3"/>
          <table:table-cell table:number-columns-repeated="2" table:style-name="ce35"/>
          <table:table-cell office:value-type="string" table:number-columns-spanned="4" table:number-rows-spanned="2" table:style-name="ce66">
            <text:p>Сдвиг строк 0, 1, 2, 3 влево</text:p>
          </table:table-cell>
          <table:covered-table-cell table:number-columns-repeated="3"/>
          <table:table-cell table:number-columns-repeated="2" table:style-name="ce35"/>
          <table:table-cell office:value-type="string" table:number-columns-spanned="4" table:number-rows-spanned="2" table:style-name="ce66">
            <text:p>Сдвиг строк 0, 1, 2, 3 влево</text:p>
          </table:table-cell>
          <table:covered-table-cell table:number-columns-repeated="3"/>
          <table:table-cell table:number-columns-repeated="2" table:style-name="ce35"/>
          <table:table-cell table:style-name="ce56"/>
          <table:table-cell table:number-columns-repeated="5" table:style-name="ce35"/>
          <table:table-cell office:value-type="string" table:number-columns-spanned="4" table:number-rows-spanned="2" table:style-name="ce66">
            <text:p>Транспонирование предыдущей матрицы</text:p>
          </table:table-cell>
          <table:covered-table-cell table:number-columns-repeated="3"/>
          <table:table-cell table:number-columns-repeated="2" table:style-name="ce35"/>
          <table:table-cell office:value-type="string" table:number-columns-spanned="4" table:number-rows-spanned="2" table:style-name="ce66">
            <text:p>Сложение с раундовым ключом. Результат</text:p>
          </table:table-cell>
          <table:covered-table-cell table:number-columns-repeated="3"/>
          <table:table-cell table:number-columns-repeated="3" table:style-name="ce35"/>
          <table:table-cell table:style-name="ce59"/>
          <table:table-cell table:number-columns-repeated="16323"/>
        </table:table-row>
        <table:table-row table:style-name="ro1">
          <table:table-cell/>
          <table:table-cell table:style-name="ce39"/>
          <table:table-cell table:number-columns-repeated="15" table:style-name="ce35"/>
          <table:covered-table-cell/>
          <table:covered-table-cell table:number-columns-repeated="3"/>
          <table:table-cell table:number-columns-repeated="2" table:style-name="ce35"/>
          <table:covered-table-cell/>
          <table:covered-table-cell table:number-columns-repeated="3"/>
          <table:table-cell table:number-columns-repeated="2" table:style-name="ce35"/>
          <table:covered-table-cell/>
          <table:covered-table-cell table:number-columns-repeated="3"/>
          <table:table-cell table:number-columns-repeated="2" table:style-name="ce35"/>
          <table:covered-table-cell/>
          <table:covered-table-cell table:number-columns-repeated="3"/>
          <table:table-cell table:number-columns-repeated="8" table:style-name="ce35"/>
          <table:covered-table-cell/>
          <table:covered-table-cell table:number-columns-repeated="3"/>
          <table:table-cell table:number-columns-repeated="2" table:style-name="ce35"/>
          <table:covered-table-cell/>
          <table:covered-table-cell table:number-columns-repeated="3"/>
          <table:table-cell table:number-columns-repeated="3" table:style-name="ce35"/>
          <table:table-cell table:style-name="ce59"/>
          <table:table-cell table:number-columns-repeated="16323"/>
        </table:table-row>
        <table:table-row table:style-name="ro1">
          <table:table-cell/>
          <table:table-cell table:style-name="ce39"/>
          <table:table-cell table:number-columns-repeated="58" table:style-name="ce35"/>
          <table:table-cell table:style-name="ce59"/>
          <table:table-cell table:number-columns-repeated="16323"/>
        </table:table-row>
        <table:table-row table:style-name="ro1">
          <table:table-cell/>
          <table:table-cell table:style-name="ce41"/>
          <table:table-cell table:number-columns-repeated="3" table:style-name="ce35"/>
          <table:table-cell office:value-type="string" office:string-value="50" table:formula="of:=[.Z6]" table:style-name="ce60">
            <text:p>50</text:p>
          </table:table-cell>
          <table:table-cell office:value-type="string" office:string-value="4C" table:formula="of:=[.AD6]" table:style-name="ce60">
            <text:p>4C</text:p>
          </table:table-cell>
          <table:table-cell office:value-type="string" office:string-value="4E" table:formula="of:=[.AH6]" table:style-name="ce60">
            <text:p>4E</text:p>
          </table:table-cell>
          <table:table-cell office:value-type="string" office:string-value="4C" table:formula="of:=[.AL6]" table:style-name="ce60">
            <text:p>4C</text:p>
          </table:table-cell>
          <table:table-cell table:style-name="ce34"/>
          <table:table-cell table:style-name="ce35"/>
          <table:table-cell office:value-type="float" office:value="0" table:formula="of:=[.C16]" table:style-name="ce61">
            <text:p>00</text:p>
          </table:table-cell>
          <table:table-cell office:value-type="float" office:value="0" table:formula="of:=[.D16]" table:style-name="ce61">
            <text:p>00</text:p>
          </table:table-cell>
          <table:table-cell office:value-type="float" office:value="0" table:formula="of:=[.E16]" table:style-name="ce61">
            <text:p>00</text:p>
          </table:table-cell>
          <table:table-cell office:value-type="float" office:value="0" table:formula="of:=[.F16]" table:style-name="ce61">
            <text:p>00</text:p>
          </table:table-cell>
          <table:table-cell table:number-columns-repeated="2" table:style-name="ce35"/>
          <table:table-cell office:value-type="string" office:string-value="50" table:formula="of:=DEC2HEX(BITXOR(HEX2DEC([.C16]);HEX2DEC([.F38]));2)" table:style-name="ce34">
            <text:p>50</text:p>
          </table:table-cell>
          <table:table-cell office:value-type="string" office:string-value="4C" table:formula="of:=DEC2HEX(BITXOR(HEX2DEC([.D16]);HEX2DEC([.G38]));2)" table:style-name="ce34">
            <text:p>4C</text:p>
          </table:table-cell>
          <table:table-cell office:value-type="string" office:string-value="4E" table:formula="of:=DEC2HEX(BITXOR(HEX2DEC([.E16]);HEX2DEC([.H38]));2)" table:style-name="ce34">
            <text:p>4E</text:p>
          </table:table-cell>
          <table:table-cell office:value-type="string" office:string-value="4C" table:formula="of:=DEC2HEX(BITXOR(HEX2DEC([.F16]);HEX2DEC([.I38]));2)" table:style-name="ce34">
            <text:p>4C</text:p>
          </table:table-cell>
          <table:table-cell table:style-name="ce34"/>
          <table:table-cell table:style-name="ce35"/>
          <table:table-cell office:value-type="float" office:value="53" table:formula="of:=COM.MICROSOFT.SINGLE(INDIRECT(ADDRESS(HEX2DEC(MID([.R38];1;1))+1;HEX2DEC(MID([.R38];2;1))+1;1;;&quot;S-Box&quot;)))" table:style-name="ce34">
            <text:p>53</text:p>
          </table:table-cell>
          <table:table-cell office:value-type="float" office:value="29" table:formula="of:=COM.MICROSOFT.SINGLE(INDIRECT(ADDRESS(HEX2DEC(MID([.S38];1;1))+1;HEX2DEC(MID([.S38];2;1))+1;1;;&quot;S-Box&quot;)))" table:style-name="ce34">
            <text:p>29</text:p>
          </table:table-cell>
          <table:table-cell office:value-type="string" office:string-value="2F" table:formula="of:=COM.MICROSOFT.SINGLE(INDIRECT(ADDRESS(HEX2DEC(MID([.T38];1;1))+1;HEX2DEC(MID([.T38];2;1))+1;1;;&quot;S-Box&quot;)))" table:style-name="ce34">
            <text:p>2F</text:p>
          </table:table-cell>
          <table:table-cell office:value-type="float" office:value="29" table:formula="of:=COM.MICROSOFT.SINGLE(INDIRECT(ADDRESS(HEX2DEC(MID([.U38];1;1))+1;HEX2DEC(MID([.U38];2;1))+1;1;;&quot;S-Box&quot;)))" table:style-name="ce34">
            <text:p>29</text:p>
          </table:table-cell>
          <table:table-cell table:number-columns-repeated="2" table:style-name="ce34"/>
          <table:table-cell office:value-type="float" office:value="53" table:formula="of:=[.X38]" table:style-name="ce34">
            <text:p>53</text:p>
          </table:table-cell>
          <table:table-cell office:value-type="float" office:value="29" table:formula="of:=[.Y38]" table:style-name="ce34">
            <text:p>29</text:p>
          </table:table-cell>
          <table:table-cell office:value-type="string" office:string-value="2F" table:formula="of:=[.Z38]" table:style-name="ce34">
            <text:p>2F</text:p>
          </table:table-cell>
          <table:table-cell office:value-type="float" office:value="29" table:formula="of:=[.AA38]" table:style-name="ce34">
            <text:p>29</text:p>
          </table:table-cell>
          <table:table-cell table:number-columns-repeated="2" table:style-name="ce34"/>
          <table:table-cell office:value-type="float" office:value="2" table:style-name="ce62">
            <text:p>2</text:p>
          </table:table-cell>
          <table:table-cell office:value-type="float" office:value="3" table:style-name="ce62">
            <text:p>3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table:number-columns-repeated="2" table:style-name="ce34"/>
          <table:table-cell office:value-type="float" office:value="85" table:style-name="ce34">
            <text:p>85</text:p>
          </table:table-cell>
          <table:table-cell office:value-type="float" office:value="8" table:style-name="ce34">
            <text:p>08</text:p>
          </table:table-cell>
          <table:table-cell office:value-type="string" table:style-name="ce34">
            <text:p>4B</text:p>
          </table:table-cell>
          <table:table-cell office:value-type="float" office:value="13" table:style-name="ce34">
            <text:p>13</text:p>
          </table:table-cell>
          <table:table-cell table:number-columns-repeated="2" table:style-name="ce34"/>
          <table:table-cell office:value-type="float" office:value="85" table:formula="of:=[.AP38]" table:style-name="ce43">
            <text:p>85</text:p>
          </table:table-cell>
          <table:table-cell office:value-type="string" office:string-value="3D" table:formula="of:=[.AP39]" table:style-name="ce35">
            <text:p>3D</text:p>
          </table:table-cell>
          <table:table-cell office:value-type="float" office:value="90" table:formula="of:=[.AP40]" table:style-name="ce43">
            <text:p>90</text:p>
          </table:table-cell>
          <table:table-cell office:value-type="string" office:string-value="D0" table:formula="of:=[.AP41]" table:style-name="ce35">
            <text:p>D0</text:p>
          </table:table-cell>
          <table:table-cell table:number-columns-repeated="2" table:style-name="ce34"/>
          <table:table-cell office:value-type="string" office:string-value="85" table:formula="of:=DEC2HEX(BITXOR(HEX2DEC([.AV38]);HEX2DEC([.R16]));2)" table:style-name="ce34">
            <text:p>85</text:p>
          </table:table-cell>
          <table:table-cell office:value-type="string" office:string-value="3D" table:formula="of:=DEC2HEX(BITXOR(HEX2DEC([.AW38]);HEX2DEC([.S16]));2)" table:style-name="ce34">
            <text:p>3D</text:p>
          </table:table-cell>
          <table:table-cell office:value-type="string" office:string-value="90" table:formula="of:=DEC2HEX(BITXOR(HEX2DEC([.AX38]);HEX2DEC([.T16]));2)" table:style-name="ce34">
            <text:p>90</text:p>
          </table:table-cell>
          <table:table-cell office:value-type="string" office:string-value="D0" table:formula="of:=DEC2HEX(BITXOR(HEX2DEC([.AY38]);HEX2DEC([.U16]));2)" table:style-name="ce34">
            <text:p>D0</text:p>
          </table:table-cell>
          <table:table-cell table:number-columns-repeated="3" table:style-name="ce34"/>
          <table:table-cell table:style-name="ce40"/>
          <table:table-cell table:number-columns-repeated="16323"/>
        </table:table-row>
        <table:table-row table:style-name="ro1">
          <table:table-cell/>
          <table:table-cell table:style-name="ce41"/>
          <table:table-cell table:number-columns-repeated="3" table:style-name="ce35"/>
          <table:table-cell office:value-type="string" office:string-value="4F" table:formula="of:=[.AA6]" table:style-name="ce60">
            <text:p>4F</text:p>
          </table:table-cell>
          <table:table-cell office:value-type="string" office:string-value="49" table:formula="of:=[.AE6]" table:style-name="ce60">
            <text:p>49</text:p>
          </table:table-cell>
          <table:table-cell office:value-type="string" office:string-value="5F" table:formula="of:=[.AI6]" table:style-name="ce60">
            <text:p>5F</text:p>
          </table:table-cell>
          <table:table-cell office:value-type="string" office:string-value="45" table:formula="of:=[.AM6]" table:style-name="ce60">
            <text:p>45</text:p>
          </table:table-cell>
          <table:table-cell table:style-name="ce34"/>
          <table:table-cell table:style-name="ce35"/>
          <table:table-cell office:value-type="float" office:value="0" table:formula="of:=[.C17]" table:style-name="ce61">
            <text:p>00</text:p>
          </table:table-cell>
          <table:table-cell office:value-type="float" office:value="0" table:formula="of:=[.D17]" table:style-name="ce61">
            <text:p>00</text:p>
          </table:table-cell>
          <table:table-cell office:value-type="float" office:value="0" table:formula="of:=[.E17]" table:style-name="ce61">
            <text:p>00</text:p>
          </table:table-cell>
          <table:table-cell office:value-type="float" office:value="0" table:formula="of:=[.F17]" table:style-name="ce61">
            <text:p>00</text:p>
          </table:table-cell>
          <table:table-cell table:number-columns-repeated="2" table:style-name="ce35"/>
          <table:table-cell office:value-type="string" office:string-value="4F" table:formula="of:=DEC2HEX(BITXOR(HEX2DEC([.C17]);HEX2DEC([.F39]));2)" table:style-name="ce34">
            <text:p>4F</text:p>
          </table:table-cell>
          <table:table-cell office:value-type="string" office:string-value="49" table:formula="of:=DEC2HEX(BITXOR(HEX2DEC([.D17]);HEX2DEC([.G39]));2)" table:style-name="ce34">
            <text:p>49</text:p>
          </table:table-cell>
          <table:table-cell office:value-type="string" office:string-value="5F" table:formula="of:=DEC2HEX(BITXOR(HEX2DEC([.E17]);HEX2DEC([.H39]));2)" table:style-name="ce34">
            <text:p>5F</text:p>
          </table:table-cell>
          <table:table-cell office:value-type="string" office:string-value="45" table:formula="of:=DEC2HEX(BITXOR(HEX2DEC([.F17]);HEX2DEC([.I39]));2)" table:style-name="ce34">
            <text:p>45</text:p>
          </table:table-cell>
          <table:table-cell table:style-name="ce34"/>
          <table:table-cell table:style-name="ce35"/>
          <table:table-cell office:value-type="float" office:value="84" table:formula="of:=COM.MICROSOFT.SINGLE(INDIRECT(ADDRESS(HEX2DEC(MID([.R39];1;1))+1;HEX2DEC(MID([.R39];2;1))+1;1;;&quot;S-Box&quot;)))" table:style-name="ce34">
            <text:p>84</text:p>
          </table:table-cell>
          <table:table-cell office:value-type="string" office:string-value="3B" table:formula="of:=COM.MICROSOFT.SINGLE(INDIRECT(ADDRESS(HEX2DEC(MID([.S39];1;1))+1;HEX2DEC(MID([.S39];2;1))+1;1;;&quot;S-Box&quot;)))" table:style-name="ce34">
            <text:p>3B</text:p>
          </table:table-cell>
          <table:table-cell office:value-type="string" office:string-value="CF" table:formula="of:=COM.MICROSOFT.SINGLE(INDIRECT(ADDRESS(HEX2DEC(MID([.T39];1;1))+1;HEX2DEC(MID([.T39];2;1))+1;1;;&quot;S-Box&quot;)))" table:style-name="ce34">
            <text:p>CF</text:p>
          </table:table-cell>
          <table:table-cell office:value-type="string" office:string-value="6E" table:formula="of:=COM.MICROSOFT.SINGLE(INDIRECT(ADDRESS(HEX2DEC(MID([.U39];1;1))+1;HEX2DEC(MID([.U39];2;1))+1;1;;&quot;S-Box&quot;)))" table:style-name="ce34">
            <text:p>6E</text:p>
          </table:table-cell>
          <table:table-cell table:number-columns-repeated="2" table:style-name="ce34"/>
          <table:table-cell office:value-type="string" office:string-value="3B" table:formula="of:=[.Y39]" table:style-name="ce34">
            <text:p>3B</text:p>
          </table:table-cell>
          <table:table-cell office:value-type="string" office:string-value="CF" table:formula="of:=[.Z39]" table:style-name="ce34">
            <text:p>CF</text:p>
          </table:table-cell>
          <table:table-cell office:value-type="string" office:string-value="6E" table:formula="of:=[.AA39]" table:style-name="ce34">
            <text:p>6E</text:p>
          </table:table-cell>
          <table:table-cell office:value-type="float" office:value="84" table:formula="of:=[.X39]" table:style-name="ce34">
            <text:p>84</text:p>
          </table:table-cell>
          <table:table-cell table:number-columns-repeated="2" table:style-name="ce34"/>
          <table:table-cell office:value-type="float" office:value="1" table:style-name="ce62">
            <text:p>1</text:p>
          </table:table-cell>
          <table:table-cell office:value-type="float" office:value="2" table:style-name="ce62">
            <text:p>2</text:p>
          </table:table-cell>
          <table:table-cell office:value-type="float" office:value="3" table:style-name="ce62">
            <text:p>3</text:p>
          </table:table-cell>
          <table:table-cell office:value-type="float" office:value="1" table:style-name="ce62">
            <text:p>1</text:p>
          </table:table-cell>
          <table:table-cell table:number-columns-repeated="2" table:style-name="ce34"/>
          <table:table-cell office:value-type="string" table:style-name="ce34">
            <text:p>3D</text:p>
          </table:table-cell>
          <table:table-cell office:value-type="float" office:value="33" table:style-name="ce34">
            <text:p>33</text:p>
          </table:table-cell>
          <table:table-cell office:value-type="string" table:style-name="ce34">
            <text:p>7C</text:p>
          </table:table-cell>
          <table:table-cell office:value-type="float" office:value="28" table:style-name="ce34">
            <text:p>28</text:p>
          </table:table-cell>
          <table:table-cell table:number-columns-repeated="2" table:style-name="ce34"/>
          <table:table-cell office:value-type="float" office:value="8" table:formula="of:=[.AQ38]" table:style-name="ce43">
            <text:p>08</text:p>
          </table:table-cell>
          <table:table-cell office:value-type="float" office:value="33" table:formula="of:=[.AQ39]" table:style-name="ce43">
            <text:p>33</text:p>
          </table:table-cell>
          <table:table-cell office:value-type="float" office:value="54" table:formula="of:=[.AQ40]" table:style-name="ce43">
            <text:p>54</text:p>
          </table:table-cell>
          <table:table-cell office:value-type="float" office:value="5" table:formula="of:=[.AQ41]" table:style-name="ce43">
            <text:p>05</text:p>
          </table:table-cell>
          <table:table-cell table:number-columns-repeated="2" table:style-name="ce34"/>
          <table:table-cell office:value-type="string" office:string-value="08" table:formula="of:=DEC2HEX(BITXOR(HEX2DEC([.AV39]);HEX2DEC([.R17]));2)" table:style-name="ce34">
            <text:p>08</text:p>
          </table:table-cell>
          <table:table-cell office:value-type="string" office:string-value="33" table:formula="of:=DEC2HEX(BITXOR(HEX2DEC([.AW39]);HEX2DEC([.S17]));2)" table:style-name="ce34">
            <text:p>33</text:p>
          </table:table-cell>
          <table:table-cell office:value-type="string" office:string-value="54" table:formula="of:=DEC2HEX(BITXOR(HEX2DEC([.AX39]);HEX2DEC([.T17]));2)" table:style-name="ce34">
            <text:p>54</text:p>
          </table:table-cell>
          <table:table-cell office:value-type="float" office:value="0" table:formula="of:=DEC2HEX(BITXOR(HEX2DEC([.AY39]);HEX2DEC([.U17]));2)" table:style-name="ce34">
            <text:p>#ЧИСЛО!</text:p>
          </table:table-cell>
          <table:table-cell table:number-columns-repeated="3" table:style-name="ce34"/>
          <table:table-cell table:style-name="ce40"/>
          <table:table-cell table:number-columns-repeated="16323"/>
        </table:table-row>
        <table:table-row table:style-name="ro1">
          <table:table-cell/>
          <table:table-cell table:style-name="ce41"/>
          <table:table-cell table:number-columns-repeated="3" table:style-name="ce35"/>
          <table:table-cell office:value-type="string" office:string-value="56" table:formula="of:=[.AB6]" table:style-name="ce60">
            <text:p>56</text:p>
          </table:table-cell>
          <table:table-cell office:value-type="string" office:string-value="4B" table:formula="of:=[.AF6]" table:style-name="ce60">
            <text:p>4B</text:p>
          </table:table-cell>
          <table:table-cell office:value-type="string" office:string-value="56" table:formula="of:=[.AJ6]" table:style-name="ce60">
            <text:p>56</text:p>
          </table:table-cell>
          <table:table-cell office:value-type="string" office:string-value="52" table:formula="of:=[.AN6]" table:style-name="ce60">
            <text:p>52</text:p>
          </table:table-cell>
          <table:table-cell table:style-name="ce34"/>
          <table:table-cell table:style-name="ce35"/>
          <table:table-cell office:value-type="float" office:value="0" table:formula="of:=[.C18]" table:style-name="ce61">
            <text:p>00</text:p>
          </table:table-cell>
          <table:table-cell office:value-type="float" office:value="0" table:formula="of:=[.D18]" table:style-name="ce61">
            <text:p>00</text:p>
          </table:table-cell>
          <table:table-cell office:value-type="float" office:value="0" table:formula="of:=[.E18]" table:style-name="ce61">
            <text:p>00</text:p>
          </table:table-cell>
          <table:table-cell office:value-type="float" office:value="0" table:formula="of:=[.F18]" table:style-name="ce61">
            <text:p>00</text:p>
          </table:table-cell>
          <table:table-cell table:number-columns-repeated="2" table:style-name="ce35"/>
          <table:table-cell office:value-type="string" office:string-value="56" table:formula="of:=DEC2HEX(BITXOR(HEX2DEC([.C18]);HEX2DEC([.F40]));2)" table:style-name="ce34">
            <text:p>56</text:p>
          </table:table-cell>
          <table:table-cell office:value-type="string" office:string-value="4B" table:formula="of:=DEC2HEX(BITXOR(HEX2DEC([.D18]);HEX2DEC([.G40]));2)" table:style-name="ce34">
            <text:p>4B</text:p>
          </table:table-cell>
          <table:table-cell office:value-type="string" office:string-value="56" table:formula="of:=DEC2HEX(BITXOR(HEX2DEC([.E18]);HEX2DEC([.H40]));2)" table:style-name="ce34">
            <text:p>56</text:p>
          </table:table-cell>
          <table:table-cell office:value-type="string" office:string-value="52" table:formula="of:=DEC2HEX(BITXOR(HEX2DEC([.F18]);HEX2DEC([.I40]));2)" table:style-name="ce34">
            <text:p>52</text:p>
          </table:table-cell>
          <table:table-cell table:style-name="ce34"/>
          <table:table-cell table:style-name="ce35"/>
          <table:table-cell office:value-type="string" office:string-value="B1" table:formula="of:=COM.MICROSOFT.SINGLE(INDIRECT(ADDRESS(HEX2DEC(MID([.R40];1;1))+1;HEX2DEC(MID([.R40];2;1))+1;1;;&quot;S-Box&quot;)))" table:style-name="ce34">
            <text:p>B1</text:p>
          </table:table-cell>
          <table:table-cell office:value-type="string" office:string-value="B3" table:formula="of:=COM.MICROSOFT.SINGLE(INDIRECT(ADDRESS(HEX2DEC(MID([.S40];1;1))+1;HEX2DEC(MID([.S40];2;1))+1;1;;&quot;S-Box&quot;)))" table:style-name="ce34">
            <text:p>B3</text:p>
          </table:table-cell>
          <table:table-cell office:value-type="string" office:string-value="B1" table:formula="of:=COM.MICROSOFT.SINGLE(INDIRECT(ADDRESS(HEX2DEC(MID([.T40];1;1))+1;HEX2DEC(MID([.T40];2;1))+1;1;;&quot;S-Box&quot;)))" table:style-name="ce34">
            <text:p>B1</text:p>
          </table:table-cell>
          <table:table-cell office:value-type="float" office:value="0" table:formula="of:=COM.MICROSOFT.SINGLE(INDIRECT(ADDRESS(HEX2DEC(MID([.U40];1;1))+1;HEX2DEC(MID([.U40];2;1))+1;1;;&quot;S-Box&quot;)))" table:style-name="ce34">
            <text:p>00</text:p>
          </table:table-cell>
          <table:table-cell table:number-columns-repeated="2" table:style-name="ce34"/>
          <table:table-cell office:value-type="string" office:string-value="B1" table:formula="of:=[.Z40]" table:style-name="ce34">
            <text:p>B1</text:p>
          </table:table-cell>
          <table:table-cell office:value-type="float" office:value="0" table:formula="of:=[.AA40]" table:style-name="ce34">
            <text:p>00</text:p>
          </table:table-cell>
          <table:table-cell office:value-type="string" office:string-value="B1" table:formula="of:=[.X40]" table:style-name="ce34">
            <text:p>B1</text:p>
          </table:table-cell>
          <table:table-cell office:value-type="string" office:string-value="B3" table:formula="of:=[.Y40]" table:style-name="ce34">
            <text:p>B3</text:p>
          </table:table-cell>
          <table:table-cell table:number-columns-repeated="2" table:style-name="ce34"/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2" table:style-name="ce62">
            <text:p>2</text:p>
          </table:table-cell>
          <table:table-cell office:value-type="float" office:value="3" table:style-name="ce62">
            <text:p>3</text:p>
          </table:table-cell>
          <table:table-cell table:number-columns-repeated="2" table:style-name="ce34"/>
          <table:table-cell office:value-type="float" office:value="90" table:style-name="ce34">
            <text:p>90</text:p>
          </table:table-cell>
          <table:table-cell office:value-type="float" office:value="54" table:style-name="ce34">
            <text:p>54</text:p>
          </table:table-cell>
          <table:table-cell office:value-type="string" table:style-name="ce34">
            <text:p>7A</text:p>
          </table:table-cell>
          <table:table-cell office:value-type="string" table:style-name="ce34">
            <text:p>FA</text:p>
          </table:table-cell>
          <table:table-cell table:number-columns-repeated="2" table:style-name="ce34"/>
          <table:table-cell office:value-type="string" office:string-value="4B" table:formula="of:=[.AR38]" table:style-name="ce35">
            <text:p>4B</text:p>
          </table:table-cell>
          <table:table-cell office:value-type="string" office:string-value="7C" table:formula="of:=[.AR39]" table:style-name="ce35">
            <text:p>7C</text:p>
          </table:table-cell>
          <table:table-cell office:value-type="string" office:string-value="7A" table:formula="of:=[.AR40]" table:style-name="ce35">
            <text:p>7A</text:p>
          </table:table-cell>
          <table:table-cell office:value-type="string" office:string-value="B2" table:formula="of:=[.AR41]" table:style-name="ce35">
            <text:p>B2</text:p>
          </table:table-cell>
          <table:table-cell table:number-columns-repeated="2" table:style-name="ce34"/>
          <table:table-cell office:value-type="string" office:string-value="4B" table:formula="of:=DEC2HEX(BITXOR(HEX2DEC([.AV40]);HEX2DEC([.R18]));2)" table:style-name="ce34">
            <text:p>4B</text:p>
          </table:table-cell>
          <table:table-cell office:value-type="string" office:string-value="7C" table:formula="of:=DEC2HEX(BITXOR(HEX2DEC([.AW40]);HEX2DEC([.S18]));2)" table:style-name="ce34">
            <text:p>7C</text:p>
          </table:table-cell>
          <table:table-cell office:value-type="string" office:string-value="7A" table:formula="of:=DEC2HEX(BITXOR(HEX2DEC([.AX40]);HEX2DEC([.T18]));2)" table:style-name="ce34">
            <text:p>7A</text:p>
          </table:table-cell>
          <table:table-cell office:value-type="string" office:string-value="B2" table:formula="of:=DEC2HEX(BITXOR(HEX2DEC([.AY40]);HEX2DEC([.U18]));2)" table:style-name="ce34">
            <text:p>B2</text:p>
          </table:table-cell>
          <table:table-cell table:number-columns-repeated="3" table:style-name="ce34"/>
          <table:table-cell table:style-name="ce40"/>
          <table:table-cell table:number-columns-repeated="16323"/>
        </table:table-row>
        <table:table-row table:style-name="ro1">
          <table:table-cell/>
          <table:table-cell table:style-name="ce41"/>
          <table:table-cell table:number-columns-repeated="3" table:style-name="ce34"/>
          <table:table-cell office:value-type="string" office:string-value="45" table:formula="of:=[.AC6]" table:style-name="ce60">
            <text:p>45</text:p>
          </table:table-cell>
          <table:table-cell office:value-type="string" office:string-value="49" table:formula="of:=[.AG6]" table:style-name="ce60">
            <text:p>49</text:p>
          </table:table-cell>
          <table:table-cell office:value-type="string" office:string-value="41" table:formula="of:=[.AK6]" table:style-name="ce60">
            <text:p>41</text:p>
          </table:table-cell>
          <table:table-cell office:value-type="string" office:string-value="41" table:formula="of:=[.AO6]" table:style-name="ce60">
            <text:p>41</text:p>
          </table:table-cell>
          <table:table-cell table:style-name="ce34"/>
          <table:table-cell table:style-name="ce35"/>
          <table:table-cell office:value-type="float" office:value="0" table:formula="of:=[.C19]" table:style-name="ce61">
            <text:p>00</text:p>
          </table:table-cell>
          <table:table-cell office:value-type="float" office:value="0" table:formula="of:=[.D19]" table:style-name="ce61">
            <text:p>00</text:p>
          </table:table-cell>
          <table:table-cell office:value-type="float" office:value="0" table:formula="of:=[.E19]" table:style-name="ce61">
            <text:p>00</text:p>
          </table:table-cell>
          <table:table-cell office:value-type="float" office:value="0" table:formula="of:=[.F19]" table:style-name="ce61">
            <text:p>00</text:p>
          </table:table-cell>
          <table:table-cell table:number-columns-repeated="2" table:style-name="ce35"/>
          <table:table-cell office:value-type="string" office:string-value="45" table:formula="of:=DEC2HEX(BITXOR(HEX2DEC([.C19]);HEX2DEC([.F41]));2)" table:style-name="ce34">
            <text:p>45</text:p>
          </table:table-cell>
          <table:table-cell office:value-type="string" office:string-value="49" table:formula="of:=DEC2HEX(BITXOR(HEX2DEC([.D19]);HEX2DEC([.G41]));2)" table:style-name="ce34">
            <text:p>49</text:p>
          </table:table-cell>
          <table:table-cell office:value-type="string" office:string-value="41" table:formula="of:=DEC2HEX(BITXOR(HEX2DEC([.E19]);HEX2DEC([.H41]));2)" table:style-name="ce34">
            <text:p>41</text:p>
          </table:table-cell>
          <table:table-cell office:value-type="string" office:string-value="41" table:formula="of:=DEC2HEX(BITXOR(HEX2DEC([.F19]);HEX2DEC([.I41]));2)" table:style-name="ce34">
            <text:p>41</text:p>
          </table:table-cell>
          <table:table-cell table:style-name="ce34"/>
          <table:table-cell table:style-name="ce35"/>
          <table:table-cell office:value-type="string" office:string-value="6E" table:formula="of:=COM.MICROSOFT.SINGLE(INDIRECT(ADDRESS(HEX2DEC(MID([.R41];1;1))+1;HEX2DEC(MID([.R41];2;1))+1;1;;&quot;S-Box&quot;)))" table:style-name="ce34">
            <text:p>6E</text:p>
          </table:table-cell>
          <table:table-cell office:value-type="string" office:string-value="3B" table:formula="of:=COM.MICROSOFT.SINGLE(INDIRECT(ADDRESS(HEX2DEC(MID([.S41];1;1))+1;HEX2DEC(MID([.S41];2;1))+1;1;;&quot;S-Box&quot;)))" table:style-name="ce34">
            <text:p>3B</text:p>
          </table:table-cell>
          <table:table-cell office:value-type="float" office:value="83" table:formula="of:=COM.MICROSOFT.SINGLE(INDIRECT(ADDRESS(HEX2DEC(MID([.T41];1;1))+1;HEX2DEC(MID([.T41];2;1))+1;1;;&quot;S-Box&quot;)))" table:style-name="ce34">
            <text:p>83</text:p>
          </table:table-cell>
          <table:table-cell office:value-type="float" office:value="83" table:formula="of:=COM.MICROSOFT.SINGLE(INDIRECT(ADDRESS(HEX2DEC(MID([.U41];1;1))+1;HEX2DEC(MID([.U41];2;1))+1;1;;&quot;S-Box&quot;)))" table:style-name="ce34">
            <text:p>83</text:p>
          </table:table-cell>
          <table:table-cell table:number-columns-repeated="2" table:style-name="ce34"/>
          <table:table-cell office:value-type="float" office:value="83" table:formula="of:=[.AA41]" table:style-name="ce34">
            <text:p>83</text:p>
          </table:table-cell>
          <table:table-cell office:value-type="string" office:string-value="6E" table:formula="of:=[.X41]" table:style-name="ce34">
            <text:p>6E</text:p>
          </table:table-cell>
          <table:table-cell office:value-type="string" office:string-value="3B" table:formula="of:=[.Y41]" table:style-name="ce34">
            <text:p>3B</text:p>
          </table:table-cell>
          <table:table-cell office:value-type="float" office:value="83" table:formula="of:=[.Z41]" table:style-name="ce34">
            <text:p>83</text:p>
          </table:table-cell>
          <table:table-cell table:number-columns-repeated="2" table:style-name="ce34"/>
          <table:table-cell office:value-type="float" office:value="3" table:style-name="ce62">
            <text:p>3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2" table:style-name="ce62">
            <text:p>2</text:p>
          </table:table-cell>
          <table:table-cell table:number-columns-repeated="2" table:style-name="ce34"/>
          <table:table-cell office:value-type="string" table:style-name="ce34">
            <text:p>D0</text:p>
          </table:table-cell>
          <table:table-cell office:value-type="float" office:value="5" table:style-name="ce34">
            <text:p>05</text:p>
          </table:table-cell>
          <table:table-cell office:value-type="string" table:style-name="ce34">
            <text:p>B2</text:p>
          </table:table-cell>
          <table:table-cell office:value-type="float" office:value="53" table:style-name="ce34">
            <text:p>53</text:p>
          </table:table-cell>
          <table:table-cell table:number-columns-repeated="2" table:style-name="ce34"/>
          <table:table-cell office:value-type="float" office:value="13" table:formula="of:=[.AS38]" table:style-name="ce43">
            <text:p>13</text:p>
          </table:table-cell>
          <table:table-cell office:value-type="float" office:value="28" table:formula="of:=[.AS39]" table:style-name="ce43">
            <text:p>28</text:p>
          </table:table-cell>
          <table:table-cell office:value-type="string" office:string-value="FA" table:formula="of:=[.AS40]" table:style-name="ce35">
            <text:p>FA</text:p>
          </table:table-cell>
          <table:table-cell office:value-type="float" office:value="53" table:formula="of:=[.AS41]" table:style-name="ce43">
            <text:p>53</text:p>
          </table:table-cell>
          <table:table-cell table:number-columns-repeated="2" table:style-name="ce34"/>
          <table:table-cell office:value-type="string" office:string-value="13" table:formula="of:=DEC2HEX(BITXOR(HEX2DEC([.AV41]);HEX2DEC([.R19]));2)" table:style-name="ce34">
            <text:p>13</text:p>
          </table:table-cell>
          <table:table-cell office:value-type="string" office:string-value="28" table:formula="of:=DEC2HEX(BITXOR(HEX2DEC([.AW41]);HEX2DEC([.S19]));2)" table:style-name="ce34">
            <text:p>28</text:p>
          </table:table-cell>
          <table:table-cell office:value-type="string" office:string-value="FA" table:formula="of:=DEC2HEX(BITXOR(HEX2DEC([.AX41]);HEX2DEC([.T19]));2)" table:style-name="ce34">
            <text:p>FA</text:p>
          </table:table-cell>
          <table:table-cell office:value-type="string" office:string-value="53" table:formula="of:=DEC2HEX(BITXOR(HEX2DEC([.AY41]);HEX2DEC([.U19]));2)" table:style-name="ce34">
            <text:p>53</text:p>
          </table:table-cell>
          <table:table-cell table:number-columns-repeated="3" table:style-name="ce34"/>
          <table:table-cell table:style-name="ce40"/>
          <table:table-cell table:number-columns-repeated="16323"/>
        </table:table-row>
        <table:table-row table:style-name="ro1">
          <table:table-cell/>
          <table:table-cell table:style-name="ce51"/>
          <table:table-cell table:number-columns-repeated="58" table:style-name="ce52"/>
          <table:table-cell table:style-name="ce53"/>
          <table:table-cell table:number-columns-repeated="16323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  <style:font-face style:name="Consalas" svg:font-family="Consalas"/>
    <style:font-face style:name="Consales" svg:font-family="Consales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0" number:min-integer-digits="2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dc:creator>Алина Порошина</dc:creator>
    <meta:creation-date>2024-03-12T13:08:26Z</meta:creation-date>
    <dc:date>2024-04-03T17:16:35Z</dc:date>
    <meta:editing-cycles>3</meta:editing-cycles>
    <meta:editing-duration>PT19544S</meta:editing-duration>
  </office:meta>
</office:document-meta>
</file>